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P2" style:family="paragraph" style:parent-style-name="Text_20_body">
      <style:text-properties fo:language="hu" fo:country="HU"/>
    </style:style>
    <style:style style:name="P3" style:family="paragraph" style:parent-style-name="Text_20_body">
      <style:text-properties fo:language="hu" fo:country="HU" officeooo:rsid="002ae4b9" officeooo:paragraph-rsid="002ae4b9"/>
    </style:style>
    <style:style style:name="P4" style:family="paragraph" style:parent-style-name="Text_20_body">
      <style:paragraph-properties fo:text-align="start" style:justify-single-word="false"/>
      <style:text-properties fo:language="hu" fo:country="HU" officeooo:rsid="002ae4b9" officeooo:paragraph-rsid="003e55d5"/>
    </style:style>
    <style:style style:name="P5" style:family="paragraph" style:parent-style-name="Text_20_body">
      <style:text-properties fo:language="hu" fo:country="HU" officeooo:rsid="00114b17" officeooo:paragraph-rsid="003a3a24"/>
    </style:style>
    <style:style style:name="P6" style:family="paragraph" style:parent-style-name="Text_20_body">
      <style:text-properties fo:language="hu" fo:country="HU" officeooo:rsid="00114b17" officeooo:paragraph-rsid="003ea2f6"/>
    </style:style>
    <style:style style:name="P7" style:family="paragraph" style:parent-style-name="Text_20_body">
      <style:text-properties fo:language="hu" fo:country="HU" officeooo:rsid="00114b17" officeooo:paragraph-rsid="003fbd8c"/>
    </style:style>
    <style:style style:name="P8" style:family="paragraph" style:parent-style-name="Text_20_body">
      <style:text-properties fo:language="hu" fo:country="HU" officeooo:rsid="00114b17" officeooo:paragraph-rsid="00423088"/>
    </style:style>
    <style:style style:name="P9" style:family="paragraph" style:parent-style-name="Text_20_body">
      <style:text-properties fo:language="hu" fo:country="HU" officeooo:rsid="00114b17" officeooo:paragraph-rsid="0043ef86"/>
    </style:style>
    <style:style style:name="P10" style:family="paragraph" style:parent-style-name="Text_20_body">
      <style:text-properties fo:language="hu" fo:country="HU" officeooo:rsid="00114b17" officeooo:paragraph-rsid="0047bbf8"/>
    </style:style>
    <style:style style:name="P11" style:family="paragraph" style:parent-style-name="Text_20_body">
      <style:text-properties fo:language="hu" fo:country="HU" officeooo:paragraph-rsid="0015c969"/>
    </style:style>
    <style:style style:name="P12" style:family="paragraph" style:parent-style-name="Text_20_body">
      <style:text-properties fo:language="hu" fo:country="HU" officeooo:rsid="00177e3a" officeooo:paragraph-rsid="00177e3a"/>
    </style:style>
    <style:style style:name="P13" style:family="paragraph" style:parent-style-name="Text_20_body">
      <style:text-properties fo:language="hu" fo:country="HU" officeooo:paragraph-rsid="00198077"/>
    </style:style>
    <style:style style:name="P14" style:family="paragraph" style:parent-style-name="Text_20_body">
      <style:text-properties fo:language="hu" fo:country="HU" officeooo:paragraph-rsid="001d5db0"/>
    </style:style>
    <style:style style:name="P15" style:family="paragraph" style:parent-style-name="Text_20_body">
      <style:text-properties fo:language="hu" fo:country="HU" officeooo:rsid="001d10ea" officeooo:paragraph-rsid="001d5db0"/>
    </style:style>
    <style:style style:name="P16" style:family="paragraph" style:parent-style-name="Text_20_body">
      <style:text-properties fo:language="hu" fo:country="HU" officeooo:rsid="001c7b3c" officeooo:paragraph-rsid="001c7b3c"/>
    </style:style>
    <style:style style:name="P17" style:family="paragraph" style:parent-style-name="Text_20_body">
      <style:text-properties fo:language="hu" fo:country="HU" officeooo:paragraph-rsid="001f023b"/>
    </style:style>
    <style:style style:name="P18" style:family="paragraph" style:parent-style-name="Text_20_body">
      <style:text-properties fo:language="hu" fo:country="HU" officeooo:paragraph-rsid="00215218"/>
    </style:style>
    <style:style style:name="P19" style:family="paragraph" style:parent-style-name="Text_20_body">
      <style:text-properties fo:language="hu" fo:country="HU" officeooo:paragraph-rsid="00293610"/>
    </style:style>
    <style:style style:name="P20" style:family="paragraph" style:parent-style-name="Text_20_body">
      <style:text-properties fo:language="hu" fo:country="HU" officeooo:paragraph-rsid="002c2a84"/>
    </style:style>
    <style:style style:name="P21" style:family="paragraph" style:parent-style-name="Text_20_body">
      <style:text-properties fo:language="hu" fo:country="HU" fo:font-weight="bold" officeooo:rsid="00234c8a" officeooo:paragraph-rsid="00293610" style:font-weight-asian="bold" style:font-weight-complex="bold"/>
    </style:style>
    <style:style style:name="P22" style:family="paragraph" style:parent-style-name="Text_20_body">
      <style:text-properties fo:language="hu" fo:country="HU" fo:font-weight="bold" officeooo:rsid="0064ac6d" officeooo:paragraph-rsid="0064ac6d" style:font-weight-asian="bold" style:font-weight-complex="bold"/>
    </style:style>
    <style:style style:name="P23" style:family="paragraph" style:parent-style-name="Text_20_body">
      <style:text-properties fo:language="hu" fo:country="HU" fo:font-weight="bold" officeooo:rsid="00834c0a" officeooo:paragraph-rsid="00834c0a" style:font-weight-asian="bold" style:font-weight-complex="bold"/>
    </style:style>
    <style:style style:name="P24" style:family="paragraph" style:parent-style-name="Text_20_body">
      <style:text-properties fo:language="hu" fo:country="HU" fo:font-weight="bold" officeooo:rsid="008c584d" officeooo:paragraph-rsid="008c584d" style:font-weight-asian="bold" style:font-weight-complex="bold"/>
    </style:style>
    <style:style style:name="P25" style:family="paragraph" style:parent-style-name="Text_20_body">
      <style:text-properties fo:language="hu" fo:country="HU" officeooo:paragraph-rsid="00314eb3"/>
    </style:style>
    <style:style style:name="P26" style:family="paragraph" style:parent-style-name="Text_20_body">
      <style:text-properties fo:language="hu" fo:country="HU" officeooo:paragraph-rsid="0032dcbf"/>
    </style:style>
    <style:style style:name="P27" style:family="paragraph" style:parent-style-name="Text_20_body">
      <style:text-properties fo:language="hu" fo:country="HU" officeooo:paragraph-rsid="00347fa4"/>
    </style:style>
    <style:style style:name="P28" style:family="paragraph" style:parent-style-name="Text_20_body">
      <style:text-properties fo:language="hu" fo:country="HU" officeooo:paragraph-rsid="0037108f"/>
    </style:style>
    <style:style style:name="P29" style:family="paragraph" style:parent-style-name="Text_20_body">
      <style:text-properties fo:language="hu" fo:country="HU" officeooo:rsid="003fbd8c" officeooo:paragraph-rsid="0047e1f7"/>
    </style:style>
    <style:style style:name="P30" style:family="paragraph" style:parent-style-name="Text_20_body">
      <style:text-properties fo:language="hu" fo:country="HU" officeooo:rsid="003fbd8c" officeooo:paragraph-rsid="0047f754"/>
    </style:style>
    <style:style style:name="P31" style:family="paragraph" style:parent-style-name="Text_20_body">
      <style:text-properties fo:language="hu" fo:country="HU" officeooo:rsid="00612d8b" officeooo:paragraph-rsid="00612d8b"/>
    </style:style>
    <style:style style:name="P32" style:family="paragraph" style:parent-style-name="Text_20_body">
      <style:text-properties fo:language="hu" fo:country="HU" officeooo:rsid="0102a69b"/>
    </style:style>
    <style:style style:name="P33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4b17" officeooo:paragraph-rsid="00114b17" style:font-size-asian="12pt" style:font-size-complex="12pt"/>
    </style:style>
    <style:style style:name="P34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11f22e" officeooo:paragraph-rsid="0011f22e" style:font-size-asian="12pt" style:font-size-complex="12pt"/>
    </style:style>
    <style:style style:name="P35" style:family="paragraph" style:parent-style-name="Text_20_body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5f1281" officeooo:paragraph-rsid="005f1281" style:font-size-asian="12pt" style:font-size-complex="12pt"/>
    </style:style>
    <style:style style:name="P36" style:family="paragraph" style:parent-style-name="Text_20_body">
      <style:text-properties officeooo:rsid="004d4f4e" officeooo:paragraph-rsid="004d4f4e"/>
    </style:style>
    <style:style style:name="P37" style:family="paragraph" style:parent-style-name="Text_20_body">
      <style:text-properties officeooo:paragraph-rsid="004f121c"/>
    </style:style>
    <style:style style:name="P38" style:family="paragraph" style:parent-style-name="Text_20_body">
      <style:text-properties fo:font-weight="bold" officeooo:paragraph-rsid="00640515" style:font-weight-asian="bold" style:font-weight-complex="bold"/>
    </style:style>
    <style:style style:name="P39" style:family="paragraph" style:parent-style-name="Text_20_body">
      <style:text-properties officeooo:paragraph-rsid="00612d8b"/>
    </style:style>
    <style:style style:name="P40" style:family="paragraph" style:parent-style-name="Text_20_body">
      <style:text-properties officeooo:paragraph-rsid="00640515"/>
    </style:style>
    <style:style style:name="P41" style:family="paragraph" style:parent-style-name="Text_20_body">
      <style:text-properties officeooo:paragraph-rsid="00643b90"/>
    </style:style>
    <style:style style:name="P42" style:family="paragraph" style:parent-style-name="Text_20_body">
      <style:text-properties officeooo:paragraph-rsid="007dc5f0"/>
    </style:style>
    <style:style style:name="P43" style:family="paragraph" style:parent-style-name="Text_20_body">
      <style:text-properties officeooo:paragraph-rsid="008b72ec"/>
    </style:style>
    <style:style style:name="P44" style:family="paragraph" style:parent-style-name="Text_20_body">
      <style:text-properties officeooo:paragraph-rsid="0024eaf0"/>
    </style:style>
    <style:style style:name="P45" style:family="paragraph" style:parent-style-name="Text_20_body">
      <style:text-properties officeooo:paragraph-rsid="00ac2e68"/>
    </style:style>
    <style:style style:name="P46" style:family="paragraph" style:parent-style-name="Text_20_body">
      <style:text-properties officeooo:paragraph-rsid="00acd9b6"/>
    </style:style>
    <style:style style:name="P47" style:family="paragraph" style:parent-style-name="Text_20_body">
      <style:text-properties officeooo:paragraph-rsid="00af750a"/>
    </style:style>
    <style:style style:name="P48" style:family="paragraph" style:parent-style-name="Text_20_body">
      <style:text-properties officeooo:paragraph-rsid="00693e94"/>
    </style:style>
    <style:style style:name="P49" style:family="paragraph" style:parent-style-name="Text_20_body">
      <style:text-properties officeooo:paragraph-rsid="0115625f"/>
    </style:style>
    <style:style style:name="P50" style:family="paragraph" style:parent-style-name="Text_20_body">
      <style:text-properties officeooo:paragraph-rsid="011d5d1e"/>
    </style:style>
    <style:style style:name="P51" style:family="paragraph" style:parent-style-name="Text_20_body">
      <style:text-properties officeooo:paragraph-rsid="011f5acf"/>
    </style:style>
    <style:style style:name="P52" style:family="paragraph" style:parent-style-name="code-snippet">
      <style:text-properties officeooo:rsid="003fbd8c"/>
    </style:style>
    <style:style style:name="P53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2e68"/>
    </style:style>
    <style:style style:name="P54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paragraph-rsid="00acd9b6"/>
    </style:style>
    <style:style style:name="P55" style:family="paragraph" style:parent-style-name="code-snippet">
      <style:paragraph-properties>
        <style:tab-stops>
          <style:tab-stop style:position="3.2709in"/>
        </style:tab-stops>
      </style:paragraph-properties>
      <style:text-properties officeooo:paragraph-rsid="00ac2e68"/>
    </style:style>
    <style:style style:name="P56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rsid="00a6fddb" officeooo:paragraph-rsid="00ac2e68"/>
    </style:style>
    <style:style style:name="P57" style:family="paragraph" style:parent-style-name="code-snippet">
      <style:paragraph-properties>
        <style:tab-stops>
          <style:tab-stop style:position="3.6043in"/>
        </style:tab-stops>
      </style:paragraph-properties>
      <style:text-properties officeooo:rsid="00a6fddb" officeooo:paragraph-rsid="00acd9b6"/>
    </style:style>
    <style:style style:name="P58" style:family="paragraph" style:parent-style-name="code-snippet">
      <style:text-properties fo:language="hu" fo:country="HU" officeooo:rsid="00a6fddb" officeooo:paragraph-rsid="00ac2e68"/>
    </style:style>
    <style:style style:name="P59" style:family="paragraph" style:parent-style-name="Text_20_body">
      <style:paragraph-properties fo:margin-top="0in" fo:margin-bottom="0.2402in" style:contextual-spacing="false"/>
      <style:text-properties fo:language="hu" fo:country="HU" officeooo:paragraph-rsid="00215218"/>
    </style:style>
    <style:style style:name="P60" style:family="paragraph" style:parent-style-name="Text_20_body">
      <style:paragraph-properties fo:margin-left="0in" fo:margin-right="0in" fo:text-indent="0in" style:auto-text-indent="false"/>
      <style:text-properties fo:language="hu" fo:country="HU" officeooo:rsid="0097f951" officeooo:paragraph-rsid="00acd9b6"/>
    </style:style>
    <style:style style:name="P61" style:family="paragraph" style:parent-style-name="Text_20_body">
      <style:paragraph-properties fo:margin-left="0in" fo:margin-right="0in" fo:text-indent="0in" style:auto-text-indent="false"/>
      <style:text-properties officeooo:paragraph-rsid="00cef48c"/>
    </style:style>
    <style:style style:name="P62" style:family="paragraph" style:parent-style-name="Text_20_body">
      <style:paragraph-properties fo:margin-left="0in" fo:margin-right="0in" fo:text-indent="0in" style:auto-text-indent="false"/>
      <style:text-properties officeooo:paragraph-rsid="00d283f0"/>
    </style:style>
    <style:style style:name="P63" style:family="paragraph" style:parent-style-name="Text_20_body" style:list-style-name="L1"/>
    <style:style style:name="P64" style:family="paragraph" style:parent-style-name="Text_20_body" style:list-style-name="L1">
      <style:text-properties officeooo:paragraph-rsid="0054e370"/>
    </style:style>
    <style:style style:name="P65" style:family="paragraph" style:parent-style-name="Text_20_body" style:list-style-name="L1">
      <style:text-properties officeooo:paragraph-rsid="00864535"/>
    </style:style>
    <style:style style:name="P66" style:family="paragraph" style:parent-style-name="Text_20_body" style:list-style-name="L1">
      <style:text-properties officeooo:paragraph-rsid="00234c8a"/>
    </style:style>
    <style:style style:name="P67" style:family="paragraph" style:parent-style-name="Text_20_body" style:list-style-name="L1">
      <style:text-properties fo:language="hu" fo:country="HU" officeooo:rsid="0012e79e" officeooo:paragraph-rsid="0012e79e"/>
    </style:style>
    <style:style style:name="P68" style:family="paragraph" style:parent-style-name="Text_20_body" style:list-style-name="L1">
      <style:text-properties fo:language="hu" fo:country="HU" officeooo:rsid="0012e79e" officeooo:paragraph-rsid="00234c8a"/>
    </style:style>
    <style:style style:name="P69" style:family="paragraph" style:parent-style-name="Text_20_body" style:list-style-name="L1">
      <style:text-properties fo:language="hu" fo:country="HU" officeooo:rsid="002ae4b9" officeooo:paragraph-rsid="004d4f4e"/>
    </style:style>
    <style:style style:name="P70" style:family="paragraph" style:parent-style-name="Text_20_body" style:list-style-name="L1">
      <style:text-properties fo:language="hu" fo:country="HU" officeooo:rsid="00727e53" officeooo:paragraph-rsid="00727e53"/>
    </style:style>
    <style:style style:name="P71" style:family="paragraph" style:parent-style-name="Text_20_body" style:list-style-name="L1">
      <style:text-properties fo:language="hu" fo:country="HU" officeooo:rsid="00740ee7" officeooo:paragraph-rsid="00740ee7"/>
    </style:style>
    <style:style style:name="P72" style:family="paragraph" style:parent-style-name="Text_20_body" style:list-style-name="L1">
      <style:text-properties fo:language="hu" fo:country="HU" officeooo:paragraph-rsid="00745b2d"/>
    </style:style>
    <style:style style:name="P73" style:family="paragraph" style:parent-style-name="Text_20_body" style:list-style-name="L1">
      <style:text-properties fo:language="hu" fo:country="HU" officeooo:rsid="00127a26" officeooo:paragraph-rsid="00745b2d"/>
    </style:style>
    <style:style style:name="P74" style:family="paragraph" style:parent-style-name="Text_20_body" style:list-style-name="L1">
      <style:text-properties fo:language="hu" fo:country="HU" officeooo:rsid="00114b17" officeooo:paragraph-rsid="00234c8a"/>
    </style:style>
    <style:style style:name="P75" style:family="paragraph" style:parent-style-name="Text_20_body" style:list-style-name="L1">
      <style:text-properties fo:language="hu" fo:country="HU" officeooo:rsid="00ab6994" officeooo:paragraph-rsid="00ab6994"/>
    </style:style>
    <style:style style:name="P76" style:family="paragraph" style:parent-style-name="Text_20_body" style:list-style-name="L2">
      <style:text-properties fo:language="hu" fo:country="HU" officeooo:paragraph-rsid="00177e3a"/>
    </style:style>
    <style:style style:name="P77" style:family="paragraph" style:parent-style-name="Text_20_body" style:list-style-name="L2">
      <style:text-properties fo:language="hu" fo:country="HU" officeooo:rsid="00177e3a" officeooo:paragraph-rsid="00177e3a"/>
    </style:style>
    <style:style style:name="P78" style:family="paragraph" style:parent-style-name="Text_20_body" style:list-style-name="L3">
      <style:text-properties fo:language="hu" fo:country="HU" officeooo:paragraph-rsid="001d10ea"/>
    </style:style>
    <style:style style:name="P79" style:family="paragraph" style:parent-style-name="Text_20_body" style:list-style-name="L3">
      <style:text-properties fo:language="hu" fo:country="HU" officeooo:paragraph-rsid="00198077"/>
    </style:style>
    <style:style style:name="P80" style:family="paragraph" style:parent-style-name="Text_20_body" style:list-style-name="L4">
      <style:text-properties fo:language="hu" fo:country="HU" officeooo:rsid="001d10ea" officeooo:paragraph-rsid="001d5db0"/>
    </style:style>
    <style:style style:name="P81" style:family="paragraph" style:parent-style-name="Text_20_body" style:list-style-name="L5">
      <style:text-properties fo:language="hu" fo:country="HU" officeooo:paragraph-rsid="001c7b3c"/>
    </style:style>
    <style:style style:name="P82" style:family="paragraph" style:parent-style-name="Text_20_body" style:list-style-name="L6">
      <style:text-properties fo:language="hu" fo:country="HU" officeooo:rsid="002e14ca" officeooo:paragraph-rsid="002e14ca"/>
    </style:style>
    <style:style style:name="P83" style:family="paragraph" style:parent-style-name="Text_20_body" style:list-style-name="L7">
      <style:text-properties fo:language="hu" fo:country="HU" officeooo:rsid="003fbd8c" officeooo:paragraph-rsid="003fbd8c"/>
    </style:style>
    <style:style style:name="P84" style:family="paragraph" style:parent-style-name="Text_20_body" style:list-style-name="L8">
      <style:text-properties fo:language="hu" fo:country="HU" officeooo:rsid="0043ef86" officeooo:paragraph-rsid="0043ef86"/>
    </style:style>
    <style:style style:name="P85" style:family="paragraph" style:parent-style-name="Text_20_body" style:list-style-name="L9">
      <style:text-properties fo:language="hu" fo:country="HU" officeooo:rsid="004f121c" officeooo:paragraph-rsid="004f121c"/>
    </style:style>
    <style:style style:name="P86" style:family="paragraph" style:parent-style-name="Text_20_body" style:list-style-name="L9">
      <style:text-properties fo:language="hu" fo:country="HU" officeooo:rsid="004f5f44" officeooo:paragraph-rsid="004f5f44"/>
    </style:style>
    <style:style style:name="P87" style:family="paragraph" style:parent-style-name="Text_20_body" style:list-style-name="L9">
      <style:text-properties fo:language="hu" fo:country="HU" officeooo:rsid="00516c2a" officeooo:paragraph-rsid="00516c2a"/>
    </style:style>
    <style:style style:name="P88" style:family="paragraph" style:parent-style-name="Text_20_body" style:list-style-name="L12">
      <style:text-properties fo:language="hu" fo:country="HU" officeooo:rsid="00ce3b31" officeooo:paragraph-rsid="00ce3b31"/>
    </style:style>
    <style:style style:name="P89" style:family="paragraph" style:parent-style-name="Text_20_body">
      <style:text-properties fo:language="hu" fo:country="HU" officeooo:rsid="0118cff1" officeooo:paragraph-rsid="0118cff1"/>
    </style:style>
    <style:style style:name="P90" style:family="paragraph" style:parent-style-name="Text_20_body">
      <style:text-properties fo:language="hu" fo:country="HU" officeooo:rsid="010f8995" officeooo:paragraph-rsid="0115625f"/>
    </style:style>
    <style:style style:name="P91" style:family="paragraph" style:parent-style-name="Text_20_body" style:list-style-name="L14">
      <style:text-properties fo:language="hu" fo:country="HU" officeooo:rsid="0102a69b" officeooo:paragraph-rsid="0102a69b"/>
    </style:style>
    <style:style style:name="P92" style:family="paragraph" style:parent-style-name="Text_20_body" style:list-style-name="L14">
      <style:text-properties fo:language="hu" fo:country="HU" officeooo:rsid="0102c9b5" officeooo:paragraph-rsid="0102c9b5"/>
    </style:style>
    <style:style style:name="P93" style:family="paragraph" style:parent-style-name="Text_20_body">
      <style:text-properties fo:language="hu" fo:country="HU" officeooo:rsid="0121aa5d"/>
    </style:style>
    <style:style style:name="P94" style:family="paragraph" style:parent-style-name="Text_20_body">
      <style:text-properties fo:language="hu" fo:country="HU" officeooo:rsid="0121aa5d" officeooo:paragraph-rsid="0121aa5d"/>
    </style:style>
    <style:style style:name="P95" style:family="paragraph" style:parent-style-name="Text_20_body">
      <style:text-properties fo:language="hu" fo:country="HU" officeooo:rsid="0122c277" officeooo:paragraph-rsid="0122c277"/>
    </style:style>
    <style:style style:name="P96" style:family="paragraph" style:parent-style-name="Text_20_body" style:list-style-name="L15">
      <style:text-properties fo:language="hu" fo:country="HU" officeooo:rsid="00640515" officeooo:paragraph-rsid="00640515"/>
    </style:style>
    <style:style style:name="P97" style:family="paragraph" style:parent-style-name="Text_20_body" style:list-style-name="L15">
      <style:text-properties fo:language="hu" fo:country="HU" officeooo:rsid="00615401" officeooo:paragraph-rsid="00640515"/>
    </style:style>
    <style:style style:name="P98" style:family="paragraph" style:parent-style-name="Text_20_body" style:list-style-name="L15">
      <style:text-properties fo:language="hu" fo:country="HU" officeooo:rsid="00615401" officeooo:paragraph-rsid="00615401"/>
    </style:style>
    <style:style style:name="P99" style:family="paragraph" style:parent-style-name="Text_20_body" style:list-style-name="L16">
      <style:text-properties fo:language="hu" fo:country="HU" officeooo:rsid="00643b90" officeooo:paragraph-rsid="00643b90"/>
    </style:style>
    <style:style style:name="P100" style:family="paragraph" style:parent-style-name="Text_20_body" style:list-style-name="L17">
      <style:text-properties fo:language="hu" fo:country="HU" officeooo:rsid="005f1281" officeooo:paragraph-rsid="0133286f"/>
    </style:style>
    <style:style style:name="P101" style:family="paragraph" style:parent-style-name="Text_20_body" style:list-style-name="L9">
      <style:text-properties officeooo:paragraph-rsid="004f121c"/>
    </style:style>
    <style:style style:name="P102" style:family="paragraph" style:parent-style-name="Text_20_body" style:list-style-name="L10">
      <style:text-properties officeooo:paragraph-rsid="0059c7b6"/>
    </style:style>
    <style:style style:name="P103" style:family="paragraph" style:parent-style-name="Text_20_body" style:list-style-name="L10">
      <style:text-properties fo:font-weight="normal" officeooo:paragraph-rsid="005d98bf" style:font-weight-asian="normal" style:font-weight-complex="normal"/>
    </style:style>
    <style:style style:name="P104" style:family="paragraph" style:parent-style-name="Text_20_body" style:list-style-name="L11">
      <style:text-properties officeooo:paragraph-rsid="00af750a"/>
    </style:style>
    <style:style style:name="P105" style:family="paragraph" style:parent-style-name="Text_20_body" style:list-style-name="L13">
      <style:text-properties officeooo:paragraph-rsid="010f8995"/>
    </style:style>
    <style:style style:name="P106" style:family="paragraph" style:parent-style-name="Text_20_body" style:list-style-name="L17">
      <style:text-properties officeooo:paragraph-rsid="0133286f"/>
    </style:style>
    <style:style style:name="P107" style:family="paragraph" style:parent-style-name="Text_20_body" style:list-style-name="L18">
      <style:paragraph-properties fo:text-align="start" style:justify-single-word="false"/>
    </style:style>
    <style:style style:name="P108" style:family="paragraph" style:parent-style-name="Text_20_body" style:list-style-name="L18">
      <style:paragraph-properties fo:text-align="start" style:justify-single-word="false"/>
      <style:text-properties officeooo:paragraph-rsid="00dca40b"/>
    </style:style>
    <style:style style:name="P109" style:family="paragraph" style:parent-style-name="Text_20_body" style:list-style-name="L18">
      <style:paragraph-properties fo:text-align="start" style:justify-single-word="false"/>
      <style:text-properties officeooo:paragraph-rsid="00314eb3"/>
    </style:style>
    <style:style style:name="P110" style:family="paragraph" style:parent-style-name="Text_20_body" style:list-style-name="L18">
      <style:paragraph-properties fo:text-align="start" style:justify-single-word="false"/>
      <style:text-properties officeooo:paragraph-rsid="003bd289"/>
    </style:style>
    <style:style style:name="P111" style:family="paragraph" style:parent-style-name="Text_20_body" style:list-style-name="L18">
      <style:paragraph-properties fo:text-align="start" style:justify-single-word="false"/>
      <style:text-properties officeooo:paragraph-rsid="00db2594"/>
    </style:style>
    <style:style style:name="P112" style:family="paragraph" style:parent-style-name="Text_20_body">
      <style:text-properties officeooo:paragraph-rsid="0129df3e"/>
    </style:style>
    <style:style style:name="P113" style:family="paragraph" style:parent-style-name="Text_20_body">
      <style:text-properties officeooo:paragraph-rsid="012bb5d5"/>
    </style:style>
    <style:style style:name="P114" style:family="paragraph" style:parent-style-name="Text_20_body">
      <style:text-properties officeooo:paragraph-rsid="0130b2e6"/>
    </style:style>
    <style:style style:name="P115" style:family="paragraph" style:parent-style-name="Text_20_body">
      <style:text-properties officeooo:paragraph-rsid="01324a3f"/>
    </style:style>
    <style:style style:name="P116" style:family="paragraph" style:parent-style-name="Heading_20_1">
      <style:text-properties fo:language="hu" fo:country="HU"/>
    </style:style>
    <style:style style:name="P117" style:family="paragraph" style:parent-style-name="Heading_20_3">
      <style:text-properties fo:language="hu" fo:country="HU" officeooo:rsid="00183644"/>
    </style:style>
    <style:style style:name="P118" style:family="paragraph" style:parent-style-name="Heading_20_3">
      <style:text-properties fo:language="hu" fo:country="HU" officeooo:rsid="002ae4b9"/>
    </style:style>
    <style:style style:name="P119" style:family="paragraph" style:parent-style-name="Heading_20_3">
      <style:text-properties fo:language="hu" fo:country="HU" officeooo:rsid="004fb351"/>
    </style:style>
    <style:style style:name="P120" style:family="paragraph" style:parent-style-name="Heading_20_3">
      <style:text-properties fo:language="hu" fo:country="HU" officeooo:rsid="005ea280" officeooo:paragraph-rsid="00acd9b6"/>
    </style:style>
    <style:style style:name="P121" style:family="paragraph" style:parent-style-name="Heading_20_3">
      <style:text-properties fo:language="hu" fo:country="HU" officeooo:rsid="005e78c0"/>
    </style:style>
    <style:style style:name="P122" style:family="paragraph" style:parent-style-name="Heading_20_3">
      <style:text-properties officeooo:rsid="003a3a24"/>
    </style:style>
    <style:style style:name="P123" style:family="paragraph" style:parent-style-name="Heading_20_3">
      <style:text-properties officeooo:rsid="004de6fb" officeooo:paragraph-rsid="004de6fb"/>
    </style:style>
    <style:style style:name="P124" style:family="paragraph" style:parent-style-name="Heading_20_3">
      <style:text-properties officeooo:rsid="004d4f4e"/>
    </style:style>
    <style:style style:name="P125" style:family="paragraph" style:parent-style-name="Heading_20_3">
      <style:text-properties officeooo:paragraph-rsid="00acd9b6"/>
    </style:style>
    <style:style style:name="P126" style:family="paragraph" style:parent-style-name="Heading_20_2">
      <style:text-properties officeooo:paragraph-rsid="004d4f4e"/>
    </style:style>
    <style:style style:name="P127" style:family="paragraph" style:parent-style-name="Heading_20_2">
      <style:text-properties fo:language="hu" fo:country="HU"/>
    </style:style>
    <style:style style:name="P128" style:family="paragraph" style:parent-style-name="Heading_20_2">
      <style:text-properties fo:language="hu" fo:country="HU" officeooo:rsid="0010a81f"/>
    </style:style>
    <style:style style:name="P129" style:family="paragraph" style:parent-style-name="Heading_20_2">
      <style:text-properties fo:language="hu" fo:country="HU" officeooo:paragraph-rsid="00114b17"/>
    </style:style>
    <style:style style:name="P130" style:family="paragraph" style:parent-style-name="Heading_20_2">
      <style:text-properties fo:language="hu" fo:country="HU" officeooo:rsid="0024eaf0" officeooo:paragraph-rsid="0133286f"/>
    </style:style>
    <style:style style:name="P131" style:family="paragraph" style:parent-style-name="Heading_20_2">
      <style:text-properties fo:language="hu" fo:country="HU" officeooo:rsid="00262a51" officeooo:paragraph-rsid="0133286f"/>
    </style:style>
    <style:style style:name="P132" style:family="paragraph" style:parent-style-name="Heading_20_2">
      <style:text-properties fo:language="hu" fo:country="HU" officeooo:paragraph-rsid="00262a51"/>
    </style:style>
    <style:style style:name="P133" style:family="paragraph" style:parent-style-name="Heading_20_2">
      <style:text-properties fo:language="hu" fo:country="HU" officeooo:rsid="00284c79"/>
    </style:style>
    <style:style style:name="P134" style:family="paragraph" style:parent-style-name="Heading_20_4">
      <style:text-properties fo:language="hu" fo:country="HU"/>
    </style:style>
    <style:style style:name="P135" style:family="paragraph" style:parent-style-name="Heading_20_4">
      <style:text-properties fo:language="hu" fo:country="HU" officeooo:paragraph-rsid="001d5db0"/>
    </style:style>
    <style:style style:name="P136" style:family="paragraph" style:parent-style-name="Heading_20_4">
      <style:text-properties fo:language="hu" fo:country="HU" officeooo:rsid="001d10ea" officeooo:paragraph-rsid="001d5db0"/>
    </style:style>
    <style:style style:name="P137" style:family="paragraph" style:parent-style-name="Heading_20_4">
      <style:text-properties fo:language="hu" fo:country="HU" officeooo:rsid="001b8642" officeooo:paragraph-rsid="001d5db0"/>
    </style:style>
    <style:style style:name="P138" style:family="paragraph" style:parent-style-name="Heading_20_4">
      <style:text-properties fo:language="hu" fo:country="HU" officeooo:rsid="001f023b"/>
    </style:style>
    <style:style style:name="P139" style:family="paragraph" style:parent-style-name="Heading_20_4">
      <style:text-properties fo:language="hu" fo:country="HU" officeooo:rsid="001f023b" officeooo:paragraph-rsid="001f023b"/>
    </style:style>
    <style:style style:name="P140" style:family="paragraph" style:parent-style-name="Heading_20_4">
      <style:text-properties fo:language="hu" fo:country="HU" officeooo:rsid="00215218" officeooo:paragraph-rsid="00215218"/>
    </style:style>
    <style:style style:name="P141" style:family="paragraph" style:parent-style-name="Heading_20_4">
      <style:text-properties fo:language="hu" fo:country="HU" officeooo:rsid="0032dcbf"/>
    </style:style>
    <style:style style:name="P142" style:family="paragraph" style:parent-style-name="Heading_20_4">
      <style:text-properties fo:language="hu" fo:country="HU" officeooo:rsid="005ea280" officeooo:paragraph-rsid="00acd9b6"/>
    </style:style>
    <style:style style:name="P143" style:family="paragraph" style:parent-style-name="Heading_20_4">
      <style:text-properties fo:language="hu" fo:country="HU" officeooo:rsid="005e78c0"/>
    </style:style>
    <style:style style:name="P144" style:family="paragraph" style:parent-style-name="Heading_20_4">
      <style:text-properties fo:language="hu" fo:country="HU" officeooo:rsid="006317fe" officeooo:paragraph-rsid="00640515"/>
    </style:style>
    <style:style style:name="P145" style:family="paragraph" style:parent-style-name="Heading_20_4">
      <style:text-properties officeooo:rsid="00b2cf33" officeooo:paragraph-rsid="00b2cf33"/>
    </style:style>
    <style:style style:name="P146" style:family="paragraph" style:parent-style-name="Heading_20_4">
      <style:paragraph-properties fo:margin-left="0in" fo:margin-right="0in" fo:text-indent="0in" style:auto-text-indent="false"/>
      <style:text-properties fo:language="hu" fo:country="HU" officeooo:rsid="00ac2e68" officeooo:paragraph-rsid="00acd9b6"/>
    </style:style>
    <style:style style:name="P14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4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0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151" style:family="paragraph" style:parent-style-name="code-snippet">
      <style:text-properties fo:language="hu" fo:country="HU" officeooo:rsid="0115625f"/>
    </style:style>
    <style:style style:name="P152" style:family="paragraph" style:parent-style-name="code-snippet">
      <style:text-properties fo:language="hu" fo:country="HU" officeooo:rsid="0118cff1"/>
    </style:style>
    <style:style style:name="P153" style:family="paragraph" style:parent-style-name="code-snippet">
      <style:text-properties fo:language="hu" fo:country="HU" officeooo:rsid="0118cff1" officeooo:paragraph-rsid="0118cff1"/>
    </style:style>
    <style:style style:name="P154" style:family="paragraph" style:parent-style-name="code-snippet">
      <style:text-properties fo:language="hu" fo:country="HU" officeooo:rsid="0118cff1" officeooo:paragraph-rsid="011a580a"/>
    </style:style>
    <style:style style:name="P155" style:family="paragraph" style:parent-style-name="code-snippet">
      <style:text-properties fo:language="hu" fo:country="HU" officeooo:rsid="0121aa5d"/>
    </style:style>
    <style:style style:name="P156" style:family="paragraph" style:parent-style-name="code-snippet">
      <style:text-properties fo:language="hu" fo:country="HU" officeooo:rsid="0121aa5d" officeooo:paragraph-rsid="0122be97"/>
    </style:style>
    <style:style style:name="P157" style:family="paragraph" style:parent-style-name="code-snippet">
      <style:text-properties officeooo:paragraph-rsid="0130b2e6"/>
    </style:style>
    <style:style style:name="T1" style:family="text">
      <style:text-properties officeooo:rsid="00234c8a"/>
    </style:style>
    <style:style style:name="T2" style:family="text">
      <style:text-properties officeooo:rsid="000ed87f"/>
    </style:style>
    <style:style style:name="T3" style:family="text">
      <style:text-properties officeooo:rsid="0010a81f"/>
    </style:style>
    <style:style style:name="T4" style:family="text">
      <style:text-properties fo:font-variant="normal" fo:text-transform="none" fo:color="#333333" style:font-name="Times New Roman" fo:font-size="12pt" fo:letter-spacing="normal" fo:font-style="normal" fo:font-weight="normal" officeooo:rsid="00314eb3" style:font-size-asian="12pt" style:font-size-complex="12pt"/>
    </style:style>
    <style:style style:name="T5" style:family="text">
      <style:text-properties fo:font-variant="normal" fo:text-transform="none" fo:color="#333333" style:font-name="Times New Roman" fo:font-size="12pt" fo:letter-spacing="normal" fo:font-style="normal" fo:font-weight="normal" officeooo:rsid="00284c79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284c79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14eb3" style:font-size-asian="12pt" style:font-size-complex="12pt"/>
    </style:style>
    <style:style style:name="T8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7d765" style:font-size-asian="12pt" style:font-size-complex="12pt"/>
    </style:style>
    <style:style style:name="T9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bd289" style:font-size-asian="12pt" style:font-size-complex="12pt"/>
    </style:style>
    <style:style style:name="T10" style:family="text">
      <style:text-properties fo:font-variant="normal" fo:text-transform="none" fo:color="#333333" style:font-name="Times New Roman" fo:font-size="12pt" fo:letter-spacing="normal" fo:language="hu" fo:country="HU" fo:font-style="normal" fo:font-weight="normal" officeooo:rsid="003c6dbd" style:font-size-asian="12pt" style:font-size-complex="12pt"/>
    </style:style>
    <style:style style:name="T11" style:family="text">
      <style:text-properties fo:font-variant="normal" fo:text-transform="none" fo:color="#000000" style:font-name="Lucida Console" fo:font-size="9pt" fo:letter-spacing="normal" fo:font-style="normal" fo:font-weight="normal" officeooo:rsid="00880011"/>
    </style:style>
    <style:style style:name="T12" style:family="text">
      <style:text-properties officeooo:rsid="00114b17"/>
    </style:style>
    <style:style style:name="T13" style:family="text">
      <style:text-properties officeooo:rsid="00127a26"/>
    </style:style>
    <style:style style:name="T14" style:family="text">
      <style:text-properties officeooo:rsid="0015c969"/>
    </style:style>
    <style:style style:name="T15" style:family="text">
      <style:text-properties officeooo:rsid="00177e3a"/>
    </style:style>
    <style:style style:name="T16" style:family="text">
      <style:text-properties officeooo:rsid="00198077"/>
    </style:style>
    <style:style style:name="T17" style:family="text">
      <style:text-properties officeooo:rsid="00199b0a"/>
    </style:style>
    <style:style style:name="T18" style:family="text">
      <style:text-properties officeooo:rsid="001b8642"/>
    </style:style>
    <style:style style:name="T19" style:family="text">
      <style:text-properties officeooo:rsid="001c7b3c"/>
    </style:style>
    <style:style style:name="T20" style:family="text">
      <style:text-properties officeooo:rsid="001d10ea"/>
    </style:style>
    <style:style style:name="T21" style:family="text">
      <style:text-properties officeooo:rsid="001d5db0"/>
    </style:style>
    <style:style style:name="T22" style:family="text">
      <style:text-properties officeooo:rsid="001f023b"/>
    </style:style>
    <style:style style:name="T23" style:family="text">
      <style:text-properties officeooo:rsid="001fe621"/>
    </style:style>
    <style:style style:name="T24" style:family="text">
      <style:text-properties officeooo:rsid="0021521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34c8a" style:font-weight-asian="bold" style:font-weight-complex="bold"/>
    </style:style>
    <style:style style:name="T27" style:family="text">
      <style:text-properties fo:font-weight="bold" officeooo:rsid="0032dcbf" style:font-weight-asian="bold" style:font-weight-complex="bold"/>
    </style:style>
    <style:style style:name="T28" style:family="text">
      <style:text-properties fo:font-weight="bold" officeooo:rsid="00347fa4" style:font-weight-asian="bold" style:font-weight-complex="bold"/>
    </style:style>
    <style:style style:name="T29" style:family="text">
      <style:text-properties fo:font-weight="bold" officeooo:rsid="003e55d5" style:font-weight-asian="bold" style:font-weight-complex="bold"/>
    </style:style>
    <style:style style:name="T30" style:family="text">
      <style:text-properties fo:font-weight="bold" officeooo:rsid="00284c79" style:font-weight-asian="bold" style:font-weight-complex="bold"/>
    </style:style>
    <style:style style:name="T31" style:family="text">
      <style:text-properties fo:font-weight="bold" officeooo:rsid="0047bbf8" style:font-weight-asian="bold" style:font-weight-complex="bold"/>
    </style:style>
    <style:style style:name="T32" style:family="text">
      <style:text-properties fo:font-weight="bold" officeooo:rsid="00b06b04" style:font-weight-asian="bold" style:font-weight-complex="bold"/>
    </style:style>
    <style:style style:name="T33" style:family="text">
      <style:text-properties officeooo:rsid="00267798"/>
    </style:style>
    <style:style style:name="T34" style:family="text">
      <style:text-properties officeooo:rsid="00284c79"/>
    </style:style>
    <style:style style:name="T35" style:family="text">
      <style:text-properties officeooo:rsid="00289f27"/>
    </style:style>
    <style:style style:name="T36" style:family="text">
      <style:text-properties officeooo:rsid="00293610"/>
    </style:style>
    <style:style style:name="T37" style:family="text">
      <style:text-properties officeooo:rsid="002ae4b9"/>
    </style:style>
    <style:style style:name="T38" style:family="text">
      <style:text-properties officeooo:rsid="002c2a84"/>
    </style:style>
    <style:style style:name="T39" style:family="text">
      <style:text-properties officeooo:rsid="002e14ca"/>
    </style:style>
    <style:style style:name="T40" style:family="text">
      <style:text-properties officeooo:rsid="002f422c"/>
    </style:style>
    <style:style style:name="T41" style:family="text">
      <style:text-properties fo:font-style="italic" officeooo:rsid="002f422c" style:font-style-asian="italic" style:font-style-complex="italic"/>
    </style:style>
    <style:style style:name="T42" style:family="text">
      <style:text-properties fo:font-style="italic" officeooo:rsid="003fbd8c" style:font-style-asian="italic" style:font-style-complex="italic"/>
    </style:style>
    <style:style style:name="T43" style:family="text">
      <style:text-properties fo:font-style="italic" officeooo:rsid="0043ef86" style:font-style-asian="italic" style:font-style-complex="italic"/>
    </style:style>
    <style:style style:name="T44" style:family="text">
      <style:text-properties fo:font-style="italic" officeooo:rsid="004b2e94" style:font-style-asian="italic" style:font-style-complex="italic"/>
    </style:style>
    <style:style style:name="T45" style:family="text">
      <style:text-properties fo:font-style="italic" officeooo:rsid="00a57135" style:font-style-asian="italic" style:font-style-complex="italic"/>
    </style:style>
    <style:style style:name="T46" style:family="text">
      <style:text-properties fo:font-style="italic" officeooo:rsid="00b2915e" style:font-style-asian="italic" style:font-style-complex="italic"/>
    </style:style>
    <style:style style:name="T47" style:family="text">
      <style:text-properties officeooo:rsid="00310848"/>
    </style:style>
    <style:style style:name="T48" style:family="text">
      <style:text-properties officeooo:rsid="00314eb3"/>
    </style:style>
    <style:style style:name="T49" style:family="text">
      <style:text-properties fo:font-style="normal" fo:font-weight="bold" officeooo:rsid="00347fa4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37108f" style:font-style-asian="normal" style:font-weight-asian="bold" style:font-style-complex="normal" style:font-weight-complex="bold"/>
    </style:style>
    <style:style style:name="T51" style:family="text">
      <style:text-properties officeooo:rsid="0032dcbf"/>
    </style:style>
    <style:style style:name="T52" style:family="text">
      <style:text-properties officeooo:rsid="00347fa4"/>
    </style:style>
    <style:style style:name="T53" style:family="text">
      <style:text-properties officeooo:rsid="00355770"/>
    </style:style>
    <style:style style:name="T54" style:family="text">
      <style:text-properties officeooo:rsid="0036e656"/>
    </style:style>
    <style:style style:name="T55" style:family="text">
      <style:text-properties officeooo:rsid="0037108f"/>
    </style:style>
    <style:style style:name="T56" style:family="text">
      <style:text-properties officeooo:rsid="00398adc"/>
    </style:style>
    <style:style style:name="T57" style:family="text">
      <style:text-properties fo:language="hu" fo:country="HU"/>
    </style:style>
    <style:style style:name="T58" style:family="text">
      <style:text-properties fo:language="hu" fo:country="HU" officeooo:rsid="00127a26"/>
    </style:style>
    <style:style style:name="T59" style:family="text">
      <style:text-properties fo:language="hu" fo:country="HU" officeooo:rsid="00284c79"/>
    </style:style>
    <style:style style:name="T60" style:family="text">
      <style:text-properties fo:language="hu" fo:country="HU" officeooo:rsid="004f121c"/>
    </style:style>
    <style:style style:name="T61" style:family="text">
      <style:text-properties fo:language="hu" fo:country="HU" officeooo:rsid="004f5f44"/>
    </style:style>
    <style:style style:name="T62" style:family="text">
      <style:text-properties fo:language="hu" fo:country="HU" officeooo:rsid="004fb351"/>
    </style:style>
    <style:style style:name="T63" style:family="text">
      <style:text-properties fo:language="hu" fo:country="HU" officeooo:rsid="00516c2a"/>
    </style:style>
    <style:style style:name="T64" style:family="text">
      <style:text-properties fo:language="hu" fo:country="HU" officeooo:rsid="00529156"/>
    </style:style>
    <style:style style:name="T65" style:family="text">
      <style:text-properties fo:language="hu" fo:country="HU" officeooo:rsid="0056296f"/>
    </style:style>
    <style:style style:name="T66" style:family="text">
      <style:text-properties fo:language="hu" fo:country="HU" officeooo:rsid="0056e020"/>
    </style:style>
    <style:style style:name="T67" style:family="text">
      <style:text-properties fo:language="hu" fo:country="HU" fo:font-style="italic" officeooo:rsid="0056e020" style:font-style-asian="italic" style:font-style-complex="italic"/>
    </style:style>
    <style:style style:name="T68" style:family="text">
      <style:text-properties fo:language="hu" fo:country="HU" fo:font-style="italic" officeooo:rsid="005d98bf" style:font-style-asian="italic" style:font-style-complex="italic"/>
    </style:style>
    <style:style style:name="T69" style:family="text">
      <style:text-properties fo:language="hu" fo:country="HU" fo:font-style="italic" officeooo:rsid="00704ddf" style:font-style-asian="italic" style:font-style-complex="italic"/>
    </style:style>
    <style:style style:name="T70" style:family="text">
      <style:text-properties fo:language="hu" fo:country="HU" fo:font-style="italic" officeooo:rsid="00724a06" style:font-style-asian="italic" style:font-style-complex="italic"/>
    </style:style>
    <style:style style:name="T71" style:family="text">
      <style:text-properties fo:language="hu" fo:country="HU" fo:font-style="italic" officeooo:rsid="00740ee7" style:font-style-asian="italic" style:font-style-complex="italic"/>
    </style:style>
    <style:style style:name="T72" style:family="text">
      <style:text-properties fo:language="hu" fo:country="HU" fo:font-style="italic" officeooo:rsid="007a19e2" style:font-style-asian="italic" style:font-style-complex="italic"/>
    </style:style>
    <style:style style:name="T73" style:family="text">
      <style:text-properties fo:language="hu" fo:country="HU" fo:font-style="italic" officeooo:rsid="007bd6a0" style:font-style-asian="italic" style:font-style-complex="italic"/>
    </style:style>
    <style:style style:name="T74" style:family="text">
      <style:text-properties fo:language="hu" fo:country="HU" fo:font-style="italic" officeooo:rsid="00814f48" style:font-style-asian="italic" style:font-style-complex="italic"/>
    </style:style>
    <style:style style:name="T75" style:family="text">
      <style:text-properties fo:language="hu" fo:country="HU" fo:font-style="italic" officeooo:rsid="0097f951" style:font-style-asian="italic" style:font-style-complex="italic"/>
    </style:style>
    <style:style style:name="T76" style:family="text">
      <style:text-properties fo:language="hu" fo:country="HU" fo:font-style="italic" officeooo:rsid="00ac2e68" style:font-style-asian="italic" style:font-style-complex="italic"/>
    </style:style>
    <style:style style:name="T77" style:family="text">
      <style:text-properties fo:language="hu" fo:country="HU" fo:font-style="italic" officeooo:rsid="00ca86fd" style:font-style-asian="italic" style:font-style-complex="italic"/>
    </style:style>
    <style:style style:name="T78" style:family="text">
      <style:text-properties fo:language="hu" fo:country="HU" fo:font-style="italic" officeooo:rsid="00f58be8" style:font-style-asian="italic" style:font-style-complex="italic"/>
    </style:style>
    <style:style style:name="T79" style:family="text">
      <style:text-properties fo:language="hu" fo:country="HU" fo:font-style="italic" officeooo:rsid="00f77df6" style:font-style-asian="italic" style:font-style-complex="italic"/>
    </style:style>
    <style:style style:name="T80" style:family="text">
      <style:text-properties fo:language="hu" fo:country="HU" fo:font-style="italic" officeooo:rsid="00f93cb5" style:font-style-asian="italic" style:font-style-complex="italic"/>
    </style:style>
    <style:style style:name="T81" style:family="text">
      <style:text-properties fo:language="hu" fo:country="HU" fo:font-style="italic" officeooo:rsid="010cdf4d" style:font-style-asian="italic" style:font-style-complex="italic"/>
    </style:style>
    <style:style style:name="T82" style:family="text">
      <style:text-properties fo:language="hu" fo:country="HU" fo:font-style="italic" officeooo:rsid="010db9a3" style:font-style-asian="italic" style:font-style-complex="italic"/>
    </style:style>
    <style:style style:name="T83" style:family="text">
      <style:text-properties fo:language="hu" fo:country="HU" fo:font-style="italic" officeooo:rsid="0121aa5d" style:font-style-asian="italic" style:font-style-complex="italic"/>
    </style:style>
    <style:style style:name="T84" style:family="text">
      <style:text-properties fo:language="hu" fo:country="HU" fo:font-style="italic" officeooo:rsid="01293d6e" style:font-style-asian="italic" style:font-style-complex="italic"/>
    </style:style>
    <style:style style:name="T85" style:family="text">
      <style:text-properties fo:language="hu" fo:country="HU" fo:font-style="italic" officeooo:rsid="01298060" style:font-style-asian="italic" style:font-style-complex="italic"/>
    </style:style>
    <style:style style:name="T86" style:family="text">
      <style:text-properties fo:language="hu" fo:country="HU" fo:font-style="italic" officeooo:rsid="0129df3e" style:font-style-asian="italic" style:font-style-complex="italic"/>
    </style:style>
    <style:style style:name="T87" style:family="text">
      <style:text-properties fo:language="hu" fo:country="HU" fo:font-style="italic" officeooo:rsid="012a1e6f" style:font-style-asian="italic" style:font-style-complex="italic"/>
    </style:style>
    <style:style style:name="T88" style:family="text">
      <style:text-properties fo:language="hu" fo:country="HU" fo:font-style="italic" officeooo:rsid="012bb5d5" style:font-style-asian="italic" style:font-style-complex="italic"/>
    </style:style>
    <style:style style:name="T89" style:family="text">
      <style:text-properties fo:language="hu" fo:country="HU" fo:font-style="italic" officeooo:rsid="01324a3f" style:font-style-asian="italic" style:font-style-complex="italic"/>
    </style:style>
    <style:style style:name="T90" style:family="text">
      <style:text-properties fo:language="hu" fo:country="HU" fo:font-style="italic" fo:font-weight="normal" officeooo:rsid="00f6f678" style:font-style-asian="italic" style:font-weight-asian="normal" style:font-style-complex="italic" style:font-weight-complex="normal"/>
    </style:style>
    <style:style style:name="T91" style:family="text">
      <style:text-properties fo:language="hu" fo:country="HU" fo:font-style="italic" fo:font-weight="normal" officeooo:rsid="011f5acf" style:font-style-asian="italic" style:font-weight-asian="normal" style:font-style-complex="italic" style:font-weight-complex="normal"/>
    </style:style>
    <style:style style:name="T92" style:family="text">
      <style:text-properties fo:language="hu" fo:country="HU" fo:font-style="italic" fo:font-weight="normal" officeooo:rsid="01298060" style:font-style-asian="italic" style:font-weight-asian="normal" style:font-style-complex="italic" style:font-weight-complex="normal"/>
    </style:style>
    <style:style style:name="T93" style:family="text">
      <style:text-properties fo:language="hu" fo:country="HU" fo:font-style="italic" fo:font-weight="normal" officeooo:rsid="01324a3f" style:font-style-asian="italic" style:font-weight-asian="normal" style:font-style-complex="italic" style:font-weight-complex="normal"/>
    </style:style>
    <style:style style:name="T94" style:family="text">
      <style:text-properties fo:language="hu" fo:country="HU" officeooo:rsid="0058aaaa"/>
    </style:style>
    <style:style style:name="T95" style:family="text">
      <style:text-properties fo:language="hu" fo:country="HU" officeooo:rsid="0059c7b6"/>
    </style:style>
    <style:style style:name="T96" style:family="text">
      <style:text-properties fo:language="hu" fo:country="HU" officeooo:rsid="005bc44e"/>
    </style:style>
    <style:style style:name="T97" style:family="text">
      <style:text-properties fo:language="hu" fo:country="HU" officeooo:rsid="005d98bf"/>
    </style:style>
    <style:style style:name="T98" style:family="text">
      <style:text-properties fo:language="hu" fo:country="HU" officeooo:rsid="005e78c0"/>
    </style:style>
    <style:style style:name="T99" style:family="text">
      <style:text-properties fo:language="hu" fo:country="HU" officeooo:rsid="005ea280"/>
    </style:style>
    <style:style style:name="T100" style:family="text">
      <style:text-properties fo:language="hu" fo:country="HU" officeooo:rsid="00262a51"/>
    </style:style>
    <style:style style:name="T101" style:family="text">
      <style:text-properties fo:language="hu" fo:country="HU" officeooo:rsid="00612d8b"/>
    </style:style>
    <style:style style:name="T102" style:family="text">
      <style:text-properties fo:language="hu" fo:country="HU" officeooo:rsid="006317fe"/>
    </style:style>
    <style:style style:name="T103" style:family="text">
      <style:text-properties fo:language="hu" fo:country="HU" officeooo:rsid="00640515"/>
    </style:style>
    <style:style style:name="T104" style:family="text">
      <style:text-properties fo:language="hu" fo:country="HU" officeooo:rsid="00643b90"/>
    </style:style>
    <style:style style:name="T105" style:family="text">
      <style:text-properties fo:language="hu" fo:country="HU" officeooo:rsid="00610a04"/>
    </style:style>
    <style:style style:name="T106" style:family="text">
      <style:text-properties fo:language="hu" fo:country="HU" officeooo:rsid="00662b5b"/>
    </style:style>
    <style:style style:name="T107" style:family="text">
      <style:text-properties fo:language="hu" fo:country="HU" officeooo:rsid="0067f4d8"/>
    </style:style>
    <style:style style:name="T108" style:family="text">
      <style:text-properties fo:language="hu" fo:country="HU" officeooo:rsid="00688cad"/>
    </style:style>
    <style:style style:name="T109" style:family="text">
      <style:text-properties fo:language="hu" fo:country="HU" officeooo:rsid="00693e94"/>
    </style:style>
    <style:style style:name="T110" style:family="text">
      <style:text-properties fo:language="hu" fo:country="HU" officeooo:rsid="006b0a77"/>
    </style:style>
    <style:style style:name="T111" style:family="text">
      <style:text-properties fo:language="hu" fo:country="HU" officeooo:rsid="006e7c6e"/>
    </style:style>
    <style:style style:name="T112" style:family="text">
      <style:text-properties fo:language="hu" fo:country="HU" officeooo:rsid="006f2abc"/>
    </style:style>
    <style:style style:name="T113" style:family="text">
      <style:text-properties fo:language="hu" fo:country="HU" officeooo:rsid="006f7112"/>
    </style:style>
    <style:style style:name="T114" style:family="text">
      <style:text-properties fo:language="hu" fo:country="HU" officeooo:rsid="00704ddf"/>
    </style:style>
    <style:style style:name="T115" style:family="text">
      <style:text-properties fo:language="hu" fo:country="HU" fo:font-style="normal" officeooo:rsid="00704ddf" style:font-style-asian="normal" style:font-style-complex="normal"/>
    </style:style>
    <style:style style:name="T116" style:family="text">
      <style:text-properties fo:language="hu" fo:country="HU" fo:font-style="normal" officeooo:rsid="00739d0f" style:font-style-asian="normal" style:font-style-complex="normal"/>
    </style:style>
    <style:style style:name="T117" style:family="text">
      <style:text-properties fo:language="hu" fo:country="HU" fo:font-style="normal" officeooo:rsid="007f3ea7" style:font-style-asian="normal" style:font-style-complex="normal"/>
    </style:style>
    <style:style style:name="T118" style:family="text">
      <style:text-properties fo:language="hu" fo:country="HU" fo:font-style="normal" officeooo:rsid="00a20dfe" style:font-style-asian="normal" style:font-style-complex="normal"/>
    </style:style>
    <style:style style:name="T119" style:family="text">
      <style:text-properties fo:language="hu" fo:country="HU" fo:font-style="normal" fo:font-weight="bold" officeooo:rsid="01324a3f" style:font-style-asian="normal" style:font-weight-asian="bold" style:font-style-complex="normal" style:font-weight-complex="bold"/>
    </style:style>
    <style:style style:name="T120" style:family="text">
      <style:text-properties fo:language="hu" fo:country="HU" officeooo:rsid="00740ee7"/>
    </style:style>
    <style:style style:name="T121" style:family="text">
      <style:text-properties fo:language="hu" fo:country="HU" officeooo:rsid="007897e1"/>
    </style:style>
    <style:style style:name="T122" style:family="text">
      <style:text-properties fo:language="hu" fo:country="HU" officeooo:rsid="007a19e2"/>
    </style:style>
    <style:style style:name="T123" style:family="text">
      <style:text-properties fo:language="hu" fo:country="HU" officeooo:rsid="007bd6a0"/>
    </style:style>
    <style:style style:name="T124" style:family="text">
      <style:text-properties fo:language="hu" fo:country="HU" officeooo:rsid="007dc5f0"/>
    </style:style>
    <style:style style:name="T125" style:family="text">
      <style:text-properties fo:language="hu" fo:country="HU" officeooo:rsid="007f3ea7"/>
    </style:style>
    <style:style style:name="T126" style:family="text">
      <style:text-properties fo:language="hu" fo:country="HU" officeooo:rsid="007ffad9"/>
    </style:style>
    <style:style style:name="T127" style:family="text">
      <style:text-properties fo:language="hu" fo:country="HU" officeooo:rsid="00814f48"/>
    </style:style>
    <style:style style:name="T128" style:family="text">
      <style:text-properties fo:language="hu" fo:country="HU" officeooo:rsid="008424a4"/>
    </style:style>
    <style:style style:name="T129" style:family="text">
      <style:text-properties fo:language="hu" fo:country="HU" officeooo:rsid="00850ff3"/>
    </style:style>
    <style:style style:name="T130" style:family="text">
      <style:text-properties fo:language="hu" fo:country="HU" officeooo:rsid="0085a3b3"/>
    </style:style>
    <style:style style:name="T131" style:family="text">
      <style:text-properties fo:language="hu" fo:country="HU" officeooo:rsid="00864535"/>
    </style:style>
    <style:style style:name="T132" style:family="text">
      <style:text-properties fo:language="hu" fo:country="HU" officeooo:rsid="008b72ec"/>
    </style:style>
    <style:style style:name="T133" style:family="text">
      <style:text-properties fo:language="hu" fo:country="HU" officeooo:rsid="008b9b97"/>
    </style:style>
    <style:style style:name="T134" style:family="text">
      <style:text-properties fo:language="hu" fo:country="HU" officeooo:rsid="008e05ed"/>
    </style:style>
    <style:style style:name="T135" style:family="text">
      <style:text-properties fo:language="hu" fo:country="HU" officeooo:rsid="00912c5d"/>
    </style:style>
    <style:style style:name="T136" style:family="text">
      <style:text-properties fo:language="hu" fo:country="HU" officeooo:rsid="006ce462"/>
    </style:style>
    <style:style style:name="T137" style:family="text">
      <style:text-properties fo:language="hu" fo:country="HU" officeooo:rsid="00939b20"/>
    </style:style>
    <style:style style:name="T138" style:family="text">
      <style:text-properties fo:language="hu" fo:country="HU" officeooo:rsid="00972c3e"/>
    </style:style>
    <style:style style:name="T139" style:family="text">
      <style:text-properties fo:language="hu" fo:country="HU" officeooo:rsid="0097f951"/>
    </style:style>
    <style:style style:name="T140" style:family="text">
      <style:text-properties fo:language="hu" fo:country="HU" officeooo:rsid="00a133f3"/>
    </style:style>
    <style:style style:name="T141" style:family="text">
      <style:text-properties fo:language="hu" fo:country="HU" officeooo:rsid="0012e79e"/>
    </style:style>
    <style:style style:name="T142" style:family="text">
      <style:text-properties fo:language="hu" fo:country="HU" officeooo:rsid="004d4f4e"/>
    </style:style>
    <style:style style:name="T143" style:family="text">
      <style:text-properties fo:language="hu" fo:country="HU" officeooo:rsid="00ac2e68"/>
    </style:style>
    <style:style style:name="T144" style:family="text">
      <style:text-properties fo:language="hu" fo:country="HU" officeooo:rsid="00ad9554"/>
    </style:style>
    <style:style style:name="T145" style:family="text">
      <style:text-properties fo:language="hu" fo:country="HU" officeooo:rsid="00af750a"/>
    </style:style>
    <style:style style:name="T146" style:family="text">
      <style:text-properties fo:language="hu" fo:country="HU" officeooo:rsid="00b06b04"/>
    </style:style>
    <style:style style:name="T147" style:family="text">
      <style:text-properties fo:language="hu" fo:country="HU" fo:font-weight="bold" officeooo:rsid="00d283f0" style:font-weight-asian="bold" style:font-weight-complex="bold"/>
    </style:style>
    <style:style style:name="T148" style:family="text">
      <style:text-properties fo:language="hu" fo:country="HU" fo:font-weight="bold" officeooo:rsid="01109ea3" style:font-weight-asian="bold" style:font-weight-complex="bold"/>
    </style:style>
    <style:style style:name="T149" style:family="text">
      <style:text-properties fo:language="hu" fo:country="HU" fo:font-weight="bold" officeooo:rsid="010f8995" style:font-weight-asian="bold" style:font-weight-complex="bold"/>
    </style:style>
    <style:style style:name="T150" style:family="text">
      <style:text-properties fo:language="hu" fo:country="HU" fo:font-weight="bold" officeooo:rsid="01208cff" style:font-weight-asian="bold" style:font-weight-complex="bold"/>
    </style:style>
    <style:style style:name="T151" style:family="text">
      <style:text-properties fo:language="hu" fo:country="HU" fo:font-weight="bold" officeooo:rsid="01324a3f" style:font-weight-asian="bold" style:font-weight-complex="bold"/>
    </style:style>
    <style:style style:name="T152" style:family="text">
      <style:text-properties fo:language="hu" fo:country="HU" officeooo:rsid="00be7360"/>
    </style:style>
    <style:style style:name="T153" style:family="text">
      <style:text-properties fo:language="hu" fo:country="HU" officeooo:rsid="00c3f20d"/>
    </style:style>
    <style:style style:name="T154" style:family="text">
      <style:text-properties fo:language="hu" fo:country="HU" officeooo:rsid="00bf6318"/>
    </style:style>
    <style:style style:name="T155" style:family="text">
      <style:text-properties fo:language="hu" fo:country="HU" officeooo:rsid="00c40ff7"/>
    </style:style>
    <style:style style:name="T156" style:family="text">
      <style:text-properties fo:language="hu" fo:country="HU" officeooo:rsid="00c1fe93"/>
    </style:style>
    <style:style style:name="T157" style:family="text">
      <style:text-properties fo:language="hu" fo:country="HU" officeooo:rsid="00ccf54e"/>
    </style:style>
    <style:style style:name="T158" style:family="text">
      <style:text-properties fo:language="hu" fo:country="HU" officeooo:rsid="00cef48c"/>
    </style:style>
    <style:style style:name="T159" style:family="text">
      <style:text-properties fo:language="hu" fo:country="HU" officeooo:rsid="00d02953"/>
    </style:style>
    <style:style style:name="T160" style:family="text">
      <style:text-properties fo:language="hu" fo:country="HU" officeooo:rsid="00d0cfb1"/>
    </style:style>
    <style:style style:name="T161" style:family="text">
      <style:text-properties fo:language="hu" fo:country="HU" officeooo:rsid="00d283f0"/>
    </style:style>
    <style:style style:name="T162" style:family="text">
      <style:text-properties fo:language="hu" fo:country="HU" officeooo:rsid="00d3f413"/>
    </style:style>
    <style:style style:name="T163" style:family="text">
      <style:text-properties fo:language="hu" fo:country="HU" officeooo:rsid="00d5b927"/>
    </style:style>
    <style:style style:name="T164" style:family="text">
      <style:text-properties fo:language="hu" fo:country="HU" fo:font-weight="normal" officeooo:rsid="010f8995" style:font-weight-asian="normal" style:font-weight-complex="normal"/>
    </style:style>
    <style:style style:name="T165" style:family="text">
      <style:text-properties fo:language="hu" fo:country="HU" fo:font-weight="normal" officeooo:rsid="01109ea3" style:font-weight-asian="normal" style:font-weight-complex="normal"/>
    </style:style>
    <style:style style:name="T166" style:family="text">
      <style:text-properties fo:language="hu" fo:country="HU" fo:font-weight="normal" officeooo:rsid="0114be67" style:font-weight-asian="normal" style:font-weight-complex="normal"/>
    </style:style>
    <style:style style:name="T167" style:family="text">
      <style:text-properties fo:language="hu" fo:country="HU" fo:font-weight="normal" officeooo:rsid="01324a3f" style:font-weight-asian="normal" style:font-weight-complex="normal"/>
    </style:style>
    <style:style style:name="T168" style:family="text">
      <style:text-properties fo:language="hu" fo:country="HU" officeooo:rsid="00f58be8"/>
    </style:style>
    <style:style style:name="T169" style:family="text">
      <style:text-properties fo:language="hu" fo:country="HU" officeooo:rsid="00f6a8ae"/>
    </style:style>
    <style:style style:name="T170" style:family="text">
      <style:text-properties fo:language="hu" fo:country="HU" officeooo:rsid="00f6c414"/>
    </style:style>
    <style:style style:name="T171" style:family="text">
      <style:text-properties fo:language="hu" fo:country="HU" officeooo:rsid="00f6f678"/>
    </style:style>
    <style:style style:name="T172" style:family="text">
      <style:text-properties fo:language="hu" fo:country="HU" officeooo:rsid="00f77df6"/>
    </style:style>
    <style:style style:name="T173" style:family="text">
      <style:text-properties fo:language="hu" fo:country="HU" officeooo:rsid="00f895c8"/>
    </style:style>
    <style:style style:name="T174" style:family="text">
      <style:text-properties fo:language="hu" fo:country="HU" officeooo:rsid="00f93cb5"/>
    </style:style>
    <style:style style:name="T175" style:family="text">
      <style:text-properties fo:language="hu" fo:country="HU" officeooo:rsid="00ffe83f"/>
    </style:style>
    <style:style style:name="T176" style:family="text">
      <style:text-properties fo:language="hu" fo:country="HU" officeooo:rsid="0101df38"/>
    </style:style>
    <style:style style:name="T177" style:family="text">
      <style:text-properties fo:language="hu" fo:country="HU" officeooo:rsid="010cdf4d"/>
    </style:style>
    <style:style style:name="T178" style:family="text">
      <style:text-properties fo:language="hu" fo:country="HU" officeooo:rsid="010f3297"/>
    </style:style>
    <style:style style:name="T179" style:family="text">
      <style:text-properties fo:language="hu" fo:country="HU" officeooo:rsid="010f8995"/>
    </style:style>
    <style:style style:name="T180" style:family="text">
      <style:text-properties fo:language="hu" fo:country="HU" officeooo:rsid="01109ea3"/>
    </style:style>
    <style:style style:name="T181" style:family="text">
      <style:text-properties fo:language="hu" fo:country="HU" officeooo:rsid="0112f972"/>
    </style:style>
    <style:style style:name="T182" style:family="text">
      <style:text-properties fo:language="hu" fo:country="HU" officeooo:rsid="0114be67"/>
    </style:style>
    <style:style style:name="T183" style:family="text">
      <style:text-properties fo:language="hu" fo:country="HU" officeooo:rsid="0115625f"/>
    </style:style>
    <style:style style:name="T184" style:family="text">
      <style:text-properties fo:language="hu" fo:country="HU" officeooo:rsid="0118cff1"/>
    </style:style>
    <style:style style:name="T185" style:family="text">
      <style:text-properties fo:language="hu" fo:country="HU" officeooo:rsid="011bde27"/>
    </style:style>
    <style:style style:name="T186" style:family="text">
      <style:text-properties fo:language="hu" fo:country="HU" officeooo:rsid="011c51c6"/>
    </style:style>
    <style:style style:name="T187" style:family="text">
      <style:text-properties fo:language="hu" fo:country="HU" officeooo:rsid="011d5d1e"/>
    </style:style>
    <style:style style:name="T188" style:family="text">
      <style:text-properties fo:language="hu" fo:country="HU" officeooo:rsid="011de411"/>
    </style:style>
    <style:style style:name="T189" style:family="text">
      <style:text-properties fo:language="hu" fo:country="HU" officeooo:rsid="011f5acf"/>
    </style:style>
    <style:style style:name="T190" style:family="text">
      <style:text-properties fo:language="hu" fo:country="HU" officeooo:rsid="01208cff"/>
    </style:style>
    <style:style style:name="T191" style:family="text">
      <style:text-properties fo:language="hu" fo:country="HU" officeooo:rsid="0121aa5d"/>
    </style:style>
    <style:style style:name="T192" style:family="text">
      <style:text-properties fo:language="hu" fo:country="HU" officeooo:rsid="0122be97"/>
    </style:style>
    <style:style style:name="T193" style:family="text">
      <style:text-properties fo:language="hu" fo:country="HU" officeooo:rsid="0125dae5"/>
    </style:style>
    <style:style style:name="T194" style:family="text">
      <style:text-properties fo:language="hu" fo:country="HU" officeooo:rsid="0127313f"/>
    </style:style>
    <style:style style:name="T195" style:family="text">
      <style:text-properties fo:language="hu" fo:country="HU" officeooo:rsid="0128eb34"/>
    </style:style>
    <style:style style:name="T196" style:family="text">
      <style:text-properties fo:language="hu" fo:country="HU" officeooo:rsid="01293d6e"/>
    </style:style>
    <style:style style:name="T197" style:family="text">
      <style:text-properties fo:language="hu" fo:country="HU" officeooo:rsid="01298060"/>
    </style:style>
    <style:style style:name="T198" style:family="text">
      <style:text-properties fo:language="hu" fo:country="HU" officeooo:rsid="0129df3e"/>
    </style:style>
    <style:style style:name="T199" style:family="text">
      <style:text-properties fo:language="hu" fo:country="HU" officeooo:rsid="012a1e6f"/>
    </style:style>
    <style:style style:name="T200" style:family="text">
      <style:text-properties fo:language="hu" fo:country="HU" officeooo:rsid="012b73d2"/>
    </style:style>
    <style:style style:name="T201" style:family="text">
      <style:text-properties fo:language="hu" fo:country="HU" officeooo:rsid="012bb5d5"/>
    </style:style>
    <style:style style:name="T202" style:family="text">
      <style:text-properties fo:language="hu" fo:country="HU" officeooo:rsid="012d3e66"/>
    </style:style>
    <style:style style:name="T203" style:family="text">
      <style:text-properties fo:language="hu" fo:country="HU" officeooo:rsid="012f2e95"/>
    </style:style>
    <style:style style:name="T204" style:family="text">
      <style:text-properties fo:language="hu" fo:country="HU" officeooo:rsid="0130b2e6"/>
    </style:style>
    <style:style style:name="T205" style:family="text">
      <style:text-properties fo:language="hu" fo:country="HU" officeooo:rsid="01324a3f"/>
    </style:style>
    <style:style style:name="T206" style:family="text">
      <style:text-properties officeooo:rsid="003a3a24"/>
    </style:style>
    <style:style style:name="T207" style:family="text">
      <style:text-properties fo:font-weight="normal" officeooo:rsid="003a3a24" style:font-weight-asian="normal" style:font-weight-complex="normal"/>
    </style:style>
    <style:style style:name="T208" style:family="text">
      <style:text-properties officeooo:rsid="003bd289"/>
    </style:style>
    <style:style style:name="T209" style:family="text">
      <style:text-properties officeooo:rsid="003e55d5"/>
    </style:style>
    <style:style style:name="T210" style:family="text">
      <style:text-properties officeooo:rsid="003ea2f6"/>
    </style:style>
    <style:style style:name="T211" style:family="text">
      <style:text-properties officeooo:rsid="003fbd8c"/>
    </style:style>
    <style:style style:name="T212" style:family="text">
      <style:text-properties officeooo:rsid="00423088"/>
    </style:style>
    <style:style style:name="T213" style:family="text">
      <style:text-properties officeooo:rsid="0043ef86"/>
    </style:style>
    <style:style style:name="T214" style:family="text">
      <style:text-properties officeooo:rsid="0045ffa0"/>
    </style:style>
    <style:style style:name="T215" style:family="text">
      <style:text-properties officeooo:rsid="0047e1f7"/>
    </style:style>
    <style:style style:name="T216" style:family="text">
      <style:text-properties officeooo:rsid="0047f754"/>
    </style:style>
    <style:style style:name="T217" style:family="text">
      <style:text-properties officeooo:rsid="00498f4b"/>
    </style:style>
    <style:style style:name="T218" style:family="text">
      <style:text-properties officeooo:rsid="004bfacb"/>
    </style:style>
    <style:style style:name="T219" style:family="text">
      <style:text-properties officeooo:rsid="004d2925"/>
    </style:style>
    <style:style style:name="T220" style:family="text">
      <style:text-properties officeooo:rsid="004d4f4e"/>
    </style:style>
    <style:style style:name="T221" style:family="text">
      <style:text-properties officeooo:rsid="0054e370"/>
    </style:style>
    <style:style style:name="T222" style:family="text">
      <style:text-properties officeooo:rsid="005f1281"/>
    </style:style>
    <style:style style:name="T223" style:family="text">
      <style:text-properties officeooo:rsid="00643b90"/>
    </style:style>
    <style:style style:name="T22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225" style:family="text">
      <style:text-properties officeooo:rsid="0064ac6d"/>
    </style:style>
    <style:style style:name="T226" style:family="text">
      <style:text-properties officeooo:rsid="006ce462"/>
    </style:style>
    <style:style style:name="T227" style:family="text">
      <style:text-properties officeooo:rsid="00864535"/>
    </style:style>
    <style:style style:name="T228" style:family="text">
      <style:text-properties officeooo:rsid="00880011"/>
    </style:style>
    <style:style style:name="T229" style:family="text">
      <style:text-properties officeooo:rsid="0098eb6a"/>
    </style:style>
    <style:style style:name="T230" style:family="text">
      <style:text-properties officeooo:rsid="009a3146"/>
    </style:style>
    <style:style style:name="T231" style:family="text">
      <style:text-properties officeooo:rsid="009be328"/>
    </style:style>
    <style:style style:name="T232" style:family="text">
      <style:text-properties officeooo:rsid="009c9861"/>
    </style:style>
    <style:style style:name="T233" style:family="text">
      <style:text-properties officeooo:rsid="00a06808"/>
    </style:style>
    <style:style style:name="T234" style:family="text">
      <style:text-properties officeooo:rsid="00a133f3"/>
    </style:style>
    <style:style style:name="T235" style:family="text">
      <style:text-properties officeooo:rsid="00a3d16f"/>
    </style:style>
    <style:style style:name="T236" style:family="text">
      <style:text-properties officeooo:rsid="00a4e61f"/>
    </style:style>
    <style:style style:name="T237" style:family="text">
      <style:text-properties officeooo:rsid="00a57135"/>
    </style:style>
    <style:style style:name="T238" style:family="text">
      <style:text-properties officeooo:rsid="00a6fddb"/>
    </style:style>
    <style:style style:name="T239" style:family="text">
      <style:text-properties officeooo:rsid="00a86419"/>
    </style:style>
    <style:style style:name="T240" style:family="text">
      <style:text-properties officeooo:rsid="00a97232"/>
    </style:style>
    <style:style style:name="T241" style:family="text">
      <style:text-properties officeooo:rsid="00ab6994"/>
    </style:style>
    <style:style style:name="T242" style:family="text">
      <style:text-properties officeooo:rsid="00ac2e68"/>
    </style:style>
    <style:style style:name="T243" style:family="text">
      <style:text-properties officeooo:rsid="00acd9b6"/>
    </style:style>
    <style:style style:name="T244" style:family="text">
      <style:text-properties officeooo:rsid="00b06b04"/>
    </style:style>
    <style:style style:name="T245" style:family="text">
      <style:text-properties officeooo:rsid="00b1ec43"/>
    </style:style>
    <style:style style:name="T246" style:family="text">
      <style:text-properties officeooo:rsid="00b2915e"/>
    </style:style>
    <style:style style:name="T247" style:family="text">
      <style:text-properties officeooo:rsid="00b2cf33"/>
    </style:style>
    <style:style style:name="T248" style:family="text">
      <style:text-properties officeooo:rsid="00b4c99a"/>
    </style:style>
    <style:style style:name="T249" style:family="text">
      <style:text-properties officeooo:rsid="00b7b839"/>
    </style:style>
    <style:style style:name="T250" style:family="text">
      <style:text-properties officeooo:rsid="00b95a9a"/>
    </style:style>
    <style:style style:name="T251" style:family="text">
      <style:text-properties officeooo:rsid="00ba758e"/>
    </style:style>
    <style:style style:name="T252" style:family="text">
      <style:text-properties officeooo:rsid="00bb9f5b"/>
    </style:style>
    <style:style style:name="T253" style:family="text">
      <style:text-properties officeooo:rsid="00be34e0"/>
    </style:style>
    <style:style style:name="T254" style:family="text">
      <style:text-properties officeooo:rsid="00c8ebb2"/>
    </style:style>
    <style:style style:name="T255" style:family="text">
      <style:text-properties officeooo:rsid="00db2594"/>
    </style:style>
    <style:style style:name="T256" style:family="text">
      <style:text-properties officeooo:rsid="011f5acf"/>
    </style:style>
    <style:style style:name="T257" style:family="text">
      <style:text-properties officeooo:rsid="0132d9ab"/>
    </style:style>
    <style:style style:name="T258" style:family="text">
      <style:text-properties officeooo:rsid="009270c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6" text:outline-level="1"><text:bookmark-start text:name="__RefHeading__209_795774798"/>C++ programok modultesztelésének vizsgálata<text:bookmark-end text:name="__RefHeading__209_79577479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7"><text:a xlink:type="simple" xlink:href="#__RefHeading__209_795774798" text:style-name="Index_20_Link" text:visited-style-name="Index_20_Link">C++ programok modultesztelésének vizsgálata<text:tab/>1</text:a></text:p>
          <text:p text:style-name="P149"><text:a xlink:type="simple" xlink:href="#__RefHeading__1026_2119201942" text:style-name="Index_20_Link" text:visited-style-name="Index_20_Link">TODOs<text:tab/>2</text:a></text:p>
          <text:p text:style-name="P149"><text:a xlink:type="simple" xlink:href="#__RefHeading__213_795774798" text:style-name="Index_20_Link" text:visited-style-name="Index_20_Link">Bevezetés<text:tab/>4</text:a></text:p>
          <text:p text:style-name="P148"><text:a xlink:type="simple" xlink:href="#__RefHeading__215_795774798" text:style-name="Index_20_Link" text:visited-style-name="Index_20_Link">Többszintű tesztelés<text:tab/>4</text:a></text:p>
          <text:p text:style-name="P150"><text:a xlink:type="simple" xlink:href="#__RefHeading__217_795774798" text:style-name="Index_20_Link" text:visited-style-name="Index_20_Link">System Specification<text:tab/>5</text:a></text:p>
          <text:p text:style-name="P150"><text:a xlink:type="simple" xlink:href="#__RefHeading__219_795774798" text:style-name="Index_20_Link" text:visited-style-name="Index_20_Link">Network Element Specification<text:tab/>5</text:a></text:p>
          <text:p text:style-name="P150"><text:a xlink:type="simple" xlink:href="#__RefHeading__221_795774798" text:style-name="Index_20_Link" text:visited-style-name="Index_20_Link">Implementation Specification<text:tab/>5</text:a></text:p>
          <text:p text:style-name="P150"><text:a xlink:type="simple" xlink:href="#__RefHeading__231_795774798" text:style-name="Index_20_Link" text:visited-style-name="Index_20_Link">System Test<text:tab/>5</text:a></text:p>
          <text:p text:style-name="P150"><text:a xlink:type="simple" xlink:href="#__RefHeading__233_795774798" text:style-name="Index_20_Link" text:visited-style-name="Index_20_Link">Network Element Test<text:tab/>5</text:a></text:p>
          <text:p text:style-name="P150"><text:a xlink:type="simple" xlink:href="#__RefHeading__235_795774798" text:style-name="Index_20_Link" text:visited-style-name="Index_20_Link">Moduletest<text:tab/>6</text:a></text:p>
          <text:p text:style-name="P150"><text:a xlink:type="simple" xlink:href="#__RefHeading__237_795774798" text:style-name="Index_20_Link" text:visited-style-name="Index_20_Link">Unittest<text:tab/>6</text:a></text:p>
          <text:p text:style-name="P149"><text:a xlink:type="simple" xlink:href="#__RefHeading__223_795774798" text:style-name="Index_20_Link" text:visited-style-name="Index_20_Link">A tesztelhető kód követelményei<text:tab/>8</text:a></text:p>
          <text:p text:style-name="P148"><text:a xlink:type="simple" xlink:href="#__RefHeading__711_2046454116" text:style-name="Index_20_Link" text:visited-style-name="Index_20_Link">Kódszervezés<text:tab/>8</text:a></text:p>
          <text:p text:style-name="P150"><text:a xlink:type="simple" xlink:href="#__RefHeading__713_2046454116" text:style-name="Index_20_Link" text:visited-style-name="Index_20_Link">Forditás és linkelés<text:tab/>8</text:a></text:p>
          <text:p text:style-name="P150"><text:a xlink:type="simple" xlink:href="#__RefHeading__715_2046454116" text:style-name="Index_20_Link" text:visited-style-name="Index_20_Link">Statikus library<text:tab/>9</text:a></text:p>
          <text:p text:style-name="P150"><text:a xlink:type="simple" xlink:href="#__RefHeading__717_2046454116" text:style-name="Index_20_Link" text:visited-style-name="Index_20_Link">Dinamikus library<text:tab/>9</text:a></text:p>
          <text:p text:style-name="P148"><text:a xlink:type="simple" xlink:href="#__RefHeading__719_2046454116" text:style-name="Index_20_Link" text:visited-style-name="Index_20_Link">Függvények<text:tab/>9</text:a></text:p>
          <text:p text:style-name="P148"><text:a xlink:type="simple" xlink:href="#__RefHeading__895_1209401066" text:style-name="Index_20_Link" text:visited-style-name="Index_20_Link">Kód – teszt kapcsolata<text:tab/>9</text:a></text:p>
          <text:p text:style-name="P148"><text:a xlink:type="simple" xlink:href="#__RefHeading__897_1209401066" text:style-name="Index_20_Link" text:visited-style-name="Index_20_Link">Konstruktor<text:tab/>10</text:a></text:p>
          <text:p text:style-name="P148"><text:a xlink:type="simple" xlink:href="#__RefHeading__899_1209401066" text:style-name="Index_20_Link" text:visited-style-name="Index_20_Link">UNITTEST makró<text:tab/>11</text:a></text:p>
          <text:p text:style-name="P148"><text:a xlink:type="simple" xlink:href="#__RefHeading__901_1209401066" text:style-name="Index_20_Link" text:visited-style-name="Index_20_Link">Kivételkezelés<text:tab/>11</text:a></text:p>
          <text:p text:style-name="P148"><text:a xlink:type="simple" xlink:href="#__RefHeading__903_1209401066" text:style-name="Index_20_Link" text:visited-style-name="Index_20_Link">Globális változók<text:tab/>12</text:a></text:p>
          <text:p text:style-name="P149"><text:a xlink:type="simple" xlink:href="#__RefHeading__225_795774798" text:style-name="Index_20_Link" text:visited-style-name="Index_20_Link">Objektumok hamisitása<text:tab/>13</text:a></text:p>
          <text:p text:style-name="P148"><text:a xlink:type="simple" xlink:href="#__RefHeading__1028_2119201942" text:style-name="Index_20_Link" text:visited-style-name="Index_20_Link">Példák<text:tab/>13</text:a></text:p>
          <text:p text:style-name="P148"><text:a xlink:type="simple" xlink:href="#__RefHeading__2173_266161830" text:style-name="Index_20_Link" text:visited-style-name="Index_20_Link">Az override kulcsszó<text:tab/>15</text:a></text:p>
          <text:p text:style-name="P148"><text:a xlink:type="simple" xlink:href="#__RefHeading__2175_266161830" text:style-name="Index_20_Link" text:visited-style-name="Index_20_Link">Saját objektum hamisitása<text:tab/>16</text:a></text:p>
          <text:p text:style-name="P150"><text:a xlink:type="simple" xlink:href="#__RefHeading__1262_2119201942" text:style-name="Index_20_Link" text:visited-style-name="Index_20_Link">Egyszerű öröklődés<text:tab/>16</text:a></text:p>
          <text:p text:style-name="P150"><text:a xlink:type="simple" xlink:href="#__RefHeading__1264_2119201942" text:style-name="Index_20_Link" text:visited-style-name="Index_20_Link">Öröklődés interfész deklarálással<text:tab/>16</text:a></text:p>
          <text:p text:style-name="P148"><text:a xlink:type="simple" xlink:href="#__RefHeading__1266_2119201942" text:style-name="Index_20_Link" text:visited-style-name="Index_20_Link">Külső objektum hamisitása<text:tab/>17</text:a></text:p>
          <text:p text:style-name="P150"><text:a xlink:type="simple" xlink:href="#__RefHeading__1268_2119201942" text:style-name="Index_20_Link" text:visited-style-name="Index_20_Link">LD_PRELOAD<text:tab/>21</text:a></text:p>
          <text:p text:style-name="P150"><text:a xlink:type="simple" xlink:href="#__RefHeading__2177_266161830" text:style-name="Index_20_Link" text:visited-style-name="Index_20_Link">Trükk: Szimbólumok betöltésének sorrendje<text:tab/>23</text:a></text:p>
          <text:p text:style-name="P148"><text:a xlink:type="simple" xlink:href="#__RefHeading__1248_2119201942" text:style-name="Index_20_Link" text:visited-style-name="Index_20_Link">Tipusok<text:tab/>26</text:a></text:p>
          <text:p text:style-name="P150"><text:a xlink:type="simple" xlink:href="#__RefHeading__1250_2119201942" text:style-name="Index_20_Link" text:visited-style-name="Index_20_Link">Dummy objektum<text:tab/>26</text:a></text:p>
          <text:p text:style-name="P150"><text:a xlink:type="simple" xlink:href="#__RefHeading__1252_2119201942" text:style-name="Index_20_Link" text:visited-style-name="Index_20_Link">Stub objektum<text:tab/>27</text:a></text:p>
          <text:p text:style-name="P150"><text:a xlink:type="simple" xlink:href="#__RefHeading__1254_2119201942" text:style-name="Index_20_Link" text:visited-style-name="Index_20_Link">Fake objektum<text:tab/>27</text:a></text:p>
          <text:p text:style-name="P150"><text:a xlink:type="simple" xlink:href="#__RefHeading__1256_2119201942" text:style-name="Index_20_Link" text:visited-style-name="Index_20_Link">Mock objektum<text:tab/>28</text:a></text:p>
          <text:p text:style-name="P150"><text:a xlink:type="simple" xlink:href="#__RefHeading__1258_2119201942" text:style-name="Index_20_Link" text:visited-style-name="Index_20_Link">Spy objektum<text:tab/>28</text:a></text:p>
          <text:p text:style-name="P149"><text:a xlink:type="simple" xlink:href="#__RefHeading__2956_169030380" text:style-name="Index_20_Link" text:visited-style-name="Index_20_Link">Keretrendszerek<text:tab/>29</text:a></text:p>
          <text:p text:style-name="P149"><text:a xlink:type="simple" xlink:href="#__RefHeading__2958_169030380" text:style-name="Index_20_Link" text:visited-style-name="Index_20_Link">TDD, BDD(?)<text:tab/>30</text:a></text:p>
          <text:p text:style-name="P149"><text:a xlink:type="simple" xlink:href="#__RefHeading__257_795774798" text:style-name="Index_20_Link" text:visited-style-name="Index_20_Link">Minőséget erősitő egyéb eszközök<text:tab/>31</text:a></text:p>
          <text:p text:style-name="P149"><text:a xlink:type="simple" xlink:href="#__RefHeading__229_795774798" text:style-name="Index_20_Link" text:visited-style-name="Index_20_Link">Continuous Integration<text:tab/>32</text:a></text:p>
          <text:p text:style-name="P149"><text:a xlink:type="simple" xlink:href="#__RefHeading__721_2046454116" text:style-name="Index_20_Link" text:visited-style-name="Index_20_Link">Irodalomjegyzék<text:tab/>33</text:a></text:p>
        </text:index-body>
      </text:table-of-content>
      <text:p text:style-name="P2"/>
      <text:h text:style-name="P126" text:outline-level="2"><text:bookmark-start text:name="__RefHeading__1026_2119201942"/><text:span text:style-name="T141">T</text:span><text:span text:style-name="T142">ODOs</text:span><text:bookmark-end text:name="__RefHeading__1026_2119201942"/></text:h>
      <text:list xml:id="list399557591" text:style-name="L1">
        <text:list-item>
          <text:p text:style-name="P63"><text:s/>i-betűs szavak</text:p>
        </text:list-item>
        <text:list-item>
          <text:p text:style-name="P64"><text:span text:style-name="T221">A doksi elejet rendberakni, hogy megfeleljen a formai kovetelmenyeknek. Plusz a tobbi kriteriumot is csekkolni (margo, stb): </text:span><text:a xlink:type="simple" xlink:href="http://www.inf.elte.hu/karunkrol/szervezet/dekanihivatal/to/szigorlat_nagyprogram_zarovizsga/Documents/progterv_diploma.pdf"><text:span text:style-name="T221">http://www.inf.elte.hu/karunkrol/szervezet/dekanihivatal/to/szigorlat_nagyprogram_zarovizsga/Documents/progterv_diploma.pdf</text:span></text:a></text:p>
        </text:list-item>
        <text:list-item>
          <text:p text:style-name="P67">röviditések<text:span text:style-name="T220">et irni a doksi elejere, ha kellenek</text:span></text:p>
        </text:list-item>
        <text:list-item>
          <text:p text:style-name="P69">Helyesiras ellenorzo!!!</text:p>
        </text:list-item>
        <text:list-item>
          <text:p text:style-name="P70">kiboviteni a doksit az angol elnevezésekkel is, elég hülyén néznek ki ezek a forditasok.</text:p>
        </text:list-item>
        <text:list-item>
          <text:p text:style-name="P70">SUT (system under test) használható, vagy maradjon inkább a „tesztelendő objektum”?</text:p>
        </text:list-item>
        <text:list-item>
          <text:p text:style-name="P71">DOC (depended-on component) az „együttműködési objectum” helyett?</text:p>
        </text:list-item>
        <text:list-item>
          <text:p text:style-name="P72"><text:span text:style-name="T12">tesztelesi lepesek: </text:span><text:span text:style-name="T13">unit, </text:span><text:span text:style-name="T12">modul, feature</text:span></text:p>
        </text:list-item>
        <text:list-item>
          <text:p text:style-name="P73">tdd</text:p>
        </text:list-item>
        <text:list-item>
          <text:p text:style-name="P65"><text:span text:style-name="T131">google mock megnézése ha lesz még rá idő, </text:span><text:a xlink:type="simple" xlink:href="https://code.google.com/p/googlemock/"><text:span text:style-name="T227">https://code.google.com/p/googlemock/</text:span></text:a></text:p>
        </text:list-item>
        <text:list-item>
          <text:p text:style-name="P66"><text:a xlink:type="simple" xlink:href="http://c2.com/cgi/wiki?StandardDefinitionOfUnitTest"><text:span text:style-name="T58">http://c2.com/cgi/wiki?StandardDefinitionOfUnitTest</text:span></text:a><text:span text:style-name="T58"> </text:span><text:a xlink:type="simple" xlink:href="http://jamesmccaffrey.wordpress.com/2008/08/29/the-difference-between-unit-testing-and-module-testing/"><text:span text:style-name="T58">http://jamesmccaffrey.wordpress.com/2008/08/29/the-difference-between-unit-testing-and-module-testing/</text:span></text:a></text:p>
        </text:list-item>
        <text:list-item>
          <text:p text:style-name="P74">- miert tesztelunk → bizonyitjuk a kod helyesseget</text:p>
        </text:list-item>
        <text:list-item>
          <text:p text:style-name="P74">- performance?</text:p>
        </text:list-item>
        <text:list-item>
          <text:p text:style-name="P68">- kodminoseg <text:span text:style-name="T228">jellemzői?</text:span></text:p>
        </text:list-item>
        <text:list-item>
          <text:p text:style-name="P68"><text:span text:style-name="T11">- Tudom, TODO-ban: van, de azert ezt keruljuk elore is: "Teszt: bizonyitjuk a kod helyesseget" -&gt; Teszt: bizonyitjuk, hogy a kod nem helytelen; tudod, elte prog-mat :-D</text:span><text:span text:style-name="T228"><text:line-break/><text:line-break/></text:span><text:span text:style-name="T11">- "A dolgozatomat javarészt a saját tapasztalataim alapján irtam" (valahogy finoman jelezni kellene, </text:span><text:soft-page-break/><text:span text:style-name="T11">hogy sokeves ipari tapasztalat all mogotted, nem csak egy ELTE nagyprogram a tapasztalat...)</text:span><text:span text:style-name="T228"><text:line-break/><text:line-break/></text:span><text:span text:style-name="T11">- "Ez viszont kizárja annak lehetőségét, hogy a teszt a kódból leforditott futtathatóállományt tesztelje közvetlenül." -&gt; Ezt ovatosabban fogalmaznam meg, hiszen egy cstdlib-es system fuggvenyhivassal meghivhatnad, elindithatnad a futtathatot.</text:span><text:span text:style-name="T228"><text:line-break/><text:line-break/></text:span><text:span text:style-name="T11">- "bizonyos osztályok hamisitását lehetetlenné teszi" -&gt; a mock-ra gondolsz, de elotte ird le a hamisitast, mert ez igy tesztelesnel eleg felreertheto, hogy miert akarsz barmit meghamisitani...</text:span></text:p>
        </text:list-item>
        <text:list-item>
          <text:p text:style-name="P75">A hamisitásnál előbb kellene lennie a saját-, külső objektum hamisitásának, mint a tipusoknak. Igy jobban néznének ki a példák, mert már tudná az olvasó, h mi a technika.</text:p>
        </text:list-item>
      </text:list>
      <text:h text:style-name="P127" text:outline-level="2"><text:bookmark-start text:name="__RefHeading__213_795774798"/><text:span text:style-name="T2">Beve</text:span><text:span text:style-name="T3">zeté</text:span><text:span text:style-name="T13">s</text:span><text:bookmark-end text:name="__RefHeading__213_795774798"/></text:h>
      <text:p text:style-name="P11"><text:span text:style-name="T13">A </text:span><text:span text:style-name="T14">szoftver</text:span><text:span text:style-name="T13">tesztelés </text:span><text:span text:style-name="T14">egy szoftverfejlesztési</text:span><text:span text:style-name="T13"> projekt különböző fázisai során, más és más háttérismeretekkel rendelkező szoftvermérnökök által vég</text:span><text:span text:style-name="T14">zett tevékenység, melynek célja az adott szoftver megfelelő minőségének biztositása.</text:span></text:p>
      <text:p text:style-name="P11"><text:span text:style-name="T14">A megfelelő minőség alatt a következő </text:span><text:span text:style-name="T15">általános feltételeket</text:span><text:span text:style-name="T14"> értem:</text:span></text:p>
      <text:list xml:id="list809201877" text:style-name="L2">
        <text:list-item>
          <text:p text:style-name="P76"><text:span text:style-name="T15">A</text:span><text:span text:style-name="T14"> </text:span><text:span text:style-name="T23">rendszer</text:span><text:span text:style-name="T14"> funkcionálisan jól működik, a</text:span><text:span text:style-name="T15">z</text:span><text:span text:style-name="T14"> </text:span><text:span text:style-name="T15">előre </text:span><text:span text:style-name="T14">leirt </text:span><text:span text:style-name="T15">módon viselkedik.</text:span></text:p>
        </text:list-item>
        <text:list-item>
          <text:p text:style-name="P77">Megfelel az előre definiált teljesitménykövetelményeknek.</text:p>
        </text:list-item>
        <text:list-item>
          <text:p text:style-name="P77">Megfelel az előre definiált stabilitáskövetelményeknek.</text:p>
        </text:list-item>
      </text:list>
      <text:p text:style-name="P12">Rövid élettartamú, kisebb projektek esetében a fenti pontok biztositására általában elegendő a kézi tesztelés, mivel az automatizált, többszintű tesztelés jelentősen növeli mind projekt időtartamát, mind a költségeket. Nagyobb projektek során, ahol folyamatos karbantartásra szerződött a fejlesztő, valamint új funkciók beépitése is várható, a tesztelés szintekre bontása és lehetőség szerinti automatizálása elengedhetetlen.</text:p>
      <text:h text:style-name="P117" text:outline-level="3"><text:bookmark-start text:name="__RefHeading__215_795774798"/>Többszintű tesztelés<text:bookmark-end text:name="__RefHeading__215_795774798"/></text:h>
      <text:p text:style-name="P13"><text:span text:style-name="T16">A többszintű tesztel</text:span><text:span text:style-name="T23">és</text:span><text:span text:style-name="T16"> </text:span><text:span text:style-name="T23">cégenként, piaci területenként teljesen különböző lehet, igy</text:span><text:span text:style-name="T16"> bemutatásához egy </text:span><text:span text:style-name="T23">speciális és</text:span><text:span text:style-name="T16"> egyszerű</text:span><text:span text:style-name="T23">sitett</text:span><text:span text:style-name="T16"> példát </text:span><text:span text:style-name="T23">hoznék</text:span><text:span text:style-name="T16">: egy telekommunikációs cégtől egy olyan új funkcionalitást rendel egy operátor, amely több hálózati elemet is érint, melyekért különböző fejlesztőcsapatok felelnek. Ekkor szoftverfejlesztési modelltől függetlenül a következő </text:span><text:span text:style-name="T1">(elnagyolt) </text:span><text:span text:style-name="T16">specifikációk születnek </text:span><text:span text:style-name="T18">az új funkcionalitáshoz</text:span><text:span text:style-name="T16">:</text:span></text:p>
      <text:list xml:id="list507225997" text:style-name="L3">
        <text:list-item>
          <text:p text:style-name="P78"><text:span text:style-name="T1">System</text:span><text:span text:style-name="T16"> </text:span><text:span text:style-name="T18">S</text:span><text:span text:style-name="T16">pecification: </text:span><text:span text:style-name="T17">A teljes rendszer működési követelményeit irja le </text:span><text:span text:style-name="T21">a rendszer végpontjainak szemszögéből.</text:span></text:p>
        </text:list-item>
        <text:list-item>
          <text:p text:style-name="P79"><text:span text:style-name="T16">Network Element </text:span><text:span text:style-name="T18">S</text:span><text:span text:style-name="T16">pecification: </text:span><text:span text:style-name="T18">Adott</text:span><text:span text:style-name="T17"> hálózati elemmel kapcsolatos </text:span><text:span text:style-name="T20">új</text:span><text:span text:style-name="T17"> követelményeket </text:span><text:span text:style-name="T18">tartalmazza</text:span><text:span text:style-name="T17">.</text:span></text:p>
        </text:list-item>
        <text:list-item>
          <text:p text:style-name="P79"><text:span text:style-name="T16">Imple</text:span><text:span text:style-name="T17">me</text:span><text:span text:style-name="T16">ntation </text:span><text:span text:style-name="T18">S</text:span><text:span text:style-name="T16">pecification: </text:span><text:span text:style-name="T18">Adott hálózati elemmel kapcsolatos fejlesztési munkákat </text:span><text:span text:style-name="T20">irja le</text:span><text:span text:style-name="T18">.</text:span></text:p>
        </text:list-item>
      </text:list>
      <text:h text:style-name="P135" text:outline-level="4"><text:bookmark-start text:name="__RefHeading__217_795774798"/><text:soft-page-break/><text:span text:style-name="T1">System</text:span><text:span text:style-name="T21"> Specification</text:span><text:bookmark-end text:name="__RefHeading__217_795774798"/></text:h>
      <text:p text:style-name="P14"><text:span text:style-name="T21">Ez a dokumentáció irja le az új funcionalitás követelményeit a végpontok szempontjából. Itt kell </text:span><text:span text:style-name="T21">definiálni, hogy a rendszer részét nem képező entitások különböző </text:span><text:span text:style-name="T22">akcióira a rendszernek mint egésznek hogyan kell viselkednie, milyen reakciót kell végrehajtania.</text:span></text:p>
      <text:h text:style-name="P136" text:outline-level="4"><text:bookmark-start text:name="__RefHeading__219_795774798"/>Network Element Specification<text:bookmark-end text:name="__RefHeading__219_795774798"/></text:h>
      <text:p text:style-name="P15">Ez a dokumentáció tartalmazza az adott hálózati elemmel szemben nyújtott új követelmények leirását:</text:p>
      <text:list xml:id="list634721513" text:style-name="L4">
        <text:list-item>
          <text:p text:style-name="P80">A szomszédos hálózati elemekkel való kommunikációt megvalósitó protokoll változásai.</text:p>
        </text:list-item>
        <text:list-item>
          <text:p text:style-name="P80">Adott bejövő adat vagy belső esemény kiváltódása esetén hogyan kell viselkednie a hálózati elemnek, milyen belső állapotátmeneteknek kell történnie, illetve milyen interakciókat kell végeznie a szomszédos hálózati elemekkel.</text:p>
        </text:list-item>
      </text:list>
      <text:h text:style-name="P137" text:outline-level="4"><text:bookmark-start text:name="__RefHeading__221_795774798"/>Implementation Specification<text:bookmark-end text:name="__RefHeading__221_795774798"/></text:h>
      <text:p text:style-name="P16">Az implementációs specifikációban kerülnek részletezésre az adott hálózati elemmel kapcsolatos változtatások. Ez a dokumentáció</text:p>
      <text:list xml:id="list1021735841" text:style-name="L5">
        <text:list-item>
          <text:p text:style-name="P81"><text:span text:style-name="T19">tartalmazza, hogy mely </text:span><text:span text:style-name="T20">programok mely </text:span><text:span text:style-name="T19">modul</text:span><text:span text:style-name="T20">jainak</text:span><text:span text:style-name="T19"> viselkedését kell megváltoztatni a hálózati elemen belül, </text:span><text:span text:style-name="T20">és</text:span></text:p>
        </text:list-item>
        <text:list-item>
          <text:p text:style-name="P81"><text:span text:style-name="T19">irja le a modulok új viselkedés</text:span><text:span text:style-name="T20">i</text:span><text:span text:style-name="T19"> szabályait.</text:span></text:p>
        </text:list-item>
      </text:list>
      <text:p text:style-name="P17"><text:span text:style-name="T22">Ezen dokumentációk </text:span><text:span text:style-name="T24">és folyamat </text:span><text:span text:style-name="T22">alapján a következő teszttipusok vezethetőek be:</text:span></text:p>
      <text:h text:style-name="P134" text:outline-level="4"><text:bookmark-start text:name="__RefHeading__231_795774798"/><text:span text:style-name="T1">System</text:span><text:span text:style-name="T22"> Test</text:span><text:bookmark-end text:name="__RefHeading__231_795774798"/></text:h>
      <text:p text:style-name="P17"><text:span text:style-name="T22">Az egész rendszer tesztelése a külső entitás vezérletével. Ezen tesztek során egyetlen hálózati elemet sem </text:span><text:span text:style-name="T23">szimulál</text:span><text:span text:style-name="T22"> a tesztelő. </text:span><text:span text:style-name="T23">A tesztet végző mérnöknek nem kell ismernie az alacsonyabb szinteken, egyes hálózati elemekhez specifikált változásokat.</text:span></text:p>
      <text:h text:style-name="P139" text:outline-level="4"><text:bookmark-start text:name="__RefHeading__233_795774798"/>Network Element Test<text:bookmark-end text:name="__RefHeading__233_795774798"/></text:h>
      <text:p text:style-name="P2"><text:span text:style-name="T22">Az adott hálózati elem tesztelése a külső kapcsolatai, vagy <text:s/>belső eseményei által vezérelve. Ezen </text:span><text:soft-page-break/><text:span text:style-name="T22">tesztek csak és kizárólag az adott hálózati elemre vonatko</text:span><text:span text:style-name="T23">z</text:span><text:span text:style-name="T22">nak, igy a vele szomsz</text:span><text:span text:style-name="T23">é</text:span><text:span text:style-name="T22">dos </text:span><text:span text:style-name="T23">hálózati</text:span><text:span text:style-name="T22"> </text:span><text:span text:style-name="T23">elemeket szimulálni kell. Mivel itt már nincs külső entitás, a tesztelés ezen a szinten már </text:span><text:span text:style-name="T23">automatizálható. A tesztelést végző mérnöknek nem kell ismernie se a teljes rendszer működését, se az adott hál</text:span><text:span text:style-name="T24">ó</text:span><text:span text:style-name="T23">zati elem belső</text:span><text:span text:style-name="T24"> </text:span><text:span text:style-name="T23">működését.</text:span></text:p>
      <text:h text:style-name="P138" text:outline-level="4"><text:bookmark-start text:name="__RefHeading__235_795774798"/>Moduletest<text:bookmark-end text:name="__RefHeading__235_795774798"/></text:h>
      <text:p text:style-name="P18"><text:span text:style-name="T24">Adott hálózati elemen belüli adott modul tesztelése. </text:span><text:span text:style-name="T24">Az implementációs specifikáció alapján a tesztet végző mérnök ismeri a modul előirt viselkedését, illetve a modullal szomszédos modulok viselkedését is. Mivel ezen tesztek csak az adott modulra vonatkoznak, a tesztelőnek a szomszédos modulokat szimuálnia kell. A tesztelőnek nem kell ismernie a modul belső megvalósitását, csak a kifele nyújtott szolgáltatásait, azaz fehérdoboz tesztet hajt végre. </text:span><text:span text:style-name="T26">Todo kesobb megemliteni, hogy ezt a fejleszto is vegezheti TDD-ben.</text:span></text:p>
      <text:h text:style-name="P140" text:outline-level="4"><text:bookmark-start text:name="__RefHeading__237_795774798"/>Unittest<text:bookmark-end text:name="__RefHeading__237_795774798"/></text:h>
      <text:p text:style-name="P59"><text:span text:style-name="T24">Unittesztnek nevezzük a kód azon részének tesztelését, mely rész már tovább nem bontható. </text:span><text:span text:style-name="T1">Ez lehet egy osztály, de akár csak egy függvény is. Itt a tesztelő megegyezik a kódot iró fejlesztővel, valamint a tesztelés párhuzamosan zajlik a fejlesztéssel.</text:span></text:p>
      <text:p text:style-name="P19"><text:span text:style-name="T1">Dolgozatomban </text:span><text:span text:style-name="T33">Linux operációs rendszer </text:span><text:span text:style-name="T35">alatt, </text:span><text:span text:style-name="T33">C++ </text:span><text:span text:style-name="T35">nyelven irt </text:span><text:span text:style-name="T33">kódhoz tartozó</text:span><text:span text:style-name="T1"> modul-, illetve unitteszttel kapcsolatos elveket, technikákat, eszközöket fogom bemutatni. </text:span><text:span text:style-name="T34">Mivel ezen elvek, technikák és eszközök mind a modultesztre, mind a unittesztre alkamazható</text:span><text:span text:style-name="T35">a</text:span><text:span text:style-name="T34">k, a továbbiakban a tesztelés kifejezés alatt mind a modultesztelést, mind a unittesztelést fogom érteni. Ahol </text:span><text:span text:style-name="T35">számit különbség, ott külön fogom jelezni, hogy melyikről van szó.</text:span></text:p>
      <text:p text:style-name="P19"><text:span text:style-name="T36">A tesztelés nem egzakt tudomány, igy különböző szoftvermérnökö</text:span><text:span text:style-name="T36">k más és más elveket követhetnek, melyek akár egymással ellent is mondhatnak. A dolgozatomat javarészt a saját tapasztalataim alapján irtam, igy előfordulhat, hogy egyes szakirodalmak pont az ellenkezőjét állitják az itt leirtaknak.</text:span></text:p>
      <text:p text:style-name="P20"><text:span text:style-name="T39">Bár jómagam a tesztelést a feljesztés részének tekintem, a tov</text:span><text:span text:style-name="T38">ábbiakban </text:span><text:span text:style-name="T39">mégis </text:span><text:span text:style-name="T38">különbséget </text:span><text:span text:style-name="T39">fogok tenni közöttük és ezzel pár fogalmat rögzitek is:</text:span></text:p>
      <text:list xml:id="list1141912398" text:style-name="L6">
        <text:list-item>
          <text:p text:style-name="P82">Kód: a projekt célkitűzéseit megvalósitó programkód.</text:p>
        </text:list-item>
        <text:list-item>
          <text:p text:style-name="P82"><text:soft-page-break/>Fejlesztés: a kód előállitásának folyamata.</text:p>
        </text:list-item>
        <text:list-item>
          <text:p text:style-name="P82">Teszt: a kódot tesztelő programkód.</text:p>
        </text:list-item>
        <text:list-item>
          <text:p text:style-name="P82">Tesztelés: a teszt megirása, futtatása, kiértékelése.</text:p>
        </text:list-item>
      </text:list>
      <text:p text:style-name="P21">Todo: kesobb ellenorizni, hogy ide kell-e meg irni valamit, v torolni kell-e esetleg valamit.</text:p>
      <text:h text:style-name="P128" text:outline-level="2"><text:bookmark-start text:name="__RefHeading__223_795774798"/>A tesztelhető kód követelményei<text:bookmark-end text:name="__RefHeading__223_795774798"/></text:h>
      <text:p text:style-name="P19"><text:span text:style-name="T36">Mivel a tesztelés jelentősen megnöveli a fejlesztési időt, fokozottan kell figy</text:span><text:span text:style-name="T37">e</text:span><text:span text:style-name="T36">lni arra, hogy tesztelhető kódot irjunk. Nincs tesztelhetetlen kód, de sok időt, energiát megspórolhatunk azzal, hogy a tesztelő keze alá dolgozunk. Mivel </text:span><text:span text:style-name="T37">a </text:span><text:span text:style-name="T36">unitteszt</text:span><text:span text:style-name="T37">et maga a fejlesztő irja, saját magunknak segitünk azzal, ha az itt leirt elveket betartjuk.</text:span></text:p>
      <text:p text:style-name="P3">Általános elvként megfogalmazhatjuk, <text:span text:style-name="T225">hogy fejlesztés közben végig járjon a fejünkben: „Hogy fogom én ezt letesztelni?”</text:span></text:p>
      <text:p text:style-name="P3">A lista nyilvánvalóan nem lehet teljes, de megpróbáltam a legfontosabb pontokat összegyűjteni.</text:p>
      <text:p text:style-name="P3"><text:span text:style-name="T29">Todo elolvasni: </text:span><text:a xlink:type="simple" xlink:href="http://programmers.stackexchange.com/questions/153410/what-are-the-design-principles-that-promote-testable-code-designing-testable-c"><text:span text:style-name="T25">http://programmers.stackexchange.com/questions/153410/what-are-the-design-principles-that-promote-testable-code-designing-testable-c</text:span></text:a></text:p>
      <text:p text:style-name="P4"><text:a xlink:type="simple" xlink:href="http://misko.hevery.com/attachments/Guide-Writing%20Testable%20Code.pdf"><text:span text:style-name="T30">http://misko.hevery.com/attachments/Guide-Writing%20Testable%20Code.pdf</text:span></text:a><text:span text:style-name="T5">,</text:span></text:p>
      <text:h text:style-name="P118" text:outline-level="3"><text:bookmark-start text:name="__RefHeading__711_2046454116"/>Kódszervezés<text:bookmark-end text:name="__RefHeading__711_2046454116"/></text:h>
      <text:p text:style-name="P25"><text:span text:style-name="T37">A </text:span><text:span text:style-name="T38">programot bontsuk modulokra. Mindig legyen tiszta az adott modul feladata, felelősségi köre, és ezen pontok szerint a modul legyen zárt. Ez </text:span><text:span text:style-name="T40">nyilván olyan alapelv, amelyet talán megemliteni is felesleges, de tesztelés szempontjából mégis kiemelt jelentőségű. Később látható lesz, hogy a teszt külön futtatható állománnyá fog lefordulni, </text:span><text:span text:style-name="T51">és m</text:span><text:span text:style-name="T40">int minden futtathat</text:span><text:span text:style-name="T48">ó</text:span><text:span text:style-name="T40"> állománynak, ennek is lesz egy </text:span><text:span text:style-name="T41">_start </text:span><text:span text:style-name="T40">szimbóluma, </text:span><text:span text:style-name="T47">a</text:span><text:span text:style-name="T40">mely meghivásával az operációs rendszer elinditja a programot </text:span><text:span text:style-name="T48">[todo </text:span><text:span text:style-name="T4">How main() is executed on Linux</text:span><text:span text:style-name="T48">]. </text:span><text:span text:style-name="T51">Ez viszont kizárja annak lehetőségét, hogy a teszt a kódb</text:span><text:span text:style-name="T51">ól leforditott futtatható állományt tesztelje közvetlenül. Három megoldás is kinálkozik erre a problémára, de szép és hasznos megoldást csak az egyik fog nyújtani. </text:span><text:span text:style-name="T27">Todo ellenőrizni, hogy a statikus linkelesnel tenyleg nem lehet a szimbolumbetoltessel jatszani.</text:span></text:p>
      <text:h text:style-name="P141" text:outline-level="4"><text:bookmark-start text:name="__RefHeading__713_2046454116"/>Forditás és linkelés<text:bookmark-end text:name="__RefHeading__713_2046454116"/></text:h>
      <text:p text:style-name="P26"><text:span text:style-name="T51">Tegyük fel, hogy a projektünk csak két f</text:span><text:span text:style-name="T52">ájl</text:span><text:span text:style-name="T51">ból áll: main.cpp, calculate.cpp. A legegyszerűbb módja a futtatható állomány előállitásának, ha egy lépésben forditunk és linkelünk. Ezzel viszont pont a </text:span><text:soft-page-break/><text:span text:style-name="T51">fentebb mefogalmazott problémaba fogunk belefutni. Ehelyett külön lépésként forditsunk és linkeljünk. </text:span><text:span text:style-name="T52">Ekkor </text:span><text:span text:style-name="T52">a forditás során létrejönnek az object file-ok, amelyeket már a tesztünkhöz is hozzálinkelhetünk. Ennek </text:span><text:span text:style-name="T52">a megoldásnak hátránya, hogy bizonyos osztályok hamisitását lehetetlenné teszi. </text:span><text:span text:style-name="T49">Todo Ezt azért ellenorizni. LD_PRELOAD-dal se lehet? </text:span><text:span text:style-name="T50">Ha tenyleg nem megoldhato, akkor ezt meg kell emliteni majd a stubolasnal is.</text:span></text:p>
      <text:h text:style-name="P134" text:outline-level="4"><text:bookmark-start text:name="__RefHeading__715_2046454116"/><text:span text:style-name="T52">Statikus </text:span><text:span text:style-name="T55">library</text:span><text:bookmark-end text:name="__RefHeading__715_2046454116"/></text:h>
      <text:p text:style-name="P27"><text:span text:style-name="T52">Az előbb leirt módszert finomithatjuk azzal, hogy az object fájlokból statikus library-t hozunk létre, így minden modul egy statikus library-val fog megeggyezni. Ezt </text:span><text:span text:style-name="T53">a </text:span><text:span text:style-name="T52">statikus library-t linkeljük majd hozzá a teszthez. E</text:span><text:span text:style-name="T54">z</text:span><text:span text:style-name="T52"> a megoldás </text:span><text:span text:style-name="T54">is örökli az előző megoldás</text:span><text:span text:style-name="T52"> problémáj</text:span><text:span text:style-name="T54">át</text:span><text:span text:style-name="T52">: bizonyos osztályok hamisitását lehetetlenné teszi. </text:span><text:span text:style-name="T28">Todo: ellenőrizni.</text:span></text:p>
      <text:h text:style-name="P134" text:outline-level="4"><text:bookmark-start text:name="__RefHeading__717_2046454116"/><text:span text:style-name="T52">Dinamikus </text:span><text:span text:style-name="T55">library</text:span><text:bookmark-end text:name="__RefHeading__717_2046454116"/></text:h>
      <text:p text:style-name="P28"><text:span text:style-name="T55">A legszebb megoldás, ha az object file-okból shared object-et csinálunk. Ekkor hasonlóan a statikus linkeléshez, a modul osztályai, eljárásai egy library-be fognak fordulni, viszont a tesztelés során a library tetszőleges </text:span><text:span text:style-name="T56">osztálya, eljárása </text:span><text:span text:style-name="T55">hamisitható lesz.</text:span></text:p>
      <text:h text:style-name="P122" text:outline-level="3"><text:bookmark-start text:name="__RefHeading__719_2046454116"/>Függvények<text:bookmark-end text:name="__RefHeading__719_2046454116"/></text:h>
      <text:p text:style-name="P5"><text:span text:style-name="T206">A függvények hosszúsága (sorainak száma) meghatározza a teszt bonyolultságát. Egy több száz soros, függvény kellően bonyolulttá és átláthatatlanná teszi a unittesztjét is saját maga mellett. Célszerű maximalizálni a függvények maximális sorhosszát, valamint a vezérlési </text:span><text:span text:style-name="T209">szerkezetek </text:span><text:span text:style-name="T207">egymásbaágyazhatóságának mértékét.</text:span></text:p>
      <text:h text:style-name="P122" text:outline-level="3"><text:bookmark-start text:name="__RefHeading__895_1209401066"/>Kód – teszt kapcsolata<text:bookmark-end text:name="__RefHeading__895_1209401066"/></text:h>
      <text:p text:style-name="P10"><text:span text:style-name="T206">A teszt irása során gyakran találkozhatunk azzal a gondolattal, hogy egy teszt</text:span><text:span text:style-name="T209">et gyorsabban megirhatnánk</text:span><text:span text:style-name="T206">, ha a kód tartalmazna p</text:span><text:span text:style-name="T208">á</text:span><text:span text:style-name="T206">r olyan kiegészitést, amelyet csak a teszt használna, </text:span><text:span text:style-name="T210">a kód nem</text:span><text:span text:style-name="T206">. </text:span><text:span text:style-name="T210">Ebben a kérdésben jelentősen megoszlanak a vélemények, van olyan teszt</text:span><text:span text:style-name="T210">keretrendszer, melyet elő kell segiteni a kódba irt makrókkal. Jómagam az ellenzők táborába tartozom, a kód csak olyan elemeket </text:span><text:soft-page-break/><text:span text:style-name="T210">tartalmazzon, amely a projekt céljának eléréséhez vezet.</text:span><text:span text:style-name="T206"> </text:span><text:span text:style-name="T210">Általános probléma a kód kiegészitésével, hogy a teszt olyan kódot fog tesztelni, amely nem fog futni az éles rendszerben. Rosszabb esetben a teszt nem is fogja az így kiváltott kódrészletet tesztelni. </text:span><text:span text:style-name="T212">Ennek ellenére van olyan eset is, amikor célszerű olyan részekkel kiegésziteni a kódot, amely éles rendszerben sosem fog lefutni. </text:span><text:span text:style-name="T31">TODO </text:span><text:span text:style-name="T31">ostream operator&lt;&lt;</text:span></text:p>
      <text:h text:style-name="Heading_20_3" text:outline-level="3"><text:bookmark-start text:name="__RefHeading__897_1209401066"/>Konstruktor<text:bookmark-end text:name="__RefHeading__897_1209401066"/></text:h>
      <text:p text:style-name="P6"><text:span text:style-name="T210">Adott egy olyan osztály amelynek csak paraméteres konstruktora van, a tesztelő viszont tudja, hogy az adott unitteszt szempontjából lényegtelen, hogy a konstruktor felhasználja-e a paramétereit-e vagy sem. Ilyenkor a tesztelő hajlamos egy paraméter nélküli konstruktor létrehozására a kódban. </text:span><text:span text:style-name="T211">Ehelyett két megoldás is kinálkozik:</text:span></text:p>
      <text:list xml:id="list1602215609" text:style-name="L7">
        <text:list-item>
          <text:p text:style-name="P83">Adjunk a konstruktor paramétereinek default értéket.</text:p>
        </text:list-item>
        <text:list-item>
          <text:p text:style-name="P83">Dummy ojektumokkal (lsd. később) hivjuk meg a konstruktort.</text:p>
        </text:list-item>
      </text:list>
      <text:p text:style-name="P29"><text:span text:style-name="T215">Egy másik jellegzetes probléma, hogy a konstruktor a változóinak inicializálásán kivül mást is csinál. Például </text:span><text:span text:style-name="T216">a konstruktor fájlból olvas fel adatot. Ekkor a tesztkörnyezetben is ott kell lennie a fájlnak, ami nem mindig lehetséges. Ehelyett célszerűbb a konstruktort csak inicializálásra használni, és minden tevékenységet külön eljárásba tenni.</text:span></text:p>
      <text:p text:style-name="P30"><text:span text:style-name="T216">A harmadik általános probléma az objektummal együttműködő objektumok létrehozási helyének kérdése. Amennyiben az együttműködő objektumokat csak az adott objektum használja, kézenfekvő a gondolat, hogy ő is hozza létre a konstruktorában. Ezzel az a baj, hogy mi ezeket az együttműködő objektumokat hamisitani szeretnénk, hogy a teszt során a mi elvárásaink szerint viselkedjenek. Unitteszt esetén ez könnyen kivitelezhető az együttműködő objektumok csréjével a tesztelendő objektumon belül, de modulteszt során ez már nehezebben valósitható meg, főleg, ha tekintetbe vesszük, hogy a modulteszt feketedoboz tesztelés, azaz a teszt nem fog tudni semmi az objektum belső szerkezetésről. </text:span><text:span text:style-name="T217">A konstruktoron belüli létrehozás helyett célszerűbb az együttműködő objektumokat ott létrehozni, ahol magát a tesztelendő objektumot, és neki a konstruktorában átadni őket.</text:span></text:p>
      <text:h text:style-name="Heading_20_3" text:outline-level="3"><text:bookmark-start text:name="__RefHeading__899_1209401066"/><text:soft-page-break/>UNITTEST makró<text:bookmark-end text:name="__RefHeading__899_1209401066"/></text:h>
      <text:p text:style-name="P7"><text:span text:style-name="T211">Adott egy olyan kódrészlet, amely csak az éles rendszerben működik, a tesztkörnyezetben nem. Például a program a futása elején ellenőrzi, hogy adott felhaszálóként futtatjuk-e a programot, és ha nem, akkor hibaüzenettel terminál. Erre megoldás, ha ezt az ellenőrzést </text:span><text:span text:style-name="T42">#ifdef </text:span><text:span text:style-name="T44">UNITTEST ...</text:span><text:span text:style-name="T42"> #else ... #endif</text:span><text:span text:style-name="T211"> feltételes forditási direktiva közé tesszük.</text:span></text:p>
      <text:p text:style-name="P52">#ifdef UNITTEST<text:line-break/> <text:s/>felhasználó ellenőrzés<text:line-break/>#else<text:line-break/> <text:s/>return true;<text:line-break/>#endif</text:p>
      <text:p text:style-name="P8"><text:span text:style-name="T212">Ezzel a rosszabbik eset valósul meg, a valós kódrészletet sosem teszteljük. Ehelyett célszerűbb a felhasználónevet változóba rakni, </text:span><text:span text:style-name="T213">és a tesztből átirni a megfelelőre. </text:span><text:span text:style-name="T218">Ez az egyszerű probléma csak egy pár soros kódrészletet vont ki a tesztelés alól, de </text:span><text:span text:style-name="T219">már így is </text:span><text:span text:style-name="T218">látható, hogy nagyobb, összetettebb kód esetén a UNITTEST makró használata veszélyes és ezért kerülendő.</text:span></text:p>
      <text:h text:style-name="P123" text:outline-level="3"><text:bookmark-start text:name="__RefHeading__901_1209401066"/>Kivételkezelés<text:bookmark-end text:name="__RefHeading__901_1209401066"/></text:h>
      <text:p text:style-name="P9"><text:span text:style-name="T213">Rossz programozói stilus, hogy hiba esetén a program kiir egy hibaüzenetet, majd </text:span><text:span text:style-name="T43">exit()</text:span><text:span text:style-name="T213"> hivással terminál. Ilyen hiba többek közt lehet:</text:span></text:p>
      <text:list xml:id="list37899380" text:style-name="L8">
        <text:list-item>
          <text:p text:style-name="P84">Inkonzisztens állapotba kerül egy objektum.</text:p>
        </text:list-item>
        <text:list-item>
          <text:p text:style-name="P84">Egy függvény olyan állapotban hivodik meg, amikor nem szabadna meghivódnia.</text:p>
        </text:list-item>
        <text:list-item>
          <text:p text:style-name="P84">Érvénytelen paramétert kap egy eljárás.</text:p>
        </text:list-item>
      </text:list>
      <text:p text:style-name="P9"><text:span text:style-name="T213">Az ilyen esetekben történő </text:span><text:span text:style-name="T43">exit()</text:span><text:span text:style-name="T213"> hivással az a gond, hogy tesztelés során magát a tesztelést is megszakitja. Az első két példa esetén ez még jogos is lehet, mert se elvileg, se gyakorlatilag nem fordulhatna ilyen eset elő. Ezekben az esetekben viszont célszerű az </text:span><text:span text:style-name="T43">exit()</text:span><text:span text:style-name="T213"> helyett az </text:span><text:span text:style-name="T43">abort()</text:span><text:span text:style-name="T213"> eljárással terminálni, ami dump-olja a program által használt memóriát, ezzel segitve elő a hibakeresést. A harmadik esetben viszont az </text:span><text:span text:style-name="T43">abort()</text:span><text:span text:style-name="T213"> se jó megoldás hiszen egy rossz érték esetén még nem biztos, hogy inkonzisztens állapotba kerül az objektum. Ilyenkor célszerű kivételt dobni, melyet </text:span><text:span text:style-name="T214">a teszt is tud </text:span><text:span text:style-name="T214">ellenőrizni.</text:span></text:p>
      <text:h text:style-name="P124" text:outline-level="3"><text:bookmark-start text:name="__RefHeading__903_1209401066"/><text:soft-page-break/>Globális változók<text:bookmark-end text:name="__RefHeading__903_1209401066"/></text:h>
      <text:p text:style-name="P36"><text:span text:style-name="T25">TODO</text:span>: A main elott inicializálódnak, lehet őket hamisitani?</text:p>
      <text:h text:style-name="P129" text:outline-level="2"><text:bookmark-start text:name="__RefHeading__225_795774798"/><text:span text:style-name="T3">Objektumok hami</text:span><text:span text:style-name="T12">sitása</text:span><text:bookmark-end text:name="__RefHeading__225_795774798"/></text:h>
      <text:p text:style-name="P37"><text:span text:style-name="T60">Egy modul tesztelése során előbb-utóbb belefutunk abba a problémába, hogy a tesztelendő modullal együttműködő objektumok viselkedése, esetleg maga a léte számunkra nem megfelelő. </text:span><text:span text:style-name="T62">Ilyen esetekben az együttműködő objektumot helyettesitjuk, hamisitjuk egy számunkra megfelelő objektummal, amely a mi elvárásaink szerint működik. Annak, hogy az együttműködő objektum nem megfelelő,</text:span><text:span text:style-name="T60"> több oka is lehet:</text:span></text:p>
      <text:list xml:id="list973101099" text:style-name="L9">
        <text:list-item>
          <text:p text:style-name="P101"><text:span text:style-name="T60">A</text:span><text:span text:style-name="T61">z objektum a</text:span><text:span text:style-name="T60"> teszt</text:span><text:span text:style-name="T61">ek egy részének során</text:span><text:span text:style-name="T60"> nem fogja használni az együttműködő objektumot, </text:span><text:span text:style-name="T97">vagy ha használja is, a teszt számára lényegtelen, hogy az adott együttműködő objektum mit csinál</text:span><text:span text:style-name="T60">.</text:span></text:p>
        </text:list-item>
        <text:list-item>
          <text:p text:style-name="P85">Az együttműködő objektum inicializálása túl sok időbe kerül.</text:p>
        </text:list-item>
        <text:list-item>
          <text:p text:style-name="P86">A tesztkörnyezetben az együttműködő objektum nem működik.</text:p>
        </text:list-item>
        <text:list-item>
          <text:p text:style-name="P86">Az együttműködő objektum viselkedése nem befolyásolható a tesztelő által.</text:p>
        </text:list-item>
        <text:list-item>
          <text:p text:style-name="P87">Az együttműködő objektum viselkedése olyan, hogy meggátolja a teszt párhuzamos futtatását különböző felhasználók által.</text:p>
        </text:list-item>
      </text:list>
      <text:h text:style-name="P119" text:outline-level="3"><text:bookmark-start text:name="__RefHeading__1028_2119201942"/>Példák<text:bookmark-end text:name="__RefHeading__1028_2119201942"/></text:h>
      <text:list xml:id="list71115686" text:style-name="L10">
        <text:list-item>
          <text:p text:style-name="P103"><text:span text:style-name="T97">Tegyük fel, hogy minden objektum megkap egy </text:span><text:span text:style-name="T68">Logger</text:span><text:span text:style-name="T97"> típusú objektumot, amely </text:span><text:span text:style-name="T140">segitségével</text:span><text:span text:style-name="T97"> a modul naplóz. Ez a logger objektum a syslog-ba ir, valamint TCP kapcsolaton keresztül egy külső számitógépnek is elküldi a logokat. </text:span><text:span text:style-name="T113">Ha valamiért nem akarjuk a naplózást ellenőrizni, akkor <text:s/></text:span><text:span text:style-name="T97">feleslegesen bonyolitjuk a tesztet a logrendszer beállitásával, </text:span><text:span text:style-name="T140">inicializálásával</text:span><text:span text:style-name="T97">. Ehelyett egy olyan objektumot használunk, melynek a szolgáltatása megegyezik a </text:span><text:span text:style-name="T68">Logger</text:span><text:span text:style-name="T97"> típusú objektummal, de valójában semmit sem csinál.</text:span></text:p>
        </text:list-item>
        <text:list-item>
          <text:p text:style-name="P102"><text:span text:style-name="T62">A</text:span><text:span text:style-name="T63">z </text:span><text:span text:style-name="T64">tesztelendő objektumunk egy forditó, amely több nyelv szavait, kifejezéseit tárolja nyelvenként külön </text:span><text:span text:style-name="T62">objektum</text:span><text:span text:style-name="T64">okban</text:span><text:span text:style-name="T62">. </text:span><text:span text:style-name="T63">Ezen adatbázisok felolvasása költséges művelet, </text:span><text:span text:style-name="T64">a</text:span><text:span text:style-name="T63">mely </text:span><text:span text:style-name="T64">teljesen</text:span><text:span text:style-name="T63"> felesleges, hiszen a teszt</text:span><text:span text:style-name="T64">ek</text:span><text:span text:style-name="T63"> során nem fogjuk az összes szót, kifejezést leellenőrizni, csak egy előre kiválasztott kis számú forditást fogunk ellenőrizni. </text:span><text:span text:style-name="T64">Ahelyett, hogy a teszt az </text:span><text:soft-page-break/><text:span text:style-name="T64">eredeti szótárobjektumokat hozná létre, olyan objektumokat fogunk létrehozni, amelyeknek a szolgáltatásai megegyeznek az eredetivel, de a teszthez szükséges pár szót, kifejezést </text:span><text:span text:style-name="T64">manuálisan fogjuk betölteni, ezzel elkerülve a teljes adatbázis költséges beolvasását.</text:span></text:p>
        </text:list-item>
        <text:list-item>
          <text:p text:style-name="P102"><text:span text:style-name="T64">A tesztelendő objektum adatait egy olyan objektum tárolja, amely az adatokat egy másik számitógépről szerzi TCP</text:span><text:span text:style-name="T65">-</text:span><text:span text:style-name="T64">kapcsolaton keresztül, és amely számitógép csak az éles rendszerben érhető el. </text:span><text:span text:style-name="T65">Ekkor az együttműködő objektum nem fog működni a tesztkörnyezetben. Ebben az esetben az adatobjektumot le kell cserélnünk egy olyan objektumra, melyet mi magunk látunk el adatokkal és nem TCP-kapcsolaton keresztül gyűjti be azokat.</text:span></text:p>
        </text:list-item>
        <text:list-item>
          <text:p text:style-name="P102"><text:span text:style-name="T65">A </text:span><text:span text:style-name="T66">tesztelendő objektumunk egy naptár, amely minden másodpercben megkérdezi egy </text:span><text:span text:style-name="T67">CurrentTime</text:span><text:span text:style-name="T66"> típusú objektumottól az aktuális időt, és ha az adott időpontra van valami előre definiált akciója, végrehajtja azt. Ebben az esetben a tesztünk futási ideje mindig az aktuális időtől fog függni, a teszt során az akciók végrehajtási idejét mindig hozzá kell igazitani az aktuális időhöz. Ehelyett cseréljük le a </text:span><text:span text:style-name="T67">CurrentTime</text:span><text:span text:style-name="T66"> típusú objektumunkat egy saját objektumra, amelynek mi állitjuk majd be, hogy milyen idővel térjen vissza, mikor a tesztelendő objektumunk lekérdezi az aktuális időt. Igy a teszt során az akc</text:span><text:span text:style-name="T96">i</text:span><text:span text:style-name="T66">ók időpontját tetszőlegesre választhatjuk meg, </text:span><text:span text:style-name="T94">megszűnik az aktuális időtől való függőségünk.</text:span></text:p>
        </text:list-item>
        <text:list-item>
          <text:p text:style-name="P102"><text:span text:style-name="T95">Az utolsó probléma meglehetősen speciális, de ha megvalósul, annál zavaróbb. Nagy rendszerek esetén a fejl</text:span><text:span text:style-name="T96">e</text:span><text:span text:style-name="T95">sztés egy adott platformon történik, amely meghatározza a számitógép architektúráját, verzióját, a használt library-k verzióját. </text:span><text:span text:style-name="T96">Ezek biztonsági és stabilitási okokból kifolyólag jellemzően nem a legfrissebbek, asztali rendszernek nem feltétlenül kényelmesek. Ilyen esetben egy vagy több központi gépet szokás beüzemelni, amely megfelel a platform előirásainak, és a fejlesztők, tesztelők ezeken az ún. buildserver-eken forditanak, tesztelnek. Profibb környezetben ezeken a gépeken egy automatizált rendszer is fut, amely például minden - a verziókövetőben történt - kommit után lefuttatja a teszteket. Ekkor elengedhetetetlen feltétel, hogy a tesztek párhuzamosan is futtathatók legyenek különböző felhasználók által.<text:line-break/></text:span><text:span text:style-name="T97">Egy tökéletes példa erre a probléma egy adatbázist burkoló objektum tesztelése. A teszt során ellenőrizzük, hogy a burkoló objektum különböző eljárásai milyen módon módositják az adatbázist. Viszont ha két felhasználó párhuzamosan futtatja a tesztet kis időeltéréssel, akkor az egyik teszt el fogja rontani a másik eredményét. Ilyenkor magát az adatbázist kell hamisitani, amely módszerről később irni fogok.</text:span></text:p>
        </text:list-item>
      </text:list>
      <text:h text:style-name="Heading_20_3" text:outline-level="3"><text:bookmark-start text:name="__RefHeading__2173_266161830"/><text:soft-page-break/><text:span text:style-name="T143">Az </text:span><text:span text:style-name="T76">override</text:span><text:span text:style-name="T143"> kulcsszó</text:span><text:bookmark-end text:name="__RefHeading__2173_266161830"/></text:h>
      <text:p text:style-name="P45"><text:span text:style-name="T143">Az objektumhamisitásban nagy szerepe lesz az öröklődésnek, és a függvény-felüldefiniálásnak (</text:span><text:span text:style-name="T76">override</text:span><text:span text:style-name="T143">). Ezért - a</text:span><text:span text:style-name="T237">mennyiben az új, 2011-es C++ szabványt használjuk </text:span><text:span text:style-name="T242">-</text:span><text:span text:style-name="T237"> mindenképp javasolt az </text:span><text:span text:style-name="T45">override</text:span><text:span text:style-name="T237"> kulcsszó használata. Az override kulcsszó a gyerekosztályban a függvénydeklaráció végére irható, ezzel jelezve, hogy az adott függvény felüldefiniálja az ősosztály egy virtuális függvényét. </text:span><text:span text:style-name="T238">Amennyiben az így jelzett eljárás mégsem definiál felül egyetlen függvényt sem az ősosztályból, forditási hibát fogunk kapni. </text:span><text:span text:style-name="T241">Igy ha később megváltozik az együttműködő objektum, </text:span><text:span text:style-name="T243">viszont a fejlesztő elfelejtette a régi teszteket ennek megfelelően átirni, már forditási idóben észre fogja ezt venni.</text:span></text:p>
      <text:p text:style-name="P56">class A </text:p>
      <text:p text:style-name="P56">{ </text:p>
      <text:p text:style-name="P56">public: </text:p>
      <text:p text:style-name="P56"><text:s text:c="4"/>virtual void a(); </text:p>
      <text:p text:style-name="P56"><text:s text:c="4"/>void b(); </text:p>
      <text:p text:style-name="P56">}; </text:p>
      <text:p text:style-name="P56"/>
      <text:p text:style-name="P56">class B: public A </text:p>
      <text:p text:style-name="P56">{ </text:p>
      <text:p text:style-name="P56">public: </text:p>
      <text:p text:style-name="P54"><text:span text:style-name="T238"><text:s text:c="4"/>void a() override; <text:tab/>// O</text:span><text:span text:style-name="T239">O</text:span><text:span text:style-name="T238">: Az ősosztályban van ilyen<text:line-break/><text:tab/>// szignatúrájú virtuális</text:span></text:p>
      <text:p text:style-name="P57"><text:tab/>// függvény.</text:p>
      <text:p text:style-name="P56">}; </text:p>
      <text:p text:style-name="P56"/>
      <text:p text:style-name="P56">class C: public A </text:p>
      <text:p text:style-name="P56">{ </text:p>
      <text:p text:style-name="P56">public: </text:p>
      <text:p text:style-name="P53"><text:span text:style-name="T238"><text:s text:c="4"/>void a(int i) override; <text:tab/>// </text:span><text:span text:style-name="T239">HIBA: Az ősosztálybeli </text:span><text:span text:style-name="T240">A::</text:span><text:span text:style-name="T239">a()</text:span></text:p>
      <text:p text:style-name="P53"><text:span text:style-name="T239"><text:tab/>// függvénynek más a<text:line-break/><text:tab/></text:span><text:span text:style-name="T250">// </text:span><text:span text:style-name="T239">szignat</text:span><text:span text:style-name="T240">ú</text:span><text:span text:style-name="T239">rája.</text:span></text:p>
      <text:p text:style-name="P56">}; </text:p>
      <text:p text:style-name="P56"><text:s/></text:p>
      <text:p text:style-name="P56">class D: public A </text:p>
      <text:p text:style-name="P56">{ </text:p>
      <text:p text:style-name="P56">public: </text:p>
      <text:p text:style-name="P55"><text:span text:style-name="T238"><text:s text:c="4"/>void b() override;<text:tab/></text:span><text:span text:style-name="T240">// HIBA: Az ősosztályban az<text:line-break/><text:tab/>// A::b() függvény nem virtuális.</text:span></text:p>
      <text:p text:style-name="P58">};</text:p>
      <text:h text:style-name="P125" text:outline-level="3"><text:bookmark-start text:name="__RefHeading__2175_266161830"/><text:soft-page-break/><text:span text:style-name="T99">S</text:span><text:span text:style-name="T98">aj</text:span><text:span text:style-name="T99">á</text:span><text:span text:style-name="T98">t objektum </text:span><text:span text:style-name="T99">hamisitása</text:span><text:bookmark-end text:name="__RefHeading__2175_266161830"/></text:h>
      <text:p text:style-name="P46"><text:span text:style-name="T138">A hamisitásokat </text:span><text:span text:style-name="T139">a tipusuk mellett </text:span><text:span text:style-name="T144">(lsd. később)</text:span><text:span text:style-name="T139"> </text:span><text:span text:style-name="T138">aszerint </text:span><text:span text:style-name="T139">is meg lehet </text:span><text:span text:style-name="T138">különböztet</text:span><text:span text:style-name="T139">ni</text:span><text:span text:style-name="T138">, hogy saját objektumot, vagy külső objektumot akarunk hamisitani. </text:span><text:span text:style-name="T139">Saját objektum alatt azon objektumokat értem, amelyek a kód részei, </text:span><text:span text:style-name="T144">azaz teljes mértékben az ellenőrzésünk alatt vannak, </text:span><text:span text:style-name="T139">külső objektum alatt pedig azokat, amelyeket csak használ a kódunk, </text:span><text:span text:style-name="T144">de nem felügyel, </text:span><text:span text:style-name="T139">azaz ún. </text:span><text:span text:style-name="T75">3rd party library</text:span><text:span text:style-name="T139">-k.</text:span></text:p>
      <text:p text:style-name="P47"><text:span text:style-name="T145">Saját objektumot mindig </text:span><text:span text:style-name="T146">öröklődés</text:span><text:span text:style-name="T145"> segitségével hamisitunk, és eszerint két módszert különböztetünk meg:</text:span></text:p>
      <text:list xml:id="list1620646128" text:style-name="L11">
        <text:list-item>
          <text:p text:style-name="P104"><text:span text:style-name="T145">Egyszerű </text:span><text:span text:style-name="T146">öröklődés</text:span><text:span text:style-name="T145">.</text:span></text:p>
        </text:list-item>
        <text:list-item>
          <text:p text:style-name="P104"><text:span text:style-name="T146">Öröklődés</text:span><text:span text:style-name="T145"> interfész deklarálással.</text:span></text:p>
        </text:list-item>
      </text:list>
      <text:p text:style-name="P60"><text:span text:style-name="T32">Megjegyzés:</text:span><text:span text:style-name="T244"> Harmadik módszerként </text:span><text:span text:style-name="T251">technikailag </text:span><text:span text:style-name="T245">lehetséges ugyanaz a módszer, mint ami külső objektum hamisitásakor alkalmazható, </text:span><text:span text:style-name="T246">viszont ekkor elveszitjük az </text:span><text:span text:style-name="T46">override</text:span><text:span text:style-name="T246"> kulcsszó által adott előnyőket.</text:span></text:p>
      <text:h text:style-name="P145" text:outline-level="4"><text:bookmark-start text:name="__RefHeading__1262_2119201942"/>Egyszerű öröklődés<text:bookmark-end text:name="__RefHeading__1262_2119201942"/></text:h>
      <text:p text:style-name="P46"><text:span text:style-name="T229">A</text:span><text:span text:style-name="T252">z </text:span><text:span text:style-name="T229">egyszerűbb módszer, ha az együttműködő objektum azon metódusait, amelyektől az ered</text:span><text:span text:style-name="T230">et</text:span><text:span text:style-name="T229">itől eltérő viselkedést szeretnénk, virtu</text:span><text:span text:style-name="T231">á</text:span><text:span text:style-name="T229">lis füg</text:span><text:span text:style-name="T236">g</text:span><text:span text:style-name="T229">vény</text:span><text:span text:style-name="T252">ként deklaráljuk</text:span><text:span text:style-name="T229">, majd az objektumból leszárma</text:span><text:span text:style-name="T232">z</text:span><text:span text:style-name="T229">va </text:span><text:span text:style-name="T233">felüldefiniáljuk </text:span><text:span text:style-name="T247">azokat</text:span><text:span text:style-name="T230">. </text:span><text:span text:style-name="T254">Ezt az objektumot még kiegészithetjük segédfüggvényekkel is, amelyek az objektum viselkedését fogják befolyásolni. </text:span><text:span text:style-name="T234">Az így kapott </text:span><text:span text:style-name="T252">hamisitott </text:span><text:span text:style-name="T234">objektumot </text:span><text:span text:style-name="T249">a teszt során </text:span><text:span text:style-name="T234">átadva a tesztelendő objektumnak, máris </text:span><text:span text:style-name="T236">a saját, módositott együttműködő objektum</text:span><text:span text:style-name="T248">unkat</text:span><text:span text:style-name="T236"> fogja használni az eredeti helyett. </text:span></text:p>
      <text:h text:style-name="P142" text:outline-level="4"><text:bookmark-start text:name="__RefHeading__1264_2119201942"/><text:span text:style-name="T253">Öröklődés interfész</text:span> deklarálás<text:span text:style-name="T253">sal</text:span><text:bookmark-end text:name="__RefHeading__1264_2119201942"/></text:h>
      <text:p text:style-name="P46"><text:span text:style-name="T152">Az egyszerű öröklődés módszerénél elegánsabb megoldás, ha bevezetünk egy új réteget a objektum-hierarchiába: </text:span><text:span text:style-name="T153">m</text:span><text:span text:style-name="T154">inden olyan együttműködő objektum fölé, amelyet hamisitani akarunk, létrehozunk egy </text:span><text:span text:style-name="T155">interfészdeklaráló </text:span><text:span text:style-name="T154">ősosztályt, amely az adott objektum szolgáltatásait irja le, aza</text:span><text:span text:style-name="T156">z</text:span><text:span text:style-name="T154"> csak </text:span><text:span text:style-name="T156">publikus, </text:span><text:span text:style-name="T77">pure virtual</text:span><text:span text:style-name="T154"> függvényeket fog tartalmazni, </text:span><text:span text:style-name="T155">majd az együttműködő objektumot ebből az ősosztályból származtatjuk le.</text:span><text:span text:style-name="T154"> </text:span><text:span text:style-name="T156">A többi objektum ezen függvények segitségével tudja majd használni az adott objektum szolgáltatásait. </text:span><text:span text:style-name="T157">A teszt során a hamisitott objektumot szintén ebből az ősosztályból </text:span><text:soft-page-break/><text:span text:style-name="T157">származtatjuk le. Ez a módszernek a fejlesztés és a tesztelés során is előnyősebb, mint a „hagyományos” egyszerű öröklődés.</text:span></text:p>
      <text:list xml:id="list1206194477" text:style-name="L12">
        <text:list-item>
          <text:p text:style-name="P88">Fejlesztésnél egyszerűbbé teszi a modulok cserélhetőségét.</text:p>
        </text:list-item>
        <text:list-item>
          <text:p text:style-name="P88">Tesztelésnél nem fordulhat elő, hogy a fejlesztő elfelejtett egy függvényt felüldefiniálni.</text:p>
        </text:list-item>
      </text:list>
      <text:p text:style-name="P61"><text:span text:style-name="T158">Ez a módszer viszont nem alkalmazható olyan esetben, amikor az eredeti együttműködő objektum egyes viselkedéseit egy az egyben át akarjuk venni a hamisitott osztályba. Ilyenkor ezeket a viselkedésformákat vagy újra le kell implementálni a </text:span><text:span text:style-name="T160">hamisitott objektumban</text:span><text:span text:style-name="T158">, vagy az egyszerű öröklődés módszerét </text:span><text:span text:style-name="T159">kell </text:span><text:span text:style-name="T158">alkalmaz</text:span><text:span text:style-name="T159">ni</text:span><text:span text:style-name="T158">.</text:span></text:p>
      <text:h text:style-name="P120" text:outline-level="3"><text:bookmark-start text:name="__RefHeading__1266_2119201942"/>Külső objektum hamisitása<text:bookmark-end text:name="__RefHeading__1266_2119201942"/></text:h>
      <text:p text:style-name="P49"><text:span text:style-name="T163">Ahogy korábban emlitettem, külső objektum hamisitása alatt olyan objektumok hamisitását értem, amelyeket a kód használ, de nem felügyel. </text:span><text:span text:style-name="T178">Tekintsünk például e</text:span><text:span text:style-name="T177">gy </text:span><text:span text:style-name="T82">h</text:span><text:span text:style-name="T81">ot standby</text:span><text:span text:style-name="T177"> funkcionalitást megvalósitó modul</text:span><text:span text:style-name="T178">t, ahol az aktiv egyed az inicializálásának során addig várakozik, míg a passziv egyed fel nem éled.</text:span><text:span text:style-name="T177"> </text:span><text:span text:style-name="T178">(</text:span><text:span text:style-name="T177">A </text:span><text:span text:style-name="T82">h</text:span><text:span text:style-name="T81">ot standby</text:span><text:span text:style-name="T177"> rendszer olyan redundáns rendszer, ahol mind az aktiv, mind a passziv </text:span><text:span text:style-name="T178">egyed</text:span><text:span text:style-name="T177"> egyszerre fut, és az aktiv egyed folyamatosan szinkronban tartja a passziv egyedet.</text:span><text:span text:style-name="T178">) </text:span><text:span text:style-name="T179">Ezt az ellenőrzést TCP-kapcsolat kiépitésével végzi el.</text:span></text:p>
      <text:p text:style-name="P49"><text:span text:style-name="T183">h</text:span><text:span text:style-name="T183">otstandby.h:</text:span></text:p>
      <text:p text:style-name="P151">#pragma once </text:p>
      <text:p text:style-name="P151"/>
      <text:p text:style-name="P151">#include &lt;string&gt; </text:p>
      <text:p text:style-name="P151">#include &lt;exception&gt; </text:p>
      <text:p text:style-name="P151"/>
      <text:p text:style-name="P151">class SocketException: public std::exception {}; </text:p>
      <text:p text:style-name="P151">class GetAddrInfoException: public std::exception {}; </text:p>
      <text:p text:style-name="P151">class ConnectException: public std::exception {}; </text:p>
      <text:p text:style-name="P151">class SendException: public std::exception {}; </text:p>
      <text:p text:style-name="P151">class RecvException: public std::exception {}; </text:p>
      <text:p text:style-name="P151"/>
      <text:p text:style-name="P151">class HotStandby </text:p>
      <text:p text:style-name="P151">{ </text:p>
      <text:p text:style-name="P151">public: </text:p>
      <text:p text:style-name="P151"/>
      <text:p text:style-name="P151"><text:s text:c="4"/>HotStandby( std::string const &amp; peerHostname, </text:p>
      <text:p text:style-name="P151"><text:soft-page-break/><text:s text:c="16"/>int peerPort ); </text:p>
      <text:p text:style-name="P151"><text:s text:c="4"/>~HotStandby() = default; </text:p>
      <text:p text:style-name="P151"/>
      <text:p text:style-name="P151"><text:s text:c="4"/>void waitForPeer(); </text:p>
      <text:p text:style-name="P151"/>
      <text:p text:style-name="P151">private: </text:p>
      <text:p text:style-name="P151"/>
      <text:p text:style-name="P151"><text:s text:c="4"/>void initMessageExchange(); </text:p>
      <text:p text:style-name="P151"/>
      <text:p text:style-name="P151"><text:s text:c="4"/>std::string _peerHostname; </text:p>
      <text:p text:style-name="P151"><text:s text:c="4"/>int _peerPort; </text:p>
      <text:p text:style-name="P151"/>
      <text:p text:style-name="P151">};</text:p>
      <text:p text:style-name="P89"/>
      <text:p text:style-name="P89">hotstandby.cpp:</text:p>
      <text:p text:style-name="P152">#include "hotstandby.h" </text:p>
      <text:p text:style-name="P152"/>
      <text:p text:style-name="P152">#include &lt;sys/socket.h&gt; </text:p>
      <text:p text:style-name="P152">#include &lt;netinet/in.h&gt; </text:p>
      <text:p text:style-name="P152">#include &lt;arpa/inet.h&gt; </text:p>
      <text:p text:style-name="P152">#include &lt;unistd.h&gt; </text:p>
      <text:p text:style-name="P152">#include &lt;netdb.h&gt; </text:p>
      <text:p text:style-name="P152">#include &lt;cstring&gt; </text:p>
      <text:p text:style-name="P152">#include &lt;thread&gt; </text:p>
      <text:p text:style-name="P152">#include &lt;chrono&gt; </text:p>
      <text:p text:style-name="P152">#include &lt;iostream&gt; </text:p>
      <text:p text:style-name="P152"/>
      <text:p text:style-name="P152"/>
      <text:p text:style-name="P152">HotStandby::HotStandby( std::string const &amp; peerHostname, </text:p>
      <text:p text:style-name="P152"><text:s text:c="24"/>int peerPort) </text:p>
      <text:p text:style-name="P152"><text:s text:c="4"/>: _peerHostname(peerHostname) </text:p>
      <text:p text:style-name="P152"><text:s text:c="4"/>, _peerPort(peerPort) </text:p>
      <text:p text:style-name="P152">{ </text:p>
      <text:p text:style-name="P152">} </text:p>
      <text:p text:style-name="P152"/>
      <text:p text:style-name="P152"/>
      <text:p text:style-name="P152">void HotStandby::waitForPeer( ) </text:p>
      <text:p text:style-name="P152">{ </text:p>
      <text:p text:style-name="P152"><text:s text:c="4"/>bool exception = true; </text:p>
      <text:p text:style-name="P152"><text:s text:c="4"/>while (exception) </text:p>
      <text:p text:style-name="P152"><text:s text:c="4"/>{ </text:p>
      <text:p text:style-name="P152"><text:s text:c="8"/>exception = false; </text:p>
      <text:p text:style-name="P152"><text:s text:c="8"/>try </text:p>
      <text:p text:style-name="P152"><text:s text:c="8"/>{ </text:p>
      <text:p text:style-name="code-snippet"><text:span text:style-name="T184"><text:s text:c="12"/>std::cout &lt;&lt; "Trying to connect to the peer </text:span><text:soft-page-break/><text:span text:style-name="T184">machine... "; </text:span></text:p>
      <text:p text:style-name="P152"><text:s text:c="12"/>initMessageExchange(); </text:p>
      <text:p text:style-name="P152"><text:s text:c="8"/>} </text:p>
      <text:p text:style-name="P152"><text:s text:c="8"/>catch ( ... ) </text:p>
      <text:p text:style-name="P152"><text:s text:c="8"/>{ </text:p>
      <text:p text:style-name="P152"><text:s text:c="12"/>exception = true; </text:p>
      <text:p text:style-name="P152"><text:s text:c="12"/>std::cout &lt;&lt; "again in 1 second." &lt;&lt; std::endl; </text:p>
      <text:p text:style-name="P153"><text:s text:c="12"/>std::this_thread::sleep_for(</text:p>
      <text:p text:style-name="P153"><text:s text:c="16"/>std::chrono::milliseconds(1000) ); </text:p>
      <text:p text:style-name="P152"><text:s text:c="8"/>} </text:p>
      <text:p text:style-name="P152"><text:s text:c="4"/>} </text:p>
      <text:p text:style-name="P152"><text:s text:c="4"/>std::cout &lt;&lt; "done." &lt;&lt; std::endl; </text:p>
      <text:p text:style-name="P152">} </text:p>
      <text:p text:style-name="P152"/>
      <text:p text:style-name="P152"/>
      <text:p text:style-name="P152"/>
      <text:p text:style-name="P152">void HotStandby::initMessageExchange() </text:p>
      <text:p text:style-name="P152">{ </text:p>
      <text:p text:style-name="P152"><text:s text:c="4"/>int sockfd; </text:p>
      <text:p text:style-name="P152"><text:s text:c="4"/>struct sockaddr_in server; </text:p>
      <text:p text:style-name="P152"><text:s text:c="4"/>struct addrinfo * serverInfo; </text:p>
      <text:p text:style-name="code-snippet"><text:span text:style-name="T184"><text:s text:c="4"/></text:span><text:span text:style-name="T193">unsigned int</text:span><text:span text:style-name="T184"> </text:span><text:span text:style-name="T193">const </text:span><text:span text:style-name="T184">bufferLength = 1024; </text:span></text:p>
      <text:p text:style-name="P152"><text:s text:c="4"/>char buffer[bufferLength]; </text:p>
      <text:p text:style-name="P152"><text:s text:c="4"/>std::string const INIT_MESSAGE("Are you ready?\n"); </text:p>
      <text:p text:style-name="P152"><text:s text:c="4"/>std::string const EXPECTED_REPLY("Yes\n"); </text:p>
      <text:p text:style-name="P152"/>
      <text:p text:style-name="P152"><text:s text:c="4"/>sockfd = socket(AF_INET, SOCK_STREAM, 0); </text:p>
      <text:p text:style-name="P152"><text:s text:c="4"/>if (-1 == sockfd) </text:p>
      <text:p text:style-name="P152"><text:s text:c="4"/>{ </text:p>
      <text:p text:style-name="P152"><text:s text:c="8"/>throw SocketException(); </text:p>
      <text:p text:style-name="P152"><text:s text:c="4"/>} </text:p>
      <text:p text:style-name="P152"/>
      <text:p text:style-name="P154"><text:s text:c="4"/>if (0 != getaddrinfo( _peerHostname.c_str(),</text:p>
      <text:p text:style-name="P154"><text:s text:c="26"/>NULL,</text:p>
      <text:p text:style-name="P154"><text:s text:c="26"/>NULL,</text:p>
      <text:p text:style-name="P154"><text:s text:c="26"/>&amp;serverInfo)) </text:p>
      <text:p text:style-name="P152"><text:s text:c="4"/>{ </text:p>
      <text:p text:style-name="P152"><text:s text:c="8"/>throw GetAddrInfoException(); </text:p>
      <text:p text:style-name="P152"><text:s text:c="4"/>} </text:p>
      <text:p text:style-name="P152"/>
      <text:p text:style-name="P154"><text:s text:c="4"/>std::memcpy( &amp;server,</text:p>
      <text:p text:style-name="P154"><text:s text:c="17"/>serverInfo-&gt;ai_addr,</text:p>
      <text:p text:style-name="P154"><text:s text:c="17"/>sizeof(struct sockaddr_in)); </text:p>
      <text:p text:style-name="P152"><text:s text:c="4"/>server.sin_family = AF_INET; </text:p>
      <text:p text:style-name="P152"><text:s text:c="4"/>server.sin_port = htons(_peerPort); </text:p>
      <text:p text:style-name="P152"><text:s text:c="4"/>freeaddrinfo(serverInfo); </text:p>
      <text:p text:style-name="P152"/>
      <text:p text:style-name="P152"><text:soft-page-break/><text:s text:c="4"/>if (-1 == connect( sockfd, </text:p>
      <text:p text:style-name="P152"><text:s text:c="23"/>(const struct sockaddr *) &amp;server, </text:p>
      <text:p text:style-name="P152"><text:s text:c="23"/>sizeof(struct sockaddr_in)) ) </text:p>
      <text:p text:style-name="P152"><text:s text:c="4"/>{ </text:p>
      <text:p text:style-name="P152"><text:s text:c="8"/>throw ConnectException(); </text:p>
      <text:p text:style-name="P152"><text:s text:c="4"/>} </text:p>
      <text:p text:style-name="P152"/>
      <text:p text:style-name="P154"><text:s text:c="4"/>if (-1 == send( sockfd,</text:p>
      <text:p text:style-name="P154"><text:s text:c="20"/>INIT_MESSAGE.c_str(),</text:p>
      <text:p text:style-name="P154"><text:s text:c="20"/>INIT_MESSAGE.size(), 0) ) </text:p>
      <text:p text:style-name="P152"><text:s text:c="4"/>{ </text:p>
      <text:p text:style-name="P152"><text:s text:c="8"/>throw SendException(); </text:p>
      <text:p text:style-name="P152"><text:s text:c="4"/>} </text:p>
      <text:p text:style-name="P152"/>
      <text:p text:style-name="P152"><text:s text:c="4"/>int bytesReceived = recv(sockfd, buffer, bufferLength, 0); </text:p>
      <text:p text:style-name="P152"><text:s text:c="4"/>if ( EXPECTED_REPLY.size() != bytesReceived) </text:p>
      <text:p text:style-name="P152"><text:s text:c="4"/>{ </text:p>
      <text:p text:style-name="P152"><text:s text:c="8"/>throw RecvException(); </text:p>
      <text:p text:style-name="P152"><text:s text:c="4"/>} </text:p>
      <text:p text:style-name="P152"><text:s text:c="4"/>std::string reply = std::string(buffer, bytesReceived ); </text:p>
      <text:p text:style-name="P152"><text:s text:c="4"/>if ( EXPECTED_REPLY != reply ) </text:p>
      <text:p text:style-name="P152"><text:s text:c="4"/>{ </text:p>
      <text:p text:style-name="P152"><text:s text:c="8"/>throw RecvException(); </text:p>
      <text:p text:style-name="P152"><text:s text:c="4"/>} </text:p>
      <text:p text:style-name="P152"><text:s text:c="4"/>close(sockfd); </text:p>
      <text:p text:style-name="P152">}</text:p>
      <text:p text:style-name="P90"/>
      <text:p text:style-name="P49"><text:span text:style-name="T185">Látható, hogy olyan külső függvényeket is meghiv a modul, amelyek felett a fejlesztőnek nincs befolyása</text:span><text:span text:style-name="T179">:</text:span></text:p>
      <text:list xml:id="list219143061" text:style-name="L13">
        <text:list-item>
          <text:p text:style-name="P105"><text:span text:style-name="T149">socket() </text:span><text:span text:style-name="T179">: </text:span><text:span text:style-name="T180">Létrhezza a socket-et.</text:span></text:p>
        </text:list-item>
        <text:list-item>
          <text:p text:style-name="P105"><text:span text:style-name="T148">g</text:span><text:span text:style-name="T149">etaddrinfo()</text:span><text:span text:style-name="T179">: </text:span><text:span text:style-name="T180">A connect() függvény számára érhető formává alakitja a </text:span><text:span text:style-name="T181">passziv egyedet futtató gép</text:span><text:span text:style-name="T180"> nevét.</text:span></text:p>
        </text:list-item>
        <text:list-item>
          <text:p text:style-name="P105"><text:span text:style-name="T148">f</text:span><text:span text:style-name="T149">reeaddrinfo() </text:span><text:span text:style-name="T179">: </text:span><text:span text:style-name="T180">Felszabaditja a getaddrinfo() függvény által lefoglalt memóriaterületet.</text:span></text:p>
        </text:list-item>
        <text:list-item>
          <text:p text:style-name="P105"><text:span text:style-name="T148">c</text:span><text:span text:style-name="T149">onnect()</text:span><text:span text:style-name="T179">: </text:span><text:span text:style-name="T180">Csatlakozik </text:span><text:span text:style-name="T182">passziv egyedhez</text:span><text:span text:style-name="T180">.</text:span></text:p>
        </text:list-item>
        <text:list-item>
          <text:p text:style-name="P105"><text:span text:style-name="T148">s</text:span><text:span text:style-name="T149">end()</text:span><text:span text:style-name="T179">: </text:span><text:span text:style-name="T180">Adatot küld a </text:span><text:span text:style-name="T182">passziv egyednek</text:span><text:span text:style-name="T180">.</text:span></text:p>
        </text:list-item>
        <text:list-item>
          <text:p text:style-name="P105"><text:span text:style-name="T148">r</text:span><text:span text:style-name="T149">ecv() </text:span><text:span text:style-name="T164">: </text:span><text:span text:style-name="T165">Adatot fogad a </text:span><text:span text:style-name="T166">passziv egyedtől</text:span><text:span text:style-name="T165">.</text:span></text:p>
        </text:list-item>
        <text:list-item>
          <text:p text:style-name="P105"><text:soft-page-break/><text:span text:style-name="T148">c</text:span><text:span text:style-name="T149">lose()</text:span><text:span text:style-name="T164">: </text:span><text:span text:style-name="T165">Bezárja a kapcsolatot.</text:span></text:p>
        </text:list-item>
      </text:list>
      <text:p text:style-name="Text_20_body"><text:span text:style-name="T183">Ennek a modulnak a tesztelése </text:span><text:span text:style-name="T186">megolható úgy, hogy a konstruktornak egy olyan gép cimét illetve portját adjuk meg, ahol egy mi általunk vezérelt program fut és figyel. Ekkor viszont a tesztrendszernek kellene felügyelnie ezt a segédprogramot is. Jobb megoldás lenne, ha a fenti függvényeket valahogy hamisitani tudnánk, amit viszont nem lehet öröklődés segitségével megoldani, lévén ezek C-függvények.</text:span></text:p>
      <text:p text:style-name="P50"><text:span text:style-name="T187">Ha a fenti függvények C++ osztály eljárásai lennének, akkor még mindig ott lenne a probléma, hogy nincs ráhatásunk a deklarációs header fájlra, semmi sem garantálja, hogy a használt eljárások virtuális függvényk</text:span><text:span text:style-name="T188">ént vannak deklarálva</text:span><text:span text:style-name="T187">.</text:span></text:p>
      <text:p text:style-name="Text_20_body"><text:span text:style-name="T168">Egy másik jellegzetes probléma a </text:span><text:span text:style-name="T78">singleton design pattern</text:span><text:span text:style-name="T168"> használata. A singleton osztály jellemzője, hogy egy folyamatban csak egy példány lehet belőle. Ezt úgy éri el, hogy a konstruktorát privát elérhetőségűvé tes</text:span><text:span text:style-name="T169">zi</text:span><text:span text:style-name="T168">, és egy statikus</text:span><text:span text:style-name="T169">-</text:span><text:span text:style-name="T168">publikus </text:span><text:span text:style-name="T78">getInstance()</text:span><text:span text:style-name="T168"> eljárással adj</text:span><text:span text:style-name="T169">a</text:span><text:span text:style-name="T168"> vissza az egyetlen példányt. Amennyiben a </text:span><text:span text:style-name="T78">getInstance()</text:span><text:span text:style-name="T168"> eljárás hivásakor a példány még nem létezik, úgy </text:span><text:span text:style-name="T175">a példányt </text:span><text:span text:style-name="T168">ez az eljárás fogja létrehozni, elmenteni, és </text:span><text:span text:style-name="T170">vele </text:span><text:span text:style-name="T168">visszatérni. </text:span><text:span text:style-name="T171">A probléma ott kezdődik, ha a tesztelendő objektum szintén használ egy </text:span><text:span text:style-name="T90">singleton</text:span><text:span text:style-name="T171"> objektumot. </text:span><text:span text:style-name="T172">Ekkor a </text:span><text:span text:style-name="T79">getInstance()</text:span><text:span text:style-name="T172"> eljárás magában a tesztelendő </text:span><text:span text:style-name="T176">objektumban</text:span><text:span text:style-name="T172"> hivódik meg, </text:span><text:span text:style-name="T174">és </text:span><text:span text:style-name="T172">esélyünk sincs </text:span><text:span text:style-name="T173">öröklés segitségével </text:span><text:span text:style-name="T172">hamisitani az általa visszaadott objektumot. </text:span><text:span text:style-name="T174">Emiatt – bár a kódunk része – külső objektumként tekinthetünk a </text:span><text:span text:style-name="T80">singleton</text:span><text:span text:style-name="T174"> objektumra.</text:span></text:p>
      <text:p text:style-name="P32">A fenti problémákra <text:span text:style-name="T256">létezik</text:span> megoldás, méghozzá a linux kernel biztostja:</text:p>
      <text:list xml:id="list1202504833" text:style-name="L14">
        <text:list-item>
          <text:p text:style-name="P91">LD_PRELOAD környezeti változó használata.</text:p>
        </text:list-item>
        <text:list-item>
          <text:p text:style-name="P92">Trükközés a szimbólumbetöltés sorrendjével.</text:p>
        </text:list-item>
      </text:list>
      <text:h text:style-name="P142" text:outline-level="4"><text:bookmark-start text:name="__RefHeading__1268_2119201942"/>LD_PRELOAD<text:bookmark-end text:name="__RefHeading__1268_2119201942"/></text:h>
      <text:p text:style-name="P51"><text:span text:style-name="T189">Az LD_PRELOAD egy környezeti változó, mely egy dinamikus függvénykönyvtár (</text:span><text:span text:style-name="T91">shared object</text:span><text:span text:style-name="T189">) abszolút elérését tartalmazhatja. Ha ez a változó be van állitva, akkor programbetöltés során az itt megadott függvénykönyvtár fog először betöltődni. </text:span><text:span text:style-name="T190">Ebben a függvénykönyvtárban felüldefiniálhatunk olyan eljárásokat, amelyek csak később töltődnének be </text:span><text:span text:style-name="T196">más dinamikus függvénykönyvtárból</text:span><text:span text:style-name="T190">, akár glibc-s eljárásokat is (pl: a fenti </text:span><text:span text:style-name="T150">connect()</text:span><text:span text:style-name="T190"> eljárás). Amennyiben így </text:span><text:soft-page-break/><text:span text:style-name="T190">teszünk, </text:span><text:span text:style-name="T196">nem az</text:span><text:span text:style-name="T190"> eredeti eljárás </text:span><text:span text:style-name="T196">lesz hozzákötve (</text:span><text:span text:style-name="T84">binding</text:span><text:span text:style-name="T196">) a programhoz</text:span><text:span text:style-name="T190">, a futtatott program az LD_PRELOAD által megadott függvénykönyvtárban szereplő eljárást fogja használni az eredeti helyett. </text:span><text:span text:style-name="T191">A fenti </text:span><text:span text:style-name="T83">hot standby</text:span><text:span text:style-name="T191">-os példához való teszt</text:span><text:span text:style-name="T194">-f</text:span><text:span text:style-name="T191">üggvénykönyvtár kódja például így n</text:span><text:span text:style-name="T192">é</text:span><text:span text:style-name="T191">zhet ki:</text:span></text:p>
      <text:p text:style-name="P94">hotstandby_test.cpp:</text:p>
      <text:p text:style-name="P155">#include &lt;iostream&gt; </text:p>
      <text:p text:style-name="P155">#include &lt;netdb.h&gt; </text:p>
      <text:p text:style-name="P155">#include &lt;cstring&gt; </text:p>
      <text:p text:style-name="P155"/>
      <text:p text:style-name="P155">extern "C" </text:p>
      <text:p text:style-name="P155">{ </text:p>
      <text:p text:style-name="P155"/>
      <text:p text:style-name="P155"><text:s text:c="4"/>int socket(int domain, int type, int protocol) </text:p>
      <text:p text:style-name="P155"><text:s text:c="4"/>{ </text:p>
      <text:p text:style-name="P155"><text:s text:c="8"/>std::cout &lt;&lt; "\n* socket() is called!" &lt;&lt; std::endl; </text:p>
      <text:p text:style-name="P155"><text:s text:c="8"/>return 1; </text:p>
      <text:p text:style-name="P155"><text:s text:c="4"/>} </text:p>
      <text:p text:style-name="P155"/>
      <text:p text:style-name="P155"/>
      <text:p text:style-name="P155"><text:s text:c="4"/>int getaddrinfo( char const * node, </text:p>
      <text:p text:style-name="P155"><text:s text:c="21"/>char const * service, </text:p>
      <text:p text:style-name="P155"><text:s text:c="21"/>struct addrinfo const * hints, </text:p>
      <text:p text:style-name="P155"><text:s text:c="21"/>struct addrinfo ** res) </text:p>
      <text:p text:style-name="P155"><text:s text:c="4"/>{ </text:p>
      <text:p text:style-name="P155"><text:s text:c="8"/>std::cout &lt;&lt; "* getaddrinfo() is called!" &lt;&lt; std::endl; </text:p>
      <text:p text:style-name="P155"><text:s text:c="8"/>*res = new struct addrinfo(); </text:p>
      <text:p text:style-name="P155"><text:s text:c="8"/>(*res)-&gt;ai_addr = new struct sockaddr(); </text:p>
      <text:p text:style-name="P155"><text:s text:c="8"/>return 0; </text:p>
      <text:p text:style-name="P155"><text:s text:c="4"/>} </text:p>
      <text:p text:style-name="P155"/>
      <text:p text:style-name="P155"><text:s text:c="4"/></text:p>
      <text:p text:style-name="P155"><text:s text:c="4"/>void freeaddrinfo(struct addrinfo * res) </text:p>
      <text:p text:style-name="P155"><text:s text:c="4"/>{ </text:p>
      <text:p text:style-name="P155"><text:s text:c="8"/>std::cout &lt;&lt; "* freeaddrinfo() is called!" &lt;&lt; std::endl; </text:p>
      <text:p text:style-name="P155"><text:s text:c="8"/>delete res-&gt;ai_addr; </text:p>
      <text:p text:style-name="P155"><text:s text:c="8"/>delete res; </text:p>
      <text:p text:style-name="P155"><text:s text:c="4"/>} </text:p>
      <text:p text:style-name="P155"/>
      <text:p text:style-name="P155"/>
      <text:p text:style-name="P155"><text:s text:c="4"/>int connect( int sockfd, </text:p>
      <text:p text:style-name="P155"><text:s text:c="17"/>struct sockaddr const * addr, </text:p>
      <text:p text:style-name="P155"><text:s text:c="17"/>socklen_t addrlen) </text:p>
      <text:p text:style-name="P155"><text:s text:c="4"/>{ </text:p>
      <text:p text:style-name="P155"><text:s text:c="8"/>std::cout &lt;&lt; "* connect() is called!" &lt;&lt; std::endl; </text:p>
      <text:p text:style-name="P155"><text:s text:c="8"/>return 0; </text:p>
      <text:p text:style-name="P155"><text:soft-page-break/><text:s text:c="4"/>} </text:p>
      <text:p text:style-name="P155"/>
      <text:p text:style-name="P155"/>
      <text:p text:style-name="P156"><text:s text:c="4"/>ssize_t send( int sockfd,</text:p>
      <text:p text:style-name="P156"><text:s text:c="18"/>const void *buf,</text:p>
      <text:p text:style-name="P156"><text:s text:c="18"/>size_t len,</text:p>
      <text:p text:style-name="P156"><text:s text:c="18"/>int flags) </text:p>
      <text:p text:style-name="P155"><text:s text:c="4"/>{ </text:p>
      <text:p text:style-name="P155"><text:s text:c="8"/>std::cout &lt;&lt; "* send() is called!" &lt;&lt; std::endl; </text:p>
      <text:p text:style-name="P155"><text:s text:c="8"/>return len; </text:p>
      <text:p text:style-name="P155"><text:s text:c="4"/>} </text:p>
      <text:p text:style-name="P155"/>
      <text:p text:style-name="P155"/>
      <text:p text:style-name="P155"><text:s text:c="4"/>ssize_t recv(int sockfd, void *buf, size_t len, int flags) </text:p>
      <text:p text:style-name="P155"><text:s text:c="4"/>{ </text:p>
      <text:p text:style-name="P155"><text:s text:c="8"/>std::cout &lt;&lt; "* recv() is called!" &lt;&lt; std::endl; </text:p>
      <text:p text:style-name="P155"><text:s text:c="8"/>std::memcpy( buf, "Yes\n", 4 ) ; </text:p>
      <text:p text:style-name="P155"><text:s text:c="8"/>return 4; </text:p>
      <text:p text:style-name="P155"><text:s text:c="4"/>} </text:p>
      <text:p text:style-name="P155"/>
      <text:p text:style-name="P155"/>
      <text:p text:style-name="P155"><text:s text:c="4"/>int close(int fd)</text:p>
      <text:p text:style-name="P155"><text:s text:c="4"/>{ </text:p>
      <text:p text:style-name="P155"><text:s text:c="8"/>std::cout &lt;&lt; "* close() is called!" &lt;&lt; std::endl; </text:p>
      <text:p text:style-name="P155"><text:s text:c="8"/>return 0; </text:p>
      <text:p text:style-name="P155"><text:s text:c="4"/>} </text:p>
      <text:p text:style-name="P155">} </text:p>
      <text:p text:style-name="P93"/>
      <text:p text:style-name="P95">Ebben a példában minden – a tesztelendő kódban szereplő – TCP-vel kapcsolatos hivás felül lett definiálva, így a tesztelendő modul <text:span text:style-name="T257">valódi </text:span>TCP kapcsolat kiépitése nélkül tesztelhető.</text:p>
      <text:h text:style-name="P146" text:outline-level="4"><text:bookmark-start text:name="__RefHeading__2177_266161830"/>Trükk: Szimbólumok betöltésének sorrendje<text:bookmark-end text:name="__RefHeading__2177_266161830"/></text:h>
      <text:p text:style-name="P112"><text:span text:style-name="T195">Az LD_PRELOAD-nál láthattuk, hogy hogyan lehet </text:span><text:span text:style-name="T196">egy dinamikus függvénykönyvtárban lévő </text:span><text:span text:style-name="T195">eljárásokat felüldefiniálni. </text:span><text:span text:style-name="T196">Ugyanezt meg lehet csinálni az LD_PRELOAD környezeti változó használata nélül is, ehhez viszon ismerni kell a szimbólumkötési (</text:span><text:span text:style-name="T84">symbol binding</text:span><text:span text:style-name="T196">) sorrendet. Szimbólumkötés alatt azt a folyamatot értjük, amikor egy a futtatható állomány vagy egy dinamikus függvénykönyvtár </text:span><text:span text:style-name="T197">által hivatkozott, de nem definiált eljárást a programbetöltő dinamikusan hozzácsatol a hivatkozóhoz. Például ha a main.cpp hivatkozik egy </text:span><text:span text:style-name="T85">foo()</text:span><text:span text:style-name="T197"> függvényre, de nem definiálja azt, akkor a programbetöltő a </text:span><text:span text:style-name="T85">foo</text:span><text:span text:style-name="T197"> szimbólumot a forditáskor megadott dinamikus függvénykönyvtárakban fogja keresni. Ha esetleg a </text:span><text:span text:style-name="T85">foo()</text:span><text:span text:style-name="T197"> függvény több függvénykönyvtárban is </text:span><text:soft-page-break/><text:span text:style-name="T197">definiálva van, akkor a linkeléskor megadott sorrend fogja meghatározni, hogy melyik </text:span><text:span text:style-name="T85">foo()</text:span><text:span text:style-name="T197"> eljárás lesz bekötve. Azaz, ha a </text:span><text:span text:style-name="T92">libA.so</text:span><text:span text:style-name="T197"> és a </text:span><text:span text:style-name="T85">libB.so</text:span><text:span text:style-name="T197"> is definiálja a függvényt, és a linkelés </text:span><text:span text:style-name="T85">-lA -lB</text:span><text:span text:style-name="T197"> paraméterekkel történik, akkor a </text:span><text:span text:style-name="T85">libA.so</text:span><text:span text:style-name="T197">-ban szereplő </text:span><text:span text:style-name="T85">foo()</text:span><text:span text:style-name="T197"> függvény lesz bekötve, míg ha </text:span><text:span text:style-name="T85">-lB -lA</text:span><text:span text:style-name="T197"> paraméterekkel történik a linkelés, akkor a </text:span><text:span text:style-name="T85">libB.so</text:span><text:span text:style-name="T197">-ban szereplő </text:span><text:span text:style-name="T85">foo()</text:span><text:span text:style-name="T197"> függvény lesz be</text:span><text:span text:style-name="T198">k</text:span><text:span text:style-name="T197">ötve. </text:span><text:span text:style-name="T199">Ekkor ha a </text:span><text:span text:style-name="T87">libA.so</text:span><text:span text:style-name="T199">-ban valahol hivatkozás történik a </text:span><text:span text:style-name="T87">foo()</text:span><text:span text:style-name="T199"> eljárásra, az a futtatás során már a </text:span><text:span text:style-name="T87">libB.so</text:span><text:span text:style-name="T199">-ban szereplő </text:span><text:span text:style-name="T87">foo()</text:span><text:span text:style-name="T199"> függvényt fogja futtatni.</text:span></text:p>
      <text:p text:style-name="P112"><text:span text:style-name="T198">Viszont ha maga a futtatható állomány már definiálja a </text:span><text:span text:style-name="T86">foo()</text:span><text:span text:style-name="T198"> eljárást, akkor nem fog történni dinamikus kötés, a futtatható állományban szereplő </text:span><text:span text:style-name="T86">foo()</text:span><text:span text:style-name="T198"> eljárás lesz hasz</text:span><text:span text:style-name="T199">n</text:span><text:span text:style-name="T198">álva. </text:span><text:span text:style-name="T200">A trükk pont ezt a tényt fogja kihasználni.</text:span></text:p>
      <text:p text:style-name="P113"><text:span text:style-name="T201">Legyen a tesztelendő objektumunk egy </text:span><text:span text:style-name="T202">olyan objektum, amely egy </text:span><text:span text:style-name="T88">singleton</text:span><text:span text:style-name="T201"> konfigurációs objektum</text:span><text:span text:style-name="T202">ot használ. Ez a konf</text:span><text:span text:style-name="T203">i</text:span><text:span text:style-name="T202">gurációs objektum </text:span><text:span text:style-name="T201">a program számára szükséges beállitásokat egy adatbázisból felolvassa, és elérhetővé teszi a program többi modulja számára.</text:span></text:p>
      <text:p text:style-name="P114"><text:span text:style-name="T204">config.h:</text:span></text:p>
      <text:p text:style-name="code-snippet"><text:span text:style-name="T204">#pragma once</text:span></text:p>
      <text:p text:style-name="code-snippet"><text:span text:style-name="T204"></text:span></text:p>
      <text:p text:style-name="code-snippet"><text:span text:style-name="T204">#include &lt;string&gt;</text:span></text:p>
      <text:p text:style-name="code-snippet"><text:span text:style-name="T204"></text:span></text:p>
      <text:p text:style-name="code-snippet"><text:span text:style-name="T204">class Config</text:span></text:p>
      <text:p text:style-name="code-snippet"><text:span text:style-name="T204">{</text:span></text:p>
      <text:p text:style-name="code-snippet"><text:span text:style-name="T204">public:</text:span></text:p>
      <text:p text:style-name="code-snippet"><text:span text:style-name="T204"><text:s text:c="4"/>static Config &amp; getInstance();</text:span></text:p>
      <text:p text:style-name="code-snippet"><text:span text:style-name="T204"></text:span></text:p>
      <text:p text:style-name="code-snippet"><text:span text:style-name="T204"><text:s text:c="4"/>std::string getHostname() const;</text:span></text:p>
      <text:p text:style-name="code-snippet"><text:span text:style-name="T204"></text:span></text:p>
      <text:p text:style-name="code-snippet"><text:span text:style-name="T204">private:</text:span></text:p>
      <text:p text:style-name="code-snippet"><text:span text:style-name="T204"><text:s text:c="4"/>Config() = default;</text:span></text:p>
      <text:p text:style-name="code-snippet"><text:span text:style-name="T204"><text:s text:c="4"/>~Config() = default;</text:span></text:p>
      <text:p text:style-name="code-snippet"><text:span text:style-name="T204"></text:span></text:p>
      <text:p text:style-name="code-snippet"><text:span text:style-name="T204"><text:s text:c="4"/>std::string _hostname = "stackoverflow.com";</text:span></text:p>
      <text:p text:style-name="code-snippet"><text:span text:style-name="T204"></text:span></text:p>
      <text:p text:style-name="code-snippet"><text:span text:style-name="T204">};</text:span></text:p>
      <text:p text:style-name="P113"><text:span text:style-name="T201"/></text:p>
      <text:p text:style-name="P114"><text:span text:style-name="T204">config.cpp:</text:span></text:p>
      <text:p text:style-name="code-snippet"><text:span text:style-name="T204">#include "config.h"</text:span></text:p>
      <text:p text:style-name="code-snippet"><text:span text:style-name="T204"></text:span></text:p>
      <text:p text:style-name="code-snippet"><text:soft-page-break/><text:span text:style-name="T204">Config &amp; Config::getInstance()</text:span></text:p>
      <text:p text:style-name="code-snippet"><text:span text:style-name="T204">{</text:span></text:p>
      <text:p text:style-name="P157"><text:span text:style-name="T204"><text:s text:c="4"/>static Config instance; <text:s text:c="4"/>// Mutex is not needed since</text:span></text:p>
      <text:p text:style-name="P157"><text:span text:style-name="T204"><text:s text:c="32"/>// it's C++11.</text:span></text:p>
      <text:p text:style-name="code-snippet"><text:span text:style-name="T204"><text:s text:c="4"/>return instance;</text:span></text:p>
      <text:p text:style-name="code-snippet"><text:span text:style-name="T204">}</text:span></text:p>
      <text:p text:style-name="code-snippet"><text:span text:style-name="T204"></text:span></text:p>
      <text:p text:style-name="code-snippet"><text:span text:style-name="T204"></text:span></text:p>
      <text:p text:style-name="code-snippet"><text:span text:style-name="T204">std::string Config::getHostname() const</text:span></text:p>
      <text:p text:style-name="code-snippet"><text:span text:style-name="T204">{</text:span></text:p>
      <text:p text:style-name="code-snippet"><text:span text:style-name="T204"><text:s text:c="4"/>return _hostname;</text:span></text:p>
      <text:p text:style-name="code-snippet"><text:span text:style-name="T204">}</text:span></text:p>
      <text:p text:style-name="Text_20_body"><text:span text:style-name="T204"/></text:p>
      <text:p text:style-name="P115"><text:span text:style-name="T205">module.h:</text:span></text:p>
      <text:p text:style-name="code-snippet"><text:span text:style-name="T205">#pragma once</text:span></text:p>
      <text:p text:style-name="code-snippet"><text:span text:style-name="T205"></text:span></text:p>
      <text:p text:style-name="code-snippet"><text:span text:style-name="T205">#include &lt;string&gt;</text:span></text:p>
      <text:p text:style-name="code-snippet"><text:span text:style-name="T205"></text:span></text:p>
      <text:p text:style-name="code-snippet"><text:span text:style-name="T205">class Module</text:span></text:p>
      <text:p text:style-name="code-snippet"><text:span text:style-name="T205">{</text:span></text:p>
      <text:p text:style-name="code-snippet"><text:span text:style-name="T205">public:</text:span></text:p>
      <text:p text:style-name="code-snippet"><text:span text:style-name="T205"><text:s text:c="4"/>Module() = default;</text:span></text:p>
      <text:p text:style-name="code-snippet"><text:span text:style-name="T205"><text:s text:c="4"/>~Module() = default;</text:span></text:p>
      <text:p text:style-name="code-snippet"><text:span text:style-name="T205"></text:span></text:p>
      <text:p text:style-name="code-snippet"><text:span text:style-name="T205"><text:s text:c="4"/>void doSomething();</text:span></text:p>
      <text:p text:style-name="code-snippet"><text:span text:style-name="T205"></text:span></text:p>
      <text:p text:style-name="code-snippet"><text:span text:style-name="T205">};</text:span></text:p>
      <text:p text:style-name="Text_20_body"><text:span text:style-name="T143"/></text:p>
      <text:p text:style-name="P115"><text:span text:style-name="T205">module.cpp:</text:span></text:p>
      <text:p text:style-name="code-snippet"><text:span text:style-name="T205">#include "module.h"</text:span></text:p>
      <text:p text:style-name="code-snippet"><text:span text:style-name="T205">#include "../config/config.h"</text:span></text:p>
      <text:p text:style-name="code-snippet"><text:span text:style-name="T205">#include &lt;iostream&gt;</text:span></text:p>
      <text:p text:style-name="code-snippet"><text:span text:style-name="T205"></text:span></text:p>
      <text:p text:style-name="code-snippet"><text:span text:style-name="T205">void Module::doSomething()</text:span></text:p>
      <text:p text:style-name="code-snippet"><text:span text:style-name="T205">{</text:span></text:p>
      <text:p text:style-name="code-snippet"><text:span text:style-name="T205"><text:s text:c="4"/>Config &amp; config = Config::getInstance();</text:span></text:p>
      <text:p text:style-name="code-snippet"><text:span text:style-name="T205"><text:s text:c="4"/>std::cout &lt;&lt; config.getHostname() &lt;&lt; std::endl;</text:span></text:p>
      <text:p text:style-name="code-snippet"><text:span text:style-name="T205">}</text:span></text:p>
      <text:p text:style-name="Text_20_body"><text:span text:style-name="T205"/></text:p>
      <text:p text:style-name="P115"><text:span text:style-name="T205">A </text:span><text:span text:style-name="T89">Module</text:span><text:span text:style-name="T205"> példányositása és a </text:span><text:span text:style-name="T89">doSomething()</text:span><text:span text:style-name="T205"> függvény meghivsa után a </text:span><text:span text:style-name="T89">Config::getHostname()</text:span><text:span text:style-name="T205"> a </text:span><text:soft-page-break/><text:span text:style-name="T151">„stackoverflow.com”</text:span><text:span text:style-name="T205"> string-gel fog visszatérni. Amennyiben ezt a teszt során hamisitani szeretnénk, nem kell mást tennünk, mint a </text:span><text:span text:style-name="T89">Config::getHostname()</text:span><text:span text:style-name="T205"> függvényt újradefiniálni:</text:span></text:p>
      <text:p text:style-name="P115"><text:span text:style-name="T205">test.cpp:</text:span></text:p>
      <text:p text:style-name="code-snippet"><text:span text:style-name="T205">#include "../config/config.h"</text:span></text:p>
      <text:p text:style-name="code-snippet"><text:span text:style-name="T205">#include "../module/module.h"</text:span></text:p>
      <text:p text:style-name="code-snippet"><text:span text:style-name="T205">#include &lt;iostream&gt;</text:span></text:p>
      <text:p text:style-name="code-snippet"><text:span text:style-name="T205"></text:span></text:p>
      <text:p text:style-name="code-snippet"><text:span text:style-name="T205">std::string Config::getHostname() const</text:span></text:p>
      <text:p text:style-name="code-snippet"><text:span text:style-name="T205">{</text:span></text:p>
      <text:p text:style-name="code-snippet"><text:span text:style-name="T205"><text:s text:c="4"/>return "localhost";</text:span></text:p>
      <text:p text:style-name="code-snippet"><text:span text:style-name="T205">}</text:span></text:p>
      <text:p text:style-name="code-snippet"><text:span text:style-name="T205"></text:span></text:p>
      <text:p text:style-name="code-snippet"><text:span text:style-name="T205"></text:span></text:p>
      <text:p text:style-name="code-snippet"><text:span text:style-name="T205">int main()</text:span></text:p>
      <text:p text:style-name="code-snippet"><text:span text:style-name="T205">{</text:span></text:p>
      <text:p text:style-name="code-snippet"><text:span text:style-name="T205"><text:s text:c="4"/>Module m;</text:span></text:p>
      <text:p text:style-name="code-snippet"><text:span text:style-name="T205"><text:s text:c="4"/>m.doSomething();</text:span></text:p>
      <text:p text:style-name="code-snippet"><text:span text:style-name="T205"><text:s text:c="4"/>return 0;</text:span></text:p>
      <text:p text:style-name="code-snippet"><text:span text:style-name="T205">}</text:span></text:p>
      <text:p text:style-name="Text_20_body"><text:span text:style-name="T167"/></text:p>
      <text:p text:style-name="P115"><text:span text:style-name="T167">Igy a fenti szabályok miatt a </text:span><text:span text:style-name="T93">Config::getHostname()</text:span><text:span text:style-name="T167"> eljárás a </text:span><text:span text:style-name="T119">„localhost”</text:span><text:span text:style-name="T167"> string-gel fog visszatérni.</text:span></text:p>
      <text:h text:style-name="P121" text:outline-level="3"><text:bookmark-start text:name="__RefHeading__1248_2119201942"/>Tipusok<text:bookmark-end text:name="__RefHeading__1248_2119201942"/></text:h>
      <text:p text:style-name="P39"><text:span text:style-name="T101">Ebben a fejezetben a hamisitott objektumok tipusait fogom bemutatni, illetve, hogy mikor melyiket érdemes használni. </text:span><text:span text:style-name="T114">A szakirodalom a hamisitott objektumot </text:span><text:span text:style-name="T69">test double</text:span><text:span text:style-name="T115">-nek hivja, és az alábbi tipusok</text:span><text:span text:style-name="T116">ba osztályozz</text:span><text:span text:style-name="T118">a</text:span><text:span text:style-name="T115">: </text:span><text:span text:style-name="T69">dummy</text:span><text:span text:style-name="T70">-</text:span><text:span text:style-name="T69">, stub</text:span><text:span text:style-name="T70">-</text:span><text:span text:style-name="T69">, fake</text:span><text:span text:style-name="T70">-</text:span><text:span text:style-name="T69">, mock</text:span><text:span text:style-name="T70">-</text:span><text:span text:style-name="T69">, spy object</text:span><text:span text:style-name="T115">-ek.</text:span></text:p>
      <text:h text:style-name="P143" text:outline-level="4"><text:bookmark-start text:name="__RefHeading__1250_2119201942"/>Dummy objektum<text:bookmark-end text:name="__RefHeading__1250_2119201942"/></text:h>
      <text:p text:style-name="P31">A legegyszerűbb tipus, amely semmit sem csinál. Az 1-es problémára megoldás, azaz amikor az objektumunk nem használja ezt az együttműködő objektumot, vagy ha használja, akkor sem számít, hogy ez az objektum mit csinál. Az előbbi esetben akár NULL-objektum is használható helyette, utóbbi esetben egy olyan objektumról beszélünk, amely definiciója a lehető legegyszerűbb:</text:p>
      <text:list xml:id="list833217712" text:style-name="L15">
        <text:list-item>
          <text:p text:style-name="P96"><text:soft-page-break/><text:span text:style-name="T235">U</text:span>gyanazt az interfészt biztositja, mint az eredeti együttműködő objektum.</text:p>
        </text:list-item>
        <text:list-item>
          <text:p text:style-name="P97"><text:span text:style-name="T235">A</text:span>hol nem kell visszatérni semmivel, ott üres a függvény hasa.</text:p>
        </text:list-item>
        <text:list-item>
          <text:p text:style-name="P98"><text:span text:style-name="T235">A</text:span>hol vissza kell térni valamivel, ott egy tetszőleges értékkel tér vissza feltétel nélkül.</text:p>
        </text:list-item>
      </text:list>
      <text:p text:style-name="P38"><text:span text:style-name="T103">TODO Ide johet valami peldakod, ha lesz meg ido es/vagy rovid lesz a doksi. </text:span><text:span text:style-name="T106">A logger például teljesen jó lesz.</text:span></text:p>
      <text:h text:style-name="P144" text:outline-level="4"><text:bookmark-start text:name="__RefHeading__1252_2119201942"/>Stub objektum<text:bookmark-end text:name="__RefHeading__1252_2119201942"/></text:h>
      <text:p text:style-name="P40"><text:span text:style-name="T103">A </text:span><text:span text:style-name="T104">s</text:span><text:span text:style-name="T103">tub objektum </text:span><text:span text:style-name="T104">ugyanúgy mellőzi az objektum eredeti viselkedését, mint a dummy objektum, de mégis több nála annyiban, hogy a stub objektum viselkedését mi magunk tudjuk előre meghatározni a tesztből. A stub objektum ezért az eredeti interfész mellett rendelkezik segédfüggvényekkel is, melyekkel:</text:span></text:p>
      <text:list xml:id="list430955757" text:style-name="L16">
        <text:list-item>
          <text:p text:style-name="P99">beállithatjuk, hogy az objektum egyes függvényeinek visszatérési értéke mi legyen,</text:p>
        </text:list-item>
        <text:list-item>
          <text:p text:style-name="P99">adott esetben dobjon-e kivételt, és ha igen, akkor milyet.</text:p>
        </text:list-item>
      </text:list>
      <text:p text:style-name="P41"><text:span text:style-name="T104">Igy előregyártott válaszokat, viselkedést tudunk definiálni egy együttműködő objektumnak, </text:span><text:span text:style-name="T107">ezzel </text:span><text:span text:style-name="T108">a tesztelendő objektum teszt általi </text:span><text:span text:style-name="T107">lefedettség</text:span><text:span text:style-name="T108">ét tudjuk növelni. </text:span><text:span text:style-name="T120">A tesztelendő objektumnak ily módon adott bemeneti adatot </text:span><text:span text:style-name="T71">indirect input</text:span><text:span text:style-name="T120">-nak nevezi a szakirodalom.</text:span></text:p>
      <text:p text:style-name="P22">TODO Példa: getTotal() valami adatbazisosztályból.</text:p>
      <text:h text:style-name="P144" text:outline-level="4"><text:bookmark-start text:name="__RefHeading__1254_2119201942"/>Fake objektum<text:bookmark-end text:name="__RefHeading__1254_2119201942"/></text:h>
      <text:p text:style-name="P48"><text:span text:style-name="T109">A fake objektum egy olyan objektum, mely az eredeti objektum egyes implementációit átveszi, de nem teljesen, így élő rendszerbe nem illeszthető. Jellemző</text:span><text:span text:style-name="T110">en</text:span><text:span text:style-name="T109"> ott használható, ahol teljesitményproblémát jelentene az igazi modul használata. Például egy adatbáziskezelőt beburkoló </text:span><text:span text:style-name="T109">objektum esetén nem akarunk a háttértárolóra dolgozni a teszt során, ezért egy fake objektummal helyettesitjük. Ugyanúgy meg kell va</text:span><text:span text:style-name="T111">l</text:span><text:span text:style-name="T109">ósitani a beszúrás, lekérdezés stb. műveleteket, mint az eredeti objektumban, csak a fake objektumunk a memóriában fog dolgozni </text:span><text:span text:style-name="T112">a háttértároló helyett</text:span><text:span text:style-name="T109">. </text:span><text:span text:style-name="T113">A különbség a stub és a fake objektum között az az, hogy míg a a stub objektumnál mi állitjuk be a teszt során a tesztelendő objektum bemeneti adataid, addig fake objektum esetén maga a tesztelendő objektum adja </text:span><text:soft-page-break/><text:span text:style-name="T113">át az adatot a fake obejktumnak, amit később ő maga fog elkérni tőle. </text:span><text:span text:style-name="T121">Például az előbb emlitett adatbázis-burkoló objektum adatait nem a teszt fogja beállitani, hanem maga a tesztelendő objektum.</text:span></text:p>
      <text:p text:style-name="P62"><text:span text:style-name="T147">Megjegyzés:</text:span><text:span text:style-name="T161"> Ez</text:span><text:span text:style-name="T162">t a típusú objektumot nem célszerű az interfész deklarálás módszerével létrehozni, mert akkor az átvenni kívánt részeket újra le kell implementálni.</text:span></text:p>
      <text:h text:style-name="P143" text:outline-level="4"><text:bookmark-start text:name="__RefHeading__1256_2119201942"/>Mock objektum<text:bookmark-end text:name="__RefHeading__1256_2119201942"/></text:h>
      <text:p text:style-name="P42"><text:span text:style-name="T117">A tesztelés során az </text:span><text:span text:style-name="T72">Indirect input</text:span><text:span text:style-name="T122"> </text:span><text:span text:style-name="T124">kifejezés mellett </text:span><text:span text:style-name="T122">találkozhatunk még az </text:span><text:span text:style-name="T72">indirect output</text:span><text:span text:style-name="T122"> kifejezéssel is, amely </text:span><text:span text:style-name="T124">a </text:span><text:span text:style-name="T122">tesztelendő objektum </text:span><text:span text:style-name="T124">által generált, és egy </text:span><text:span text:style-name="T122">együttműködő objektumnak </text:span><text:span text:style-name="T124">átadott adatot jelenti</text:span><text:span text:style-name="T123">. Tipikusan ilyen a naplózás: </text:span><text:span text:style-name="T125">a</text:span><text:span text:style-name="T123"> tesztelendő objektum a megtörtént eseményeket egy </text:span><text:span text:style-name="T73">Logger</text:span><text:span text:style-name="T123"> típusú objektumon keresztül logolja. </text:span><text:span text:style-name="T124">Amennyiben a tesztünk ezeket a bejegyzéseket is szeretné ellenőrizni, akkor nem elég a stub-, illetve fake objektum, </text:span><text:span text:style-name="T126">mivel</text:span><text:span text:style-name="T124"> ők csak bemeneti adattal látják el a tesztelendő objektumot. Ilyenkor </text:span><text:span text:style-name="T126">használjuk az ún. mock objektumot. A mock objektum alapja a dummy objektum, azaz a mock objektumnak biztositania kell az eredeti interfészt, de nem kell valós akciót végrehajtania. Emelett </text:span><text:span text:style-name="T127">ún. elvárások (</text:span><text:span text:style-name="T74">expectations</text:span><text:span text:style-name="T127">) beállitását kell lehetővé tennie, </text:span><text:span text:style-name="T132">amellyel a teszt során definiálhatjuk, hogy</text:span><text:span text:style-name="T128"> milyen eljárások </text:span><text:span text:style-name="T129">későbbi </text:span><text:span text:style-name="T128">meghivását várjuk milyen par</text:span><text:span text:style-name="T130">am</text:span><text:span text:style-name="T128">éter</text:span><text:span text:style-name="T129">-értékekkel</text:span><text:span text:style-name="T127">. </text:span><text:span text:style-name="T133">Amennyiben a teszt során nem az elvá</text:span><text:span text:style-name="T137">r</text:span><text:span text:style-name="T133">t működés történik, maga a mock </text:span><text:span text:style-name="T133">objektum fogja az adott tesztet sikertelenné jelenteni.</text:span></text:p>
      <text:p text:style-name="P23">TODO Példa: log ellenőrzés</text:p>
      <text:h text:style-name="Heading_20_4" text:outline-level="4"><text:bookmark-start text:name="__RefHeading__1258_2119201942"/><text:span text:style-name="T102">Spy</text:span><text:span text:style-name="T98"> objektum</text:span><text:bookmark-end text:name="__RefHeading__1258_2119201942"/></text:h>
      <text:p text:style-name="P43"><text:span text:style-name="T132">A spy objektum a mock objektum kissé módositott változata, amely naplózza magában a függvényhivásokat és azok paramétereit, </text:span><text:span text:style-name="T133">és a teszt végén, utólag lehet leellenőrizni, hogy a kívánt függvények hivodtak-e meg a megfelelő sorrendben. Ha nem az elvárt módon történik mindez, akkor a teszt fog sikertelenséget jelenteni, nem pedig a spy objektum.</text:span></text:p>
      <text:p text:style-name="P24">TODO Példa: log ellenőrzés utolag.</text:p>
      <text:h text:style-name="P131" text:outline-level="2"><text:bookmark-start text:name="__RefHeading__2956_169030380"/>Keretrendszerek<text:bookmark-end text:name="__RefHeading__2956_169030380"/></text:h>
      <text:list xml:id="list418868528" text:style-name="L17">
        <text:list-item>
          <text:p text:style-name="P100">Sajat makrok, equals, differs, greater_than, greate_or_equal_than, throw</text:p>
        </text:list-item>
        <text:list-item>
          <text:p text:style-name="P106"><text:span text:style-name="T103">define protected public, define private public, </text:span><text:span text:style-name="T134">kulonbseg a modul- és unitteszt kozott. (modultestben nem használjuk ezeket a define-okat.)</text:span></text:p>
        </text:list-item>
        <text:list-item>
          <text:p text:style-name="P106"><text:span text:style-name="T100">UnitTest++, </text:span><text:span text:style-name="T105">cxxtest</text:span><text:span text:style-name="T100">, </text:span><text:span text:style-name="T135">egyébb keretrendszerek bemutatása</text:span></text:p>
        </text:list-item>
        <text:list-item>
          <text:p text:style-name="P106"><text:span text:style-name="T258">google mock</text:span></text:p>
        </text:list-item>
      </text:list>
      <text:h text:style-name="P130" text:outline-level="2"><text:bookmark-start text:name="__RefHeading__2958_169030380"/>TDD, <text:span text:style-name="T226">BDD(?)</text:span><text:bookmark-end text:name="__RefHeading__2958_169030380"/></text:h>
      <text:p text:style-name="P44"><text:a xlink:type="simple" xlink:href="http://blog.drorhelper.com/2011/12/tdd-vs-bdd-or-why-cant-we-all-just-get.html"><text:span text:style-name="T136">http://blog.drorhelper.com/2011/12/tdd-vs-bdd-or-why-cant-we-all-just-get.html</text:span></text:a></text:p>
      <text:h text:style-name="P132" text:outline-level="2"><text:bookmark-start text:name="__RefHeading__257_795774798"/>Minőséget erősitő <text:span text:style-name="T222">egyéb </text:span>eszközök<text:bookmark-end text:name="__RefHeading__257_795774798"/></text:h>
      <text:p text:style-name="P33">- coveragemeres <text:span text:style-name="T222">(gcov). E</text:span>zt valszeg lehet tobbre is hasznalni, mint linehit, ennek utananezni. Pl milyen melyre tortennek a hivasok.</text:p>
      <text:p text:style-name="P33">Valgrind: mi mindenre hasznalhato meg <text:span text:style-name="T222">ezeken kivul</text:span> kivul?</text:p>
      <text:p text:style-name="P35">- leak</text:p>
      <text:p text:style-name="P35">- hivatkozas nem inicializalt memoriateruletre</text:p>
      <text:p text:style-name="P35">. double free corruption</text:p>
      <text:p text:style-name="P35"/>
      <text:h text:style-name="P127" text:outline-level="2"><text:bookmark-start text:name="__RefHeading__229_795774798"/>Continuous Integration<text:bookmark-end text:name="__RefHeading__229_795774798"/></text:h>
      <text:p text:style-name="P34">- A modszer altalanos bemutatasa</text:p>
      <text:p text:style-name="P34">- jenkins</text:p>
      <text:h text:style-name="P133" text:outline-level="2"><text:bookmark-start text:name="__RefHeading__721_2046454116"/>Irodalomjegyzék<text:bookmark-end text:name="__RefHeading__721_2046454116"/></text:h>
      <text:list xml:id="list39409858" text:style-name="L18">
        <text:list-item>
          <text:p text:style-name="P108"><text:span text:style-name="T6">Guide: Writing Testable Code<text:line-break/></text:span><text:a xlink:type="simple" xlink:href="http://misko.hevery.com/attachments/Guide-Writing%20Testable%20Code.pdf"><text:span text:style-name="T59">http://misko.hevery.com/attachments/Guide-Writing%20Testable%20Code.pdf</text:span></text:a><text:span text:style-name="T59"><text:line-break/></text:span><text:span text:style-name="T6">2013.04.13</text:span></text:p>
        </text:list-item>
        <text:list-item>
          <text:p text:style-name="P109"><text:span text:style-name="T7">How main() is executed on Linux<text:line-break/></text:span><text:a xlink:type="simple" xlink:href="http://linuxgazette.net/issue84/hawk.html"><text:span text:style-name="T57">http://linuxgazette.net/issue84/hawk.html</text:span></text:a><text:span text:style-name="T6"><text:line-break/></text:span><text:span text:style-name="T7">2013.04.13</text:span></text:p>
        </text:list-item>
        <text:list-item>
          <text:p text:style-name="P110"><text:span text:style-name="T9">Linux x86 Program Start Up<text:line-break/></text:span><text:a xlink:type="simple" xlink:href="http://dbp-consulting.com/tutorials/debugging/linuxProgramStartup.html">http://dbp-consulting.com/tutorials/debugging/linuxProgramStartup.html</text:a><text:span text:style-name="T7"><text:line-break/></text:span><text:span text:style-name="T10">2013.04.14</text:span></text:p>
        </text:list-item>
        <text:list-item>
          <text:p text:style-name="P108"><text:span text:style-name="T8">Static, Shared Dynamic and Loadable Linux Libraries<text:line-break/></text:span><text:a xlink:type="simple" xlink:href="http://www.yolinux.com/TUTORIALS/LibraryArchives-StaticAndDynamic.html">http://www.yolinux.com/TUTORIALS/LibraryArchives-StaticAndDynamic.html</text:a><text:span text:style-name="T57"><text:line-break/></text:span><text:span text:style-name="T8">2013.04.13</text:span></text:p>
        </text:list-item>
        <text:list-item>
          <text:p text:style-name="P107"><text:span text:style-name="Emphasis"><text:span text:style-name="T224">Automated Unit Testing tutorial<text:line-break/></text:span></text:span><text:a xlink:type="simple" xlink:href="http://www.blackwasp.co.uk/UnitTestingTutorial2.aspx">http://www.blackwasp.co.uk/UnitTestingTutorial2.aspx</text:a><text:line-break/><text:span text:style-name="T223">2013.04.30</text:span></text:p>
        </text:list-item>
        <text:list-item>
          <text:p text:style-name="P111"><text:span text:style-name="T255">LDAP C programming development<text:line-break/></text:span><text:a xlink:type="simple" xlink:href="http://www.yolinux.com/TUTORIALS/LinuxTutorialLDAP-SoftwareDevelopment.html"><text:span text:style-name="T223">http://www.yolinux.com/TUTORIALS/LinuxTutorialLDAP-SoftwareDevelopment.html</text:span></text:a><text:span text:style-name="T223"><text:line-break/></text:span><text:span text:style-name="T255">2013.05.03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Lucida Console" svg:font-family="'Lucida Console', Courier, 'Courier New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201in" style:contextual-spacing="false" fo:line-height="150%" fo:text-align="justify" style:justify-single-word="false" fo:text-indent="0.4in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in" fo:margin-bottom="0.3in" style:contextual-spacing="false" style:page-number="auto" fo:break-before="pag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098in" fo:margin-bottom="0.2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701in" fo:margin-bottom="0.1598in" style:contextual-spacing="false"/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de-snippet" style:family="paragraph" style:parent-style-name="Text_20_body" style:next-style-name="Text_20_body" style:class="text">
      <style:paragraph-properties fo:margin-top="0in" fo:margin-bottom="0in" style:contextual-spacing="false" fo:line-height="100%" fo:text-align="start" style:justify-single-word="false" fo:background-color="#ccffff" fo:padding="0.0201in" fo:border="0.06pt solid #000000" style:shadow="none">
        <style:background-image/>
      </style:paragraph-properties>
      <style:text-properties style:font-name="Courier New" style:font-size-asian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hu" fo:country="HU" officeooo:paragraph-rsid="00234c8a"/>
    </style:style>
    <style:style style:name="MT1" style:family="text">
      <style:text-properties officeooo:rsid="00234c8a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span text:style-name="MT1"><text:page-number text:select-page="current">1</text:page-number></text:span><text:span text:style-name="MT1"> 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nie </meta:initial-creator>
    <meta:creation-date>2013-04-11T23:12:15</meta:creation-date>
    <dc:date>2013-05-05T18:14:34</dc:date>
    <dc:creator>winnie </dc:creator>
    <meta:editing-duration>P2DT1H11M55S</meta:editing-duration>
    <meta:editing-cycles>252</meta:editing-cycles>
    <meta:generator>LibreOffice/3.6$Linux_X86_64 LibreOffice_project/360m1$Build-2</meta:generator>
    <meta:document-statistic meta:table-count="0" meta:image-count="0" meta:object-count="0" meta:page-count="33" meta:paragraph-count="500" meta:word-count="5282" meta:character-count="40846" meta:non-whitespace-character-count="34762"/>
  </office:meta>
</office:document-meta>
</file>